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8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unger_glycogen_glucose_ketones_100h_15min" table:style-name="ta1">
        <table:shapes>
          <draw:frame draw:z-index="0" draw:style-name="gr1" draw:text-style-name="P1" svg:width="46.026cm" svg:height="16.176cm" svg:x="20.104cm" svg:y="16.491cm">
            <draw:object draw:notify-on-update-of-ranges="hunger_glycogen_glucose_ketones_100h_15min.A2:hunger_glycogen_glucose_ketones_100h_15min.A402 hunger_glycogen_glucose_ketones_100h_15min.B2:hunger_glycogen_glucose_ketones_100h_15min.B402 hunger_glycogen_glucose_ketones_100h_15min.A2:hunger_glycogen_glucose_ketones_100h_15min.A402 hunger_glycogen_glucose_ketones_100h_15min.C2:hunger_glycogen_glucose_ketones_100h_15min.C402 hunger_glycogen_glucose_ketones_100h_15min.A2:hunger_glycogen_glucose_ketones_100h_15min.A402 hunger_glycogen_glucose_ketones_100h_15min.D2:hunger_glycogen_glucose_ketones_100h_15min.D402 hunger_glycogen_glucose_ketones_100h_15min.A2:hunger_glycogen_glucose_ketones_100h_15min.A402 hunger_glycogen_glucose_ketones_100h_15min.E2:hunger_glycogen_glucose_ketones_100h_15min.E4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_hours_since_last_meal</text:p>
          </table:table-cell>
          <table:table-cell office:value-type="string" calcext:value-type="string">
            <text:p>hunger_level_1_10</text:p>
          </table:table-cell>
          <table:table-cell office:value-type="string" calcext:value-type="string">
            <text:p>liver_glycogen_0_10</text:p>
          </table:table-cell>
          <table:table-cell office:value-type="string" calcext:value-type="string">
            <text:p>blood_glucose_0_15</text:p>
          </table:table-cell>
          <table:table-cell office:value-type="string" calcext:value-type="string">
            <text:p>blood_ketones_0_10</text:p>
          </table:table-cell>
          <table:table-cell>
            <draw:frame draw:z-index="1" draw:style-name="gr1" draw:text-style-name="P1" svg:width="46.026cm" svg:height="16.176cm" svg:x="0.157cm" svg:y="0.282cm">
              <draw:object draw:notify-on-update-of-ranges="hunger_glycogen_glucose_ketones_100h_15min.A2:hunger_glycogen_glucose_ketones_100h_15min.A100 hunger_glycogen_glucose_ketones_100h_15min.B2:hunger_glycogen_glucose_ketones_100h_15min.B100 hunger_glycogen_glucose_ketones_100h_15min.A2:hunger_glycogen_glucose_ketones_100h_15min.A100 hunger_glycogen_glucose_ketones_100h_15min.C2:hunger_glycogen_glucose_ketones_100h_15min.C100 hunger_glycogen_glucose_ketones_100h_15min.A2:hunger_glycogen_glucose_ketones_100h_15min.A100 hunger_glycogen_glucose_ketones_100h_15min.D2:hunger_glycogen_glucose_ketones_100h_15min.D100 hunger_glycogen_glucose_ketones_100h_15min.A2:hunger_glycogen_glucose_ketones_100h_15min.A100 hunger_glycogen_glucose_ketones_100h_15min.E2:hunger_glycogen_glucose_ketones_100h_15min.E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7139309608718" calcext:value-type="float">
            <text:p>2,17139309608718</text:p>
          </table:table-cell>
          <table:table-cell office:value-type="float" office:value="10" calcext:value-type="float">
            <text:p>10</text:p>
          </table:table-cell>
          <table:table-cell office:value-type="float" office:value="11.8001127357115" calcext:value-type="float">
            <text:p>11,8001127357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.2636217936862" calcext:value-type="float">
            <text:p>2,2636217936862</text:p>
          </table:table-cell>
          <table:table-cell office:value-type="float" office:value="9.89583333333333" calcext:value-type="float">
            <text:p>9,89583333333333</text:p>
          </table:table-cell>
          <table:table-cell office:value-type="float" office:value="12.6380940332308" calcext:value-type="float">
            <text:p>12,63809403323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.39437156863528" calcext:value-type="float">
            <text:p>2,39437156863528</text:p>
          </table:table-cell>
          <table:table-cell office:value-type="float" office:value="9.79166666666667" calcext:value-type="float">
            <text:p>9,79166666666667</text:p>
          </table:table-cell>
          <table:table-cell office:value-type="float" office:value="12.993437526645" calcext:value-type="float">
            <text:p>12,9934375266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.57380747711705" calcext:value-type="float">
            <text:p>2,57380747711705</text:p>
          </table:table-cell>
          <table:table-cell office:value-type="float" office:value="9.6875" calcext:value-type="float">
            <text:p>9,6875</text:p>
          </table:table-cell>
          <table:table-cell office:value-type="float" office:value="12.6254873044571" calcext:value-type="float">
            <text:p>12,62548730445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1201331916678" calcext:value-type="float">
            <text:p>2,81201331916678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11.7677921339752" calcext:value-type="float">
            <text:p>11,7677921339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3.11762597836998" calcext:value-type="float">
            <text:p>3,11762597836998</text:p>
          </table:table-cell>
          <table:table-cell office:value-type="float" office:value="9.47916666666667" calcext:value-type="float">
            <text:p>9,47916666666667</text:p>
          </table:table-cell>
          <table:table-cell office:value-type="float" office:value="10.8834683374363" calcext:value-type="float">
            <text:p>10,8834683374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,5</text:p>
          </table:table-cell>
          <table:table-cell office:value-type="float" office:value="3.49611946178904" calcext:value-type="float">
            <text:p>3,49611946178904</text:p>
          </table:table-cell>
          <table:table-cell office:value-type="float" office:value="9.375" calcext:value-type="float">
            <text:p>9,375</text:p>
          </table:table-cell>
          <table:table-cell office:value-type="float" office:value="10.2579570239877" calcext:value-type="float">
            <text:p>10,2579570239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3.94792667941346" calcext:value-type="float">
            <text:p>3,94792667941346</text:p>
          </table:table-cell>
          <table:table-cell office:value-type="float" office:value="9.27083333333333" calcext:value-type="float">
            <text:p>9,27083333333333</text:p>
          </table:table-cell>
          <table:table-cell office:value-type="float" office:value="9.8849884227247" calcext:value-type="float">
            <text:p>9,8849884227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6669610296216" calcext:value-type="float">
            <text:p>4,46669610296216</text:p>
          </table:table-cell>
          <table:table-cell office:value-type="float" office:value="9.16666666666667" calcext:value-type="float">
            <text:p>9,16666666666667</text:p>
          </table:table-cell>
          <table:table-cell office:value-type="float" office:value="9.62439683187621" calcext:value-type="float">
            <text:p>9,62439683187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5.03805514863043" calcext:value-type="float">
            <text:p>5,03805514863043</text:p>
          </table:table-cell>
          <table:table-cell office:value-type="float" office:value="9.0625" calcext:value-type="float">
            <text:p>9,0625</text:p>
          </table:table-cell>
          <table:table-cell office:value-type="float" office:value="9.35120449783744" calcext:value-type="float">
            <text:p>9,35120449783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,5</text:p>
          </table:table-cell>
          <table:table-cell office:value-type="float" office:value="5.63925960090686" calcext:value-type="float">
            <text:p>5,63925960090686</text:p>
          </table:table-cell>
          <table:table-cell office:value-type="float" office:value="8.95833333333333" calcext:value-type="float">
            <text:p>8,95833333333333</text:p>
          </table:table-cell>
          <table:table-cell office:value-type="float" office:value="9.02604259305053" calcext:value-type="float">
            <text:p>9,02604259305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6.2400255723386" calcext:value-type="float">
            <text:p>6,2400255723386</text:p>
          </table:table-cell>
          <table:table-cell office:value-type="float" office:value="8.85416666666667" calcext:value-type="float">
            <text:p>8,85416666666667</text:p>
          </table:table-cell>
          <table:table-cell office:value-type="float" office:value="8.62649990087136" calcext:value-type="float">
            <text:p>8,62649990087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0466480928521" calcext:value-type="float">
            <text:p>6,80466480928521</text:p>
          </table:table-cell>
          <table:table-cell office:value-type="float" office:value="8.75" calcext:value-type="float">
            <text:p>8,75</text:p>
          </table:table-cell>
          <table:table-cell office:value-type="float" office:value="8.18040798278715" calcext:value-type="float">
            <text:p>8,180407982787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7.29540003297075" calcext:value-type="float">
            <text:p>7,29540003297075</text:p>
          </table:table-cell>
          <table:table-cell office:value-type="float" office:value="8.64583333333333" calcext:value-type="float">
            <text:p>8,64583333333333</text:p>
          </table:table-cell>
          <table:table-cell office:value-type="float" office:value="7.73548109196208" calcext:value-type="float">
            <text:p>7,73548109196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,5</text:p>
          </table:table-cell>
          <table:table-cell office:value-type="float" office:value="7.67647449074208" calcext:value-type="float">
            <text:p>7,67647449074208</text:p>
          </table:table-cell>
          <table:table-cell office:value-type="float" office:value="8.54166666666667" calcext:value-type="float">
            <text:p>8,54166666666667</text:p>
          </table:table-cell>
          <table:table-cell office:value-type="float" office:value="7.35250902611193" calcext:value-type="float">
            <text:p>7,35250902611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7.9184540102571" calcext:value-type="float">
            <text:p>7,9184540102571</text:p>
          </table:table-cell>
          <table:table-cell office:value-type="float" office:value="8.4375" calcext:value-type="float">
            <text:p>8,4375</text:p>
          </table:table-cell>
          <table:table-cell office:value-type="float" office:value="7.09229962167634" calcext:value-type="float">
            <text:p>7,092299621676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00201277576742" calcext:value-type="float">
            <text:p>8,00201277576742</text:p>
          </table:table-cell>
          <table:table-cell office:value-type="float" office:value="8.33333333333333" calcext:value-type="float">
            <text:p>8,33333333333333</text:p>
          </table:table-cell>
          <table:table-cell office:value-type="float" office:value="6.99999833540963" calcext:value-type="float">
            <text:p>6,99999833540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.92053538186409" calcext:value-type="float">
            <text:p>7,92053538186409</text:p>
          </table:table-cell>
          <table:table-cell office:value-type="float" office:value="8.22916666666667" calcext:value-type="float">
            <text:p>8,22916666666667</text:p>
          </table:table-cell>
          <table:table-cell office:value-type="float" office:value="7.09229630342626" calcext:value-type="float">
            <text:p>7,09229630342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,5</text:p>
          </table:table-cell>
          <table:table-cell office:value-type="float" office:value="7.6810597712822" calcext:value-type="float">
            <text:p>7,6810597712822</text:p>
          </table:table-cell>
          <table:table-cell office:value-type="float" office:value="8.125" calcext:value-type="float">
            <text:p>8,125</text:p>
          </table:table-cell>
          <table:table-cell office:value-type="float" office:value="7.35249997561328" calcext:value-type="float">
            <text:p>7,352499975613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30338957202089" calcext:value-type="float">
            <text:p>7,30338957202089</text:p>
          </table:table-cell>
          <table:table-cell office:value-type="float" office:value="8.02083333333333" calcext:value-type="float">
            <text:p>8,02083333333333</text:p>
          </table:table-cell>
          <table:table-cell office:value-type="float" office:value="7.73546005236806" calcext:value-type="float">
            <text:p>7,735460052368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81754936420995" calcext:value-type="float">
            <text:p>6,8175493642099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8.18036135968932" calcext:value-type="float">
            <text:p>8,18036135968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6.26005978607389" calcext:value-type="float">
            <text:p>6,26005978607389</text:p>
          </table:table-cell>
          <table:table-cell office:value-type="float" office:value="7.8125" calcext:value-type="float">
            <text:p>7,8125</text:p>
          </table:table-cell>
          <table:table-cell office:value-type="float" office:value="8.62639975144167" calcext:value-type="float">
            <text:p>8,62639975144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,5</text:p>
          </table:table-cell>
          <table:table-cell office:value-type="float" office:value="5.66970037366188" calcext:value-type="float">
            <text:p>5,66970037366188</text:p>
          </table:table-cell>
          <table:table-cell office:value-type="float" office:value="7.70833333333333" calcext:value-type="float">
            <text:p>7,70833333333333</text:p>
          </table:table-cell>
          <table:table-cell office:value-type="float" office:value="9.02583347705688" calcext:value-type="float">
            <text:p>9,025833477056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5.08346776455416" calcext:value-type="float">
            <text:p>5,08346776455416</text:p>
          </table:table-cell>
          <table:table-cell office:value-type="float" office:value="7.60416666666667" calcext:value-type="float">
            <text:p>7,60416666666667</text:p>
          </table:table-cell>
          <table:table-cell office:value-type="float" office:value="9.35077985781894" calcext:value-type="float">
            <text:p>9,35077985781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3332772227258" calcext:value-type="float">
            <text:p>4,53332772227258</text:p>
          </table:table-cell>
          <table:table-cell table:style-name="ce1" office:value-type="string" calcext:value-type="string">
            <text:p>7,5</text:p>
          </table:table-cell>
          <table:table-cell office:value-type="float" office:value="9.5931554937204" calcext:value-type="float">
            <text:p>9,5931554937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4.0441410598022" calcext:value-type="float">
            <text:p>4,0441410598022</text:p>
          </table:table-cell>
          <table:table-cell office:value-type="float" office:value="7.39583333333333" calcext:value-type="float">
            <text:p>7,39583333333333</text:p>
          </table:table-cell>
          <table:table-cell office:value-type="float" office:value="9.7597105242939" calcext:value-type="float">
            <text:p>9,7597105242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,5</text:p>
          </table:table-cell>
          <table:table-cell office:value-type="float" office:value="3.63287833796545" calcext:value-type="float">
            <text:p>3,63287833796545</text:p>
          </table:table-cell>
          <table:table-cell office:value-type="float" office:value="7.29166666666667" calcext:value-type="float">
            <text:p>7,29166666666667</text:p>
          </table:table-cell>
          <table:table-cell office:value-type="float" office:value="9.86517954914271" calcext:value-type="float">
            <text:p>9,86517954914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3.30899154235915" calcext:value-type="float">
            <text:p>3,30899154235915</text:p>
          </table:table-cell>
          <table:table-cell office:value-type="float" office:value="7.1875" calcext:value-type="float">
            <text:p>7,1875</text:p>
          </table:table-cell>
          <table:table-cell office:value-type="float" office:value="9.92614872955371" calcext:value-type="float">
            <text:p>9,926148729553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7563330116012" calcext:value-type="float">
            <text:p>3,07563330116012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9.95700821003659" calcext:value-type="float">
            <text:p>9,957008210036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2.93133058156715" calcext:value-type="float">
            <text:p>2,93133058156715</text:p>
          </table:table-cell>
          <table:table-cell office:value-type="float" office:value="6.97916666666667" calcext:value-type="float">
            <text:p>6,97916666666667</text:p>
          </table:table-cell>
          <table:table-cell office:value-type="float" office:value="9.96812926410011" calcext:value-type="float">
            <text:p>9,96812926410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,5</text:p>
          </table:table-cell>
          <table:table-cell office:value-type="float" office:value="2.87172822400855" calcext:value-type="float">
            <text:p>2,87172822400855</text:p>
          </table:table-cell>
          <table:table-cell office:value-type="float" office:value="6.875" calcext:value-type="float">
            <text:p>6,875</text:p>
          </table:table-cell>
          <table:table-cell office:value-type="float" office:value="9.96566503529984" calcext:value-type="float">
            <text:p>9,96566503529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2.89109560947445" calcext:value-type="float">
            <text:p>2,89109560947445</text:p>
          </table:table-cell>
          <table:table-cell office:value-type="float" office:value="6.77083333333333" calcext:value-type="float">
            <text:p>6,77083333333333</text:p>
          </table:table-cell>
          <table:table-cell office:value-type="float" office:value="9.95219098752974" calcext:value-type="float">
            <text:p>9,95219098752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8340470412698" calcext:value-type="float">
            <text:p>2,98340470412698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9.92757986015492" calcext:value-type="float">
            <text:p>9,92757986015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3.1429078238812" calcext:value-type="float">
            <text:p>3,1429078238812</text:p>
          </table:table-cell>
          <table:table-cell office:value-type="float" office:value="6.5625" calcext:value-type="float">
            <text:p>6,5625</text:p>
          </table:table-cell>
          <table:table-cell office:value-type="float" office:value="9.88979882729074" calcext:value-type="float">
            <text:p>9,889798827290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,5</text:p>
          </table:table-cell>
          <table:table-cell office:value-type="float" office:value="3.36424498020878" calcext:value-type="float">
            <text:p>3,36424498020878</text:p>
          </table:table-cell>
          <table:table-cell office:value-type="float" office:value="6.45833333333333" calcext:value-type="float">
            <text:p>6,45833333333333</text:p>
          </table:table-cell>
          <table:table-cell office:value-type="float" office:value="9.83555848256649" calcext:value-type="float">
            <text:p>9,835558482566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3.64218107905451" calcext:value-type="float">
            <text:p>3,64218107905451</text:p>
          </table:table-cell>
          <table:table-cell office:value-type="float" office:value="6.35416666666667" calcext:value-type="float">
            <text:p>6,35416666666667</text:p>
          </table:table-cell>
          <table:table-cell office:value-type="float" office:value="9.76087606660312" calcext:value-type="float">
            <text:p>9,760876066603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7111032498694" calcext:value-type="float">
            <text:p>3,97111032498694</text:p>
          </table:table-cell>
          <table:table-cell office:value-type="float" office:value="6.25" calcext:value-type="float">
            <text:p>6,25</text:p>
          </table:table-cell>
          <table:table-cell office:value-type="float" office:value="9.66165061194895" calcext:value-type="float">
            <text:p>9,661650611948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4.34447371178328" calcext:value-type="float">
            <text:p>4,34447371178328</text:p>
          </table:table-cell>
          <table:table-cell office:value-type="float" office:value="6.14583333333333" calcext:value-type="float">
            <text:p>6,14583333333333</text:p>
          </table:table-cell>
          <table:table-cell office:value-type="float" office:value="9.53432073619312" calcext:value-type="float">
            <text:p>9,534320736193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,5</text:p>
          </table:table-cell>
          <table:table-cell office:value-type="float" office:value="4.75422333059866" calcext:value-type="float">
            <text:p>4,75422333059866</text:p>
          </table:table-cell>
          <table:table-cell office:value-type="float" office:value="6.04166666666667" calcext:value-type="float">
            <text:p>6,04166666666667</text:p>
          </table:table-cell>
          <table:table-cell office:value-type="float" office:value="9.37661866818321" calcext:value-type="float">
            <text:p>9,37661866818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5.19044222513548" calcext:value-type="float">
            <text:p>5,19044222513548</text:p>
          </table:table-cell>
          <table:table-cell office:value-type="float" office:value="5.9375" calcext:value-type="float">
            <text:p>5,9375</text:p>
          </table:table-cell>
          <table:table-cell office:value-type="float" office:value="9.18836863313608" calcext:value-type="float">
            <text:p>9,18836863313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64119673404322" calcext:value-type="float">
            <text:p>5,64119673404322</text:p>
          </table:table-cell>
          <table:table-cell office:value-type="float" office:value="5.83333333333333" calcext:value-type="float">
            <text:p>5,83333333333333</text:p>
          </table:table-cell>
          <table:table-cell office:value-type="float" office:value="8.97221922804209" calcext:value-type="float">
            <text:p>8,972219228042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25" calcext:value-type="float">
            <text:p>10,25</text:p>
          </table:table-cell>
          <table:table-cell office:value-type="float" office:value="6.09266364720146" calcext:value-type="float">
            <text:p>6,09266364720146</text:p>
          </table:table-cell>
          <table:table-cell office:value-type="float" office:value="5.72916666666667" calcext:value-type="float">
            <text:p>5,72916666666667</text:p>
          </table:table-cell>
          <table:table-cell office:value-type="float" office:value="8.73416094849861" calcext:value-type="float">
            <text:p>8,73416094849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,5</text:p>
          </table:table-cell>
          <table:table-cell office:value-type="float" office:value="6.52953950201742" calcext:value-type="float">
            <text:p>6,52953950201742</text:p>
          </table:table-cell>
          <table:table-cell office:value-type="float" office:value="5.625" calcext:value-type="float">
            <text:p>5,625</text:p>
          </table:table-cell>
          <table:table-cell office:value-type="float" office:value="8.48367334871094" calcext:value-type="float">
            <text:p>8,483673348710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6.93570576617635" calcext:value-type="float">
            <text:p>6,93570576617635</text:p>
          </table:table-cell>
          <table:table-cell office:value-type="float" office:value="5.52083333333333" calcext:value-type="float">
            <text:p>5,52083333333333</text:p>
          </table:table-cell>
          <table:table-cell office:value-type="float" office:value="8.23337930497258" calcext:value-type="float">
            <text:p>8,233379304972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29509340232225" calcext:value-type="float">
            <text:p>7,2950934023222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7.99815649263929" calcext:value-type="float">
            <text:p>7,99815649263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7.59266569415298" calcext:value-type="float">
            <text:p>7,59266569415298</text:p>
          </table:table-cell>
          <table:table-cell office:value-type="float" office:value="5.3125" calcext:value-type="float">
            <text:p>5,3125</text:p>
          </table:table-cell>
          <table:table-cell office:value-type="float" office:value="7.79375774352694" calcext:value-type="float">
            <text:p>7,793757743526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1,5</text:p>
          </table:table-cell>
          <table:table-cell office:value-type="float" office:value="7.8154217667771" calcext:value-type="float">
            <text:p>7,8154217667771</text:p>
          </table:table-cell>
          <table:table-cell office:value-type="float" office:value="5.20833333333333" calcext:value-type="float">
            <text:p>5,20833333333333</text:p>
          </table:table-cell>
          <table:table-cell office:value-type="float" office:value="7.63510132773126" calcext:value-type="float">
            <text:p>7,63510132773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7.95331721310876" calcext:value-type="float">
            <text:p>7,95331721310876</text:p>
          </table:table-cell>
          <table:table-cell office:value-type="float" office:value="5.10416666666667" calcext:value-type="float">
            <text:p>5,10416666666667</text:p>
          </table:table-cell>
          <table:table-cell office:value-type="float" office:value="7.53448220813994" calcext:value-type="float">
            <text:p>7,53448220813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00000399501688" calcext:value-type="float">
            <text:p>8,00000399501688</text:p>
          </table:table-cell>
          <table:table-cell office:value-type="float" office:value="5" calcext:value-type="float">
            <text:p>5</text:p>
          </table:table-cell>
          <table:table-cell office:value-type="float" office:value="7.49999999999996" calcext:value-type="float">
            <text:p>7,49999999999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7.95330924930856" calcext:value-type="float">
            <text:p>7,95330924930856</text:p>
          </table:table-cell>
          <table:table-cell office:value-type="float" office:value="4.89583333333333" calcext:value-type="float">
            <text:p>4,89583333333333</text:p>
          </table:table-cell>
          <table:table-cell office:value-type="float" office:value="7.5344822081402" calcext:value-type="float">
            <text:p>7,5344822081402</text:p>
          </table:table-cell>
          <table:table-cell office:value-type="float" office:value="0.103626010850033" calcext:value-type="float">
            <text:p>0,103626010850033</text:p>
          </table:table-cell>
          <table:table-cell/>
        </table:table-row>
        <table:table-row table:style-name="ro1">
          <table:table-cell table:style-name="ce1" office:value-type="string" calcext:value-type="string">
            <text:p>12,5</text:p>
          </table:table-cell>
          <table:table-cell office:value-type="float" office:value="7.81540004558035" calcext:value-type="float">
            <text:p>7,81540004558035</text:p>
          </table:table-cell>
          <table:table-cell office:value-type="float" office:value="4.79166666666667" calcext:value-type="float">
            <text:p>4,79166666666667</text:p>
          </table:table-cell>
          <table:table-cell office:value-type="float" office:value="7.63510132773309" calcext:value-type="float">
            <text:p>7,63510132773309</text:p>
          </table:table-cell>
          <table:table-cell office:value-type="float" office:value="0.206178186687598" calcext:value-type="float">
            <text:p>0,206178186687598</text:p>
          </table:table-cell>
          <table:table-cell/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7.59261519912733" calcext:value-type="float">
            <text:p>7,59261519912733</text:p>
          </table:table-cell>
          <table:table-cell office:value-type="float" office:value="4.6875" calcext:value-type="float">
            <text:p>4,6875</text:p>
          </table:table-cell>
          <table:table-cell office:value-type="float" office:value="7.79375774353851" calcext:value-type="float">
            <text:p>7,79375774353851</text:p>
          </table:table-cell>
          <table:table-cell office:value-type="float" office:value="0.307667655236559" calcext:value-type="float">
            <text:p>0,3076676552365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29498150688745" calcext:value-type="float">
            <text:p>7,2949815068874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7.99815649270798" calcext:value-type="float">
            <text:p>7,99815649270798</text:p>
          </table:table-cell>
          <table:table-cell office:value-type="float" office:value="0.408105428908617" calcext:value-type="float">
            <text:p>0,408105428908617</text:p>
          </table:table-cell>
          <table:table-cell/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6.9354654075451" calcext:value-type="float">
            <text:p>6,9354654075451</text:p>
          </table:table-cell>
          <table:table-cell office:value-type="float" office:value="4.47916666666667" calcext:value-type="float">
            <text:p>4,47916666666667</text:p>
          </table:table-cell>
          <table:table-cell office:value-type="float" office:value="8.23337930535571" calcext:value-type="float">
            <text:p>8,23337930535571</text:p>
          </table:table-cell>
          <table:table-cell office:value-type="float" office:value="0.507502405998248" calcext:value-type="float">
            <text:p>0,507502405998248</text:p>
          </table:table-cell>
          <table:table-cell/>
        </table:table-row>
        <table:table-row table:style-name="ro1">
          <table:table-cell table:style-name="ce1" office:value-type="string" calcext:value-type="string">
            <text:p>13,5</text:p>
          </table:table-cell>
          <table:table-cell office:value-type="float" office:value="6.52903762363265" calcext:value-type="float">
            <text:p>6,52903762363265</text:p>
          </table:table-cell>
          <table:table-cell office:value-type="float" office:value="4.375" calcext:value-type="float">
            <text:p>4,375</text:p>
          </table:table-cell>
          <table:table-cell office:value-type="float" office:value="8.48367335071842" calcext:value-type="float">
            <text:p>8,48367335071842</text:p>
          </table:table-cell>
          <table:table-cell office:value-type="float" office:value="0.605869371865242" calcext:value-type="float">
            <text:p>0,605869371865242</text:p>
          </table:table-cell>
          <table:table-cell/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6.09164451115704" calcext:value-type="float">
            <text:p>6,09164451115704</text:p>
          </table:table-cell>
          <table:table-cell office:value-type="float" office:value="4.27083333333333" calcext:value-type="float">
            <text:p>4,27083333333333</text:p>
          </table:table-cell>
          <table:table-cell office:value-type="float" office:value="8.73416095837975" calcext:value-type="float">
            <text:p>8,73416095837975</text:p>
          </table:table-cell>
          <table:table-cell office:value-type="float" office:value="0.703217000105015" calcext:value-type="float">
            <text:p>0,7032170001050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63918395961598" calcext:value-type="float">
            <text:p>5,63918395961598</text:p>
          </table:table-cell>
          <table:table-cell office:value-type="float" office:value="4.16666666666667" calcext:value-type="float">
            <text:p>4,16666666666667</text:p>
          </table:table-cell>
          <table:table-cell office:value-type="float" office:value="8.97221927373203" calcext:value-type="float">
            <text:p>8,97221927373203</text:p>
          </table:table-cell>
          <table:table-cell office:value-type="float" office:value="0.799555853706767" calcext:value-type="float">
            <text:p>0,799555853706767</text:p>
          </table:table-cell>
          <table:table-cell/>
        </table:table-row>
        <table:table-row table:style-name="ro1">
          <table:table-cell office:value-type="float" office:value="14.25" calcext:value-type="float">
            <text:p>14,25</text:p>
          </table:table-cell>
          <table:table-cell office:value-type="float" office:value="5.18657594664716" calcext:value-type="float">
            <text:p>5,18657594664716</text:p>
          </table:table-cell>
          <table:table-cell office:value-type="float" office:value="4.0625" calcext:value-type="float">
            <text:p>4,0625</text:p>
          </table:table-cell>
          <table:table-cell office:value-type="float" office:value="9.18836883160413" calcext:value-type="float">
            <text:p>9,18836883160413</text:p>
          </table:table-cell>
          <table:table-cell office:value-type="float" office:value="0.894896386199658" calcext:value-type="float">
            <text:p>0,894896386199658</text:p>
          </table:table-cell>
          <table:table-cell/>
        </table:table-row>
        <table:table-row table:style-name="ro1">
          <table:table-cell table:style-name="ce1" office:value-type="string" calcext:value-type="string">
            <text:p>14,5</text:p>
          </table:table-cell>
          <table:table-cell office:value-type="float" office:value="4.74700017076707" calcext:value-type="float">
            <text:p>4,74700017076707</text:p>
          </table:table-cell>
          <table:table-cell office:value-type="float" office:value="3.95833333333333" calcext:value-type="float">
            <text:p>3,95833333333333</text:p>
          </table:table-cell>
          <table:table-cell office:value-type="float" office:value="9.37661947805676" calcext:value-type="float">
            <text:p>9,37661947805676</text:p>
          </table:table-cell>
          <table:table-cell office:value-type="float" office:value="0.989248942787094" calcext:value-type="float">
            <text:p>0,989248942787094</text:p>
          </table:table-cell>
          <table:table-cell/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4.33134876511638" calcext:value-type="float">
            <text:p>4,33134876511638</text:p>
          </table:table-cell>
          <table:table-cell office:value-type="float" office:value="3.85416666666667" calcext:value-type="float">
            <text:p>3,85416666666667</text:p>
          </table:table-cell>
          <table:table-cell office:value-type="float" office:value="9.53432384075575" calcext:value-type="float">
            <text:p>9,53432384075575</text:p>
          </table:table-cell>
          <table:table-cell office:value-type="float" office:value="1.08262376146926" calcext:value-type="float">
            <text:p>1,0826237614692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479148041627" calcext:value-type="float">
            <text:p>3,9479148041627</text:p>
          </table:table-cell>
          <table:table-cell office:value-type="float" office:value="3.75" calcext:value-type="float">
            <text:p>3,75</text:p>
          </table:table-cell>
          <table:table-cell office:value-type="float" office:value="9.66166179190847" calcext:value-type="float">
            <text:p>9,66166179190847</text:p>
          </table:table-cell>
          <table:table-cell office:value-type="float" office:value="1.17503097415405" calcext:value-type="float">
            <text:p>1,17503097415405</text:p>
          </table:table-cell>
          <table:table-cell/>
        </table:table-row>
        <table:table-row table:style-name="ro1">
          <table:table-cell office:value-type="float" office:value="15.25" calcext:value-type="float">
            <text:p>15,25</text:p>
          </table:table-cell>
          <table:table-cell office:value-type="float" office:value="3.60231101136172" calcext:value-type="float">
            <text:p>3,60231101136172</text:p>
          </table:table-cell>
          <table:table-cell office:value-type="float" office:value="3.64583333333333" calcext:value-type="float">
            <text:p>3,64583333333333</text:p>
          </table:table-cell>
          <table:table-cell office:value-type="float" office:value="9.76091388791865" calcext:value-type="float">
            <text:p>9,76091388791865</text:p>
          </table:table-cell>
          <table:table-cell office:value-type="float" office:value="1.2664806077564" calcext:value-type="float">
            <text:p>1,2664806077564</text:p>
          </table:table-cell>
          <table:table-cell/>
        </table:table-row>
        <table:table-row table:style-name="ro1">
          <table:table-cell table:style-name="ce1" office:value-type="string" calcext:value-type="string">
            <text:p>15,5</text:p>
          </table:table-cell>
          <table:table-cell office:value-type="float" office:value="3.29759100098036" calcext:value-type="float">
            <text:p>3,29759100098036</text:p>
          </table:table-cell>
          <table:table-cell office:value-type="float" office:value="3.54166666666667" calcext:value-type="float">
            <text:p>3,54166666666667</text:p>
          </table:table-cell>
          <table:table-cell office:value-type="float" office:value="9.83567867845867" calcext:value-type="float">
            <text:p>9,83567867845867</text:p>
          </table:table-cell>
          <table:table-cell office:value-type="float" office:value="1.35698258528636" calcext:value-type="float">
            <text:p>1,35698258528636</text:p>
          </table:table-cell>
          <table:table-cell/>
        </table:table-row>
        <table:table-row table:style-name="ro1">
          <table:table-cell office:value-type="float" office:value="15.75" calcext:value-type="float">
            <text:p>15,75</text:p>
          </table:table-cell>
          <table:table-cell office:value-type="float" office:value="3.0345297433628" calcext:value-type="float">
            <text:p>3,0345297433628</text:p>
          </table:table-cell>
          <table:table-cell office:value-type="float" office:value="3.4375" calcext:value-type="float">
            <text:p>3,4375</text:p>
          </table:table-cell>
          <table:table-cell office:value-type="float" office:value="9.89015766594148" calcext:value-type="float">
            <text:p>9,89015766594148</text:p>
          </table:table-cell>
          <table:table-cell office:value-type="float" office:value="1.44654672692577" calcext:value-type="float">
            <text:p>1,446546726925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1201169941975" calcext:value-type="float">
            <text:p>2,81201169941975</text:p>
          </table:table-cell>
          <table:table-cell office:value-type="float" office:value="3.33333333333333" calcext:value-type="float">
            <text:p>3,33333333333333</text:p>
          </table:table-cell>
          <table:table-cell office:value-type="float" office:value="9.92858624803862" calcext:value-type="float">
            <text:p>9,92858624803862</text:p>
          </table:table-cell>
          <table:table-cell office:value-type="float" office:value="1.53518275109386" calcext:value-type="float">
            <text:p>1,53518275109386</text:p>
          </table:table-cell>
          <table:table-cell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2.62747400773403" calcext:value-type="float">
            <text:p>2,62747400773403</text:p>
          </table:table-cell>
          <table:table-cell office:value-type="float" office:value="3.22916666666667" calcext:value-type="float">
            <text:p>3,22916666666667</text:p>
          </table:table-cell>
          <table:table-cell office:value-type="float" office:value="9.95484246645055" calcext:value-type="float">
            <text:p>9,95484246645055</text:p>
          </table:table-cell>
          <table:table-cell office:value-type="float" office:value="1.62290027550173" calcext:value-type="float">
            <text:p>1,62290027550173</text:p>
          </table:table-cell>
          <table:table-cell/>
        </table:table-row>
        <table:table-row table:style-name="ro1">
          <table:table-cell table:style-name="ce1" office:value-type="string" calcext:value-type="string">
            <text:p>16,5</text:p>
          </table:table-cell>
          <table:table-cell office:value-type="float" office:value="2.47735705230937" calcext:value-type="float">
            <text:p>2,47735705230937</text:p>
          </table:table-cell>
          <table:table-cell office:value-type="float" office:value="3.125" calcext:value-type="float">
            <text:p>3,125</text:p>
          </table:table-cell>
          <table:table-cell office:value-type="float" office:value="9.97222750865439" calcext:value-type="float">
            <text:p>9,97222750865439</text:p>
          </table:table-cell>
          <table:table-cell office:value-type="float" office:value="1.709708818196" calcext:value-type="float">
            <text:p>1,709708818196</text:p>
          </table:table-cell>
          <table:table-cell/>
        </table:table-row>
        <table:table-row table:style-name="ro1">
          <table:table-cell office:value-type="float" office:value="16.75" calcext:value-type="float">
            <text:p>16,75</text:p>
          </table:table-cell>
          <table:table-cell office:value-type="float" office:value="2.35752391257192" calcext:value-type="float">
            <text:p>2,35752391257192</text:p>
          </table:table-cell>
          <table:table-cell office:value-type="float" office:value="3.02083333333333" calcext:value-type="float">
            <text:p>3,02083333333333</text:p>
          </table:table-cell>
          <table:table-cell office:value-type="float" office:value="9.98338747179315" calcext:value-type="float">
            <text:p>9,98338747179315</text:p>
          </table:table-cell>
          <table:table-cell office:value-type="float" office:value="1.79561779859155" calcext:value-type="float">
            <text:p>1,795617798591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6362160174044" calcext:value-type="float">
            <text:p>2,26362160174044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9.99033519965132" calcext:value-type="float">
            <text:p>9,99033519965132</text:p>
          </table:table-cell>
          <table:table-cell office:value-type="float" office:value="1.88063653849365" calcext:value-type="float">
            <text:p>1,88063653849365</text:p>
          </table:table-cell>
          <table:table-cell/>
        </table:table-row>
        <table:table-row table:style-name="ro1">
          <table:table-cell office:value-type="float" office:value="17.25" calcext:value-type="float">
            <text:p>17,25</text:p>
          </table:table-cell>
          <table:table-cell office:value-type="float" office:value="2.19136876017294" calcext:value-type="float">
            <text:p>2,19136876017294</text:p>
          </table:table-cell>
          <table:table-cell office:value-type="float" office:value="2.8125" calcext:value-type="float">
            <text:p>2,8125</text:p>
          </table:table-cell>
          <table:table-cell office:value-type="float" office:value="9.99453127220454" calcext:value-type="float">
            <text:p>9,99453127220454</text:p>
          </table:table-cell>
          <table:table-cell office:value-type="float" office:value="1.96477426310939" calcext:value-type="float">
            <text:p>1,96477426310939</text:p>
          </table:table-cell>
          <table:table-cell/>
        </table:table-row>
        <table:table-row table:style-name="ro1">
          <table:table-cell table:style-name="ce1" office:value-type="string" calcext:value-type="string">
            <text:p>17,5</text:p>
          </table:table-cell>
          <table:table-cell office:value-type="float" office:value="2.13676508530167" calcext:value-type="float">
            <text:p>2,13676508530167</text:p>
          </table:table-cell>
          <table:table-cell office:value-type="float" office:value="2.70833333333333" calcext:value-type="float">
            <text:p>2,70833333333333</text:p>
          </table:table-cell>
          <table:table-cell office:value-type="float" office:value="9.99699035001293" calcext:value-type="float">
            <text:p>9,99699035001293</text:p>
          </table:table-cell>
          <table:table-cell office:value-type="float" office:value="2.04804010204874" calcext:value-type="float">
            <text:p>2,04804010204874</text:p>
          </table:table-cell>
          <table:table-cell/>
        </table:table-row>
        <table:table-row table:style-name="ro1">
          <table:table-cell office:value-type="float" office:value="17.75" calcext:value-type="float">
            <text:p>17,75</text:p>
          </table:table-cell>
          <table:table-cell office:value-type="float" office:value="2.0962262556521" calcext:value-type="float">
            <text:p>2,0962262556521</text:p>
          </table:table-cell>
          <table:table-cell office:value-type="float" office:value="2.60416666666667" calcext:value-type="float">
            <text:p>2,60416666666667</text:p>
          </table:table-cell>
          <table:table-cell office:value-type="float" office:value="9.99838905044858" calcext:value-type="float">
            <text:p>9,99838905044858</text:p>
          </table:table-cell>
          <table:table-cell office:value-type="float" office:value="2.13044309031516" calcext:value-type="float">
            <text:p>2,130443090315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6665397922945" calcext:value-type="float">
            <text:p>2,06665397922945</text:p>
          </table:table-cell>
          <table:table-cell table:style-name="ce1" office:value-type="string" calcext:value-type="string">
            <text:p>2,5</text:p>
          </table:table-cell>
          <table:table-cell office:value-type="float" office:value="9.99916134343024" calcext:value-type="float">
            <text:p>9,99916134343024</text:p>
          </table:table-cell>
          <table:table-cell office:value-type="float" office:value="2.21199216928595" calcext:value-type="float">
            <text:p>2,21199216928595</text:p>
          </table:table-cell>
          <table:table-cell/>
        </table:table-row>
        <table:table-row table:style-name="ro1">
          <table:table-cell office:value-type="float" office:value="18.25" calcext:value-type="float">
            <text:p>18,25</text:p>
          </table:table-cell>
          <table:table-cell office:value-type="float" office:value="2.04545406466556" calcext:value-type="float">
            <text:p>2,04545406466556</text:p>
          </table:table-cell>
          <table:table-cell office:value-type="float" office:value="2.39583333333333" calcext:value-type="float">
            <text:p>2,39583333333333</text:p>
          </table:table-cell>
          <table:table-cell office:value-type="float" office:value="9.9995753583086" calcext:value-type="float">
            <text:p>9,9995753583086</text:p>
          </table:table-cell>
          <table:table-cell office:value-type="float" office:value="2.29269618768252" calcext:value-type="float">
            <text:p>2,29269618768252</text:p>
          </table:table-cell>
          <table:table-cell/>
        </table:table-row>
        <table:table-row table:style-name="ro1">
          <table:table-cell table:style-name="ce1" office:value-type="string" calcext:value-type="string">
            <text:p>18,5</text:p>
          </table:table-cell>
          <table:table-cell office:value-type="float" office:value="2.03051641538608" calcext:value-type="float">
            <text:p>2,03051641538608</text:p>
          </table:table-cell>
          <table:table-cell office:value-type="float" office:value="2.29166666666667" calcext:value-type="float">
            <text:p>2,29166666666667</text:p>
          </table:table-cell>
          <table:table-cell office:value-type="float" office:value="9.99979087913193" calcext:value-type="float">
            <text:p>9,99979087913193</text:p>
          </table:table-cell>
          <table:table-cell office:value-type="float" office:value="2.37256390253049" calcext:value-type="float">
            <text:p>2,37256390253049</text:p>
          </table:table-cell>
          <table:table-cell/>
        </table:table-row>
        <table:table-row table:style-name="ro1">
          <table:table-cell office:value-type="float" office:value="18.75" calcext:value-type="float">
            <text:p>18,75</text:p>
          </table:table-cell>
          <table:table-cell office:value-type="float" office:value="2.02017011892759" calcext:value-type="float">
            <text:p>2,02017011892759</text:p>
          </table:table-cell>
          <table:table-cell office:value-type="float" office:value="2.1875" calcext:value-type="float">
            <text:p>2,1875</text:p>
          </table:table-cell>
          <table:table-cell office:value-type="float" office:value="9.99989983675652" calcext:value-type="float">
            <text:p>9,99989983675652</text:p>
          </table:table-cell>
          <table:table-cell office:value-type="float" office:value="2.45160398010993" calcext:value-type="float">
            <text:p>2,4516039801099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0131249467091" calcext:value-type="float">
            <text:p>2,0131249467091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9.99995333882722" calcext:value-type="float">
            <text:p>9,99995333882722</text:p>
          </table:table-cell>
          <table:table-cell office:value-type="float" office:value="2.52982499689567" calcext:value-type="float">
            <text:p>2,52982499689567</text:p>
          </table:table-cell>
          <table:table-cell/>
        </table:table-row>
        <table:table-row table:style-name="ro1">
          <table:table-cell office:value-type="float" office:value="19.25" calcext:value-type="float">
            <text:p>19,25</text:p>
          </table:table-cell>
          <table:table-cell office:value-type="float" office:value="2.00840815651331" calcext:value-type="float">
            <text:p>2,00840815651331</text:p>
          </table:table-cell>
          <table:table-cell office:value-type="float" office:value="1.97916666666667" calcext:value-type="float">
            <text:p>1,97916666666667</text:p>
          </table:table-cell>
          <table:table-cell office:value-type="float" office:value="9.99997885833508" calcext:value-type="float">
            <text:p>9,99997885833508</text:p>
          </table:table-cell>
          <table:table-cell office:value-type="float" office:value="2.60723544048801" calcext:value-type="float">
            <text:p>2,60723544048801</text:p>
          </table:table-cell>
          <table:table-cell/>
        </table:table-row>
        <table:table-row table:style-name="ro1">
          <table:table-cell table:style-name="ce1" office:value-type="string" calcext:value-type="string">
            <text:p>19,5</text:p>
          </table:table-cell>
          <table:table-cell office:value-type="float" office:value="2.00530295784161" calcext:value-type="float">
            <text:p>2,00530295784161</text:p>
          </table:table-cell>
          <table:table-cell office:value-type="float" office:value="1.875" calcext:value-type="float">
            <text:p>1,875</text:p>
          </table:table-cell>
          <table:table-cell office:value-type="float" office:value="9.99999068336707" calcext:value-type="float">
            <text:p>9,99999068336707</text:p>
          </table:table-cell>
          <table:table-cell office:value-type="float" office:value="2.68384371053358" calcext:value-type="float">
            <text:p>2,68384371053358</text:p>
          </table:table-cell>
          <table:table-cell/>
        </table:table-row>
        <table:table-row table:style-name="ro1">
          <table:table-cell office:value-type="float" office:value="19.75" calcext:value-type="float">
            <text:p>19,75</text:p>
          </table:table-cell>
          <table:table-cell office:value-type="float" office:value="2.00329268140059" calcext:value-type="float">
            <text:p>2,00329268140059</text:p>
          </table:table-cell>
          <table:table-cell office:value-type="float" office:value="1.77083333333333" calcext:value-type="float">
            <text:p>1,77083333333333</text:p>
          </table:table-cell>
          <table:table-cell office:value-type="float" office:value="9.99999600685529" calcext:value-type="float">
            <text:p>9,99999600685529</text:p>
          </table:table-cell>
          <table:table-cell office:value-type="float" office:value="2.75965811963686" calcext:value-type="float">
            <text:p>2,759658119636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0201277576742" calcext:value-type="float">
            <text:p>2,00201277576742</text:p>
          </table:table-cell>
          <table:table-cell office:value-type="float" office:value="1.66666666666667" calcext:value-type="float">
            <text:p>1,66666666666667</text:p>
          </table:table-cell>
          <table:table-cell office:value-type="float" office:value="9.99999833540963" calcext:value-type="float">
            <text:p>9,99999833540963</text:p>
          </table:table-cell>
          <table:table-cell office:value-type="float" office:value="2.83468689426211" calcext:value-type="float">
            <text:p>2,83468689426211</text:p>
          </table:table-cell>
          <table:table-cell/>
        </table:table-row>
        <table:table-row table:style-name="ro1">
          <table:table-cell office:value-type="float" office:value="20.25" calcext:value-type="float">
            <text:p>20,25</text:p>
          </table:table-cell>
          <table:table-cell office:value-type="float" office:value="2.00121130979361" calcext:value-type="float">
            <text:p>2,00121130979361</text:p>
          </table:table-cell>
          <table:table-cell office:value-type="float" office:value="1.5625" calcext:value-type="float">
            <text:p>1,5625</text:p>
          </table:table-cell>
          <table:table-cell office:value-type="float" office:value="9.99999932510537" calcext:value-type="float">
            <text:p>9,99999932510537</text:p>
          </table:table-cell>
          <table:table-cell office:value-type="float" office:value="2.90893817562602" calcext:value-type="float">
            <text:p>2,90893817562602</text:p>
          </table:table-cell>
          <table:table-cell/>
        </table:table-row>
        <table:table-row table:style-name="ro1">
          <table:table-cell table:style-name="ce1" office:value-type="string" calcext:value-type="string">
            <text:p>20,5</text:p>
          </table:table-cell>
          <table:table-cell office:value-type="float" office:value="2.00071767730149" calcext:value-type="float">
            <text:p>2,00071767730149</text:p>
          </table:table-cell>
          <table:table-cell office:value-type="float" office:value="1.45833333333333" calcext:value-type="float">
            <text:p>1,45833333333333</text:p>
          </table:table-cell>
          <table:table-cell office:value-type="float" office:value="9.99999973386571" calcext:value-type="float">
            <text:p>9,99999973386571</text:p>
          </table:table-cell>
          <table:table-cell office:value-type="float" office:value="2.9824200205811" calcext:value-type="float">
            <text:p>2,9824200205811</text:p>
          </table:table-cell>
          <table:table-cell/>
        </table:table-row>
        <table:table-row table:style-name="ro1">
          <table:table-cell office:value-type="float" office:value="20.75" calcext:value-type="float">
            <text:p>20,75</text:p>
          </table:table-cell>
          <table:table-cell office:value-type="float" office:value="2.00041861746318" calcext:value-type="float">
            <text:p>2,00041861746318</text:p>
          </table:table-cell>
          <table:table-cell office:value-type="float" office:value="1.35416666666667" calcext:value-type="float">
            <text:p>1,35416666666667</text:p>
          </table:table-cell>
          <table:table-cell office:value-type="float" office:value="9.9999998979291" calcext:value-type="float">
            <text:p>9,9999998979291</text:p>
          </table:table-cell>
          <table:table-cell office:value-type="float" office:value="3.05514040248992" calcext:value-type="float">
            <text:p>3,0551404024899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0024039178436" calcext:value-type="float">
            <text:p>2,00024039178436</text:p>
          </table:table-cell>
          <table:table-cell office:value-type="float" office:value="1.25" calcext:value-type="float">
            <text:p>1,25</text:p>
          </table:table-cell>
          <table:table-cell office:value-type="float" office:value="9.99999996192505" calcext:value-type="float">
            <text:p>9,99999996192505</text:p>
          </table:table-cell>
          <table:table-cell office:value-type="float" office:value="3.12710721209028" calcext:value-type="float">
            <text:p>3,12710721209028</text:p>
          </table:table-cell>
          <table:table-cell/>
        </table:table-row>
        <table:table-row table:style-name="ro1">
          <table:table-cell office:value-type="float" office:value="21.25" calcext:value-type="float">
            <text:p>21,25</text:p>
          </table:table-cell>
          <table:table-cell office:value-type="float" office:value="2.0001359051923" calcext:value-type="float">
            <text:p>2,0001359051923</text:p>
          </table:table-cell>
          <table:table-cell office:value-type="float" office:value="1.14583333333333" calcext:value-type="float">
            <text:p>1,14583333333333</text:p>
          </table:table-cell>
          <table:table-cell office:value-type="float" office:value="9.99999998618621" calcext:value-type="float">
            <text:p>9,99999998618621</text:p>
          </table:table-cell>
          <table:table-cell office:value-type="float" office:value="3.19832825835138" calcext:value-type="float">
            <text:p>3,19832825835138</text:p>
          </table:table-cell>
          <table:table-cell/>
        </table:table-row>
        <table:table-row table:style-name="ro1">
          <table:table-cell table:style-name="ce1" office:value-type="string" calcext:value-type="string">
            <text:p>21,5</text:p>
          </table:table-cell>
          <table:table-cell office:value-type="float" office:value="2.00007564263106" calcext:value-type="float">
            <text:p>2,00007564263106</text:p>
          </table:table-cell>
          <table:table-cell office:value-type="float" office:value="1.04166666666667" calcext:value-type="float">
            <text:p>1,04166666666667</text:p>
          </table:table-cell>
          <table:table-cell office:value-type="float" office:value="9.99999999512558" calcext:value-type="float">
            <text:p>9,99999999512558</text:p>
          </table:table-cell>
          <table:table-cell office:value-type="float" office:value="3.26881126932123" calcext:value-type="float">
            <text:p>3,26881126932123</text:p>
          </table:table-cell>
          <table:table-cell/>
        </table:table-row>
        <table:table-row table:style-name="ro1">
          <table:table-cell office:value-type="float" office:value="21.75" calcext:value-type="float">
            <text:p>21,75</text:p>
          </table:table-cell>
          <table:table-cell office:value-type="float" office:value="2.00004144874183" calcext:value-type="float">
            <text:p>2,00004144874183</text:p>
          </table:table-cell>
          <table:table-cell office:value-type="float" office:value="0.9375" calcext:value-type="float">
            <text:p>0,9375</text:p>
          </table:table-cell>
          <table:table-cell office:value-type="float" office:value="9.9999999983271" calcext:value-type="float">
            <text:p>9,9999999983271</text:p>
          </table:table-cell>
          <table:table-cell office:value-type="float" office:value="3.33856389296512" calcext:value-type="float">
            <text:p>3,3385638929651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0002235991903" calcext:value-type="float">
            <text:p>2,00002235991903</text:p>
          </table:table-cell>
          <table:table-cell office:value-type="float" office:value="0.833333333333334" calcext:value-type="float">
            <text:p>0,833333333333334</text:p>
          </table:table-cell>
          <table:table-cell office:value-type="float" office:value="9.99999999944159" calcext:value-type="float">
            <text:p>9,99999999944159</text:p>
          </table:table-cell>
          <table:table-cell office:value-type="float" office:value="3.40759369799556" calcext:value-type="float">
            <text:p>3,40759369799556</text:p>
          </table:table-cell>
          <table:table-cell/>
        </table:table-row>
        <table:table-row table:style-name="ro1">
          <table:table-cell office:value-type="float" office:value="22.25" calcext:value-type="float">
            <text:p>22,25</text:p>
          </table:table-cell>
          <table:table-cell office:value-type="float" office:value="2.00001187526336" calcext:value-type="float">
            <text:p>2,00001187526336</text:p>
          </table:table-cell>
          <table:table-cell office:value-type="float" office:value="0.729166666666666" calcext:value-type="float">
            <text:p>0,729166666666666</text:p>
          </table:table-cell>
          <table:table-cell office:value-type="float" office:value="9.99999999981871" calcext:value-type="float">
            <text:p>9,99999999981871</text:p>
          </table:table-cell>
          <table:table-cell office:value-type="float" office:value="3.4759081746935" calcext:value-type="float">
            <text:p>3,4759081746935</text:p>
          </table:table-cell>
          <table:table-cell/>
        </table:table-row>
        <table:table-row table:style-name="ro1">
          <table:table-cell table:style-name="ce1" office:value-type="string" calcext:value-type="string">
            <text:p>22,5</text:p>
          </table:table-cell>
          <table:table-cell office:value-type="float" office:value="2.00000620912527" calcext:value-type="float">
            <text:p>2,00000620912527</text:p>
          </table:table-cell>
          <table:table-cell office:value-type="float" office:value="0.625" calcext:value-type="float">
            <text:p>0,625</text:p>
          </table:table-cell>
          <table:table-cell office:value-type="float" office:value="9.99999999994276" calcext:value-type="float">
            <text:p>9,99999999994276</text:p>
          </table:table-cell>
          <table:table-cell office:value-type="float" office:value="3.54351473572108" calcext:value-type="float">
            <text:p>3,54351473572108</text:p>
          </table:table-cell>
          <table:table-cell/>
        </table:table-row>
        <table:table-row table:style-name="ro1">
          <table:table-cell office:value-type="float" office:value="22.75" calcext:value-type="float">
            <text:p>22,75</text:p>
          </table:table-cell>
          <table:table-cell office:value-type="float" office:value="2.00000319618377" calcext:value-type="float">
            <text:p>2,00000319618377</text:p>
          </table:table-cell>
          <table:table-cell office:value-type="float" office:value="0.520833333333334" calcext:value-type="float">
            <text:p>0,520833333333334</text:p>
          </table:table-cell>
          <table:table-cell office:value-type="float" office:value="9.99999999998242" calcext:value-type="float">
            <text:p>9,99999999998242</text:p>
          </table:table-cell>
          <table:table-cell office:value-type="float" office:value="3.61042071692601" calcext:value-type="float">
            <text:p>3,610420716926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000016197471" calcext:value-type="float">
            <text:p>2,0000016197471</text:p>
          </table:table-cell>
          <table:table-cell office:value-type="float" office:value="0.416666666666666" calcext:value-type="float">
            <text:p>0,416666666666666</text:p>
          </table:table-cell>
          <table:table-cell office:value-type="float" office:value="9.99999999999475" calcext:value-type="float">
            <text:p>9,99999999999475</text:p>
          </table:table-cell>
          <table:table-cell office:value-type="float" office:value="3.6766333781375" calcext:value-type="float">
            <text:p>3,6766333781375</text:p>
          </table:table-cell>
          <table:table-cell/>
        </table:table-row>
        <table:table-row table:style-name="ro1">
          <table:table-cell office:value-type="float" office:value="23.25" calcext:value-type="float">
            <text:p>23,25</text:p>
          </table:table-cell>
          <table:table-cell office:value-type="float" office:value="2.00000080812181" calcext:value-type="float">
            <text:p>2,00000080812181</text:p>
          </table:table-cell>
          <table:table-cell office:value-type="float" office:value="0.3125" calcext:value-type="float">
            <text:p>0,3125</text:p>
          </table:table-cell>
          <table:table-cell office:value-type="float" office:value="9.99999999999847" calcext:value-type="float">
            <text:p>9,99999999999847</text:p>
          </table:table-cell>
          <table:table-cell office:value-type="float" office:value="3.74215990395409" calcext:value-type="float">
            <text:p>3,74215990395409</text:p>
          </table:table-cell>
          <table:table-cell/>
        </table:table-row>
        <table:table-row table:style-name="ro1">
          <table:table-cell table:style-name="ce1" office:value-type="string" calcext:value-type="string">
            <text:p>23,5</text:p>
          </table:table-cell>
          <table:table-cell office:value-type="float" office:value="2.0000003969361" calcext:value-type="float">
            <text:p>2,0000003969361</text:p>
          </table:table-cell>
          <table:table-cell office:value-type="float" office:value="0.208333333333334" calcext:value-type="float">
            <text:p>0,208333333333334</text:p>
          </table:table-cell>
          <table:table-cell office:value-type="float" office:value="9.99999999999957" calcext:value-type="float">
            <text:p>9,99999999999957</text:p>
          </table:table-cell>
          <table:table-cell office:value-type="float" office:value="3.80700740452315" calcext:value-type="float">
            <text:p>3,80700740452315</text:p>
          </table:table-cell>
          <table:table-cell/>
        </table:table-row>
        <table:table-row table:style-name="ro1">
          <table:table-cell office:value-type="float" office:value="23.75" calcext:value-type="float">
            <text:p>23,75</text:p>
          </table:table-cell>
          <table:table-cell office:value-type="float" office:value="2.00000019194576" calcext:value-type="float">
            <text:p>2,00000019194576</text:p>
          </table:table-cell>
          <table:table-cell office:value-type="float" office:value="0.104166666666666" calcext:value-type="float">
            <text:p>0,104166666666666</text:p>
          </table:table-cell>
          <table:table-cell office:value-type="float" office:value="9.99999999999988" calcext:value-type="float">
            <text:p>9,99999999999988</text:p>
          </table:table-cell>
          <table:table-cell office:value-type="float" office:value="3.87118291631246" calcext:value-type="float">
            <text:p>3,8711829163124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0000009137988" calcext:value-type="float">
            <text:p>2,00000009137988</text:p>
          </table:table-cell>
          <table:table-cell office:value-type="float" office:value="0" calcext:value-type="float">
            <text:p>0</text:p>
          </table:table-cell>
          <table:table-cell office:value-type="float" office:value="9.99999999999997" calcext:value-type="float">
            <text:p>9,99999999999997</text:p>
          </table:table-cell>
          <table:table-cell office:value-type="float" office:value="3.93469340287367" calcext:value-type="float">
            <text:p>3,93469340287367</text:p>
          </table:table-cell>
          <table:table-cell/>
        </table:table-row>
        <table:table-row table:style-name="ro1">
          <table:table-cell office:value-type="float" office:value="24.25" calcext:value-type="float">
            <text:p>24,25</text:p>
          </table:table-cell>
          <table:table-cell office:value-type="float" office:value="2.00000004238507" calcext:value-type="float">
            <text:p>2,00000004238507</text:p>
          </table:table-cell>
          <table:table-cell office:value-type="float" office:value="0" calcext:value-type="float">
            <text:p>0</text:p>
          </table:table-cell>
          <table:table-cell office:value-type="float" office:value="9.97927479782998" calcext:value-type="float">
            <text:p>9,97927479782998</text:p>
          </table:table-cell>
          <table:table-cell office:value-type="float" office:value="3.99754575559793" calcext:value-type="float">
            <text:p>3,99754575559793</text:p>
          </table:table-cell>
          <table:table-cell/>
        </table:table-row>
        <table:table-row table:style-name="ro1">
          <table:table-cell table:style-name="ce1" office:value-type="string" calcext:value-type="string">
            <text:p>24,5</text:p>
          </table:table-cell>
          <table:table-cell office:value-type="float" office:value="2.00000001935483" calcext:value-type="float">
            <text:p>2,00000001935483</text:p>
          </table:table-cell>
          <table:table-cell office:value-type="float" office:value="0" calcext:value-type="float">
            <text:p>0</text:p>
          </table:table-cell>
          <table:table-cell office:value-type="float" office:value="9.95876436266248" calcext:value-type="float">
            <text:p>9,95876436266248</text:p>
          </table:table-cell>
          <table:table-cell office:value-type="float" office:value="4.05974679446365" calcext:value-type="float">
            <text:p>4,05974679446365</text:p>
          </table:table-cell>
          <table:table-cell/>
        </table:table-row>
        <table:table-row table:style-name="ro1">
          <table:table-cell office:value-type="float" office:value="24.75" calcext:value-type="float">
            <text:p>24,75</text:p>
          </table:table-cell>
          <table:table-cell office:value-type="float" office:value="2.00000000870122" calcext:value-type="float">
            <text:p>2,00000000870122</text:p>
          </table:table-cell>
          <table:table-cell office:value-type="float" office:value="0" calcext:value-type="float">
            <text:p>0</text:p>
          </table:table-cell>
          <table:table-cell office:value-type="float" office:value="9.93846646895269" calcext:value-type="float">
            <text:p>9,93846646895269</text:p>
          </table:table-cell>
          <table:table-cell office:value-type="float" office:value="4.12130326877653" calcext:value-type="float">
            <text:p>4,1213032687765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0000000038511" calcext:value-type="float">
            <text:p>2,0000000038511</text:p>
          </table:table-cell>
          <table:table-cell office:value-type="float" office:value="0" calcext:value-type="float">
            <text:p>0</text:p>
          </table:table-cell>
          <table:table-cell office:value-type="float" office:value="9.91837891421828" calcext:value-type="float">
            <text:p>9,91837891421828</text:p>
          </table:table-cell>
          <table:table-cell office:value-type="float" office:value="4.18222185790192" calcext:value-type="float">
            <text:p>4,18222185790192</text:p>
          </table:table-cell>
          <table:table-cell/>
        </table:table-row>
        <table:table-row table:style-name="ro1">
          <table:table-cell office:value-type="float" office:value="25.25" calcext:value-type="float">
            <text:p>25,25</text:p>
          </table:table-cell>
          <table:table-cell office:value-type="float" office:value="2.00000000167805" calcext:value-type="float">
            <text:p>2,00000000167805</text:p>
          </table:table-cell>
          <table:table-cell office:value-type="float" office:value="0" calcext:value-type="float">
            <text:p>0</text:p>
          </table:table-cell>
          <table:table-cell office:value-type="float" office:value="9.89849951880035" calcext:value-type="float">
            <text:p>9,89849951880035</text:p>
          </table:table-cell>
          <table:table-cell office:value-type="float" office:value="4.24250917198953" calcext:value-type="float">
            <text:p>4,24250917198953</text:p>
          </table:table-cell>
          <table:table-cell/>
        </table:table-row>
        <table:table-row table:style-name="ro1">
          <table:table-cell table:style-name="ce1" office:value-type="string" calcext:value-type="string">
            <text:p>25,5</text:p>
          </table:table-cell>
          <table:table-cell office:value-type="float" office:value="2.00000000071984" calcext:value-type="float">
            <text:p>2,00000000071984</text:p>
          </table:table-cell>
          <table:table-cell office:value-type="float" office:value="0" calcext:value-type="float">
            <text:p>0</text:p>
          </table:table-cell>
          <table:table-cell office:value-type="float" office:value="9.87882612562695" calcext:value-type="float">
            <text:p>9,87882612562695</text:p>
          </table:table-cell>
          <table:table-cell office:value-type="float" office:value="4.30217175269077" calcext:value-type="float">
            <text:p>4,30217175269077</text:p>
          </table:table-cell>
          <table:table-cell/>
        </table:table-row>
        <table:table-row table:style-name="ro1">
          <table:table-cell office:value-type="float" office:value="25.75" calcext:value-type="float">
            <text:p>25,75</text:p>
          </table:table-cell>
          <table:table-cell office:value-type="float" office:value="2.00000000030401" calcext:value-type="float">
            <text:p>2,00000000030401</text:p>
          </table:table-cell>
          <table:table-cell office:value-type="float" office:value="0" calcext:value-type="float">
            <text:p>0</text:p>
          </table:table-cell>
          <table:table-cell office:value-type="float" office:value="9.859356599979" calcext:value-type="float">
            <text:p>9,859356599979</text:p>
          </table:table-cell>
          <table:table-cell office:value-type="float" office:value="4.3612160738685" calcext:value-type="float">
            <text:p>4,361216073868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000000001264" calcext:value-type="float">
            <text:p>2,0000000001264</text:p>
          </table:table-cell>
          <table:table-cell office:value-type="float" office:value="0" calcext:value-type="float">
            <text:p>0</text:p>
          </table:table-cell>
          <table:table-cell office:value-type="float" office:value="9.84008882925865" calcext:value-type="float">
            <text:p>9,84008882925865</text:p>
          </table:table-cell>
          <table:table-cell office:value-type="float" office:value="4.41964854229953" calcext:value-type="float">
            <text:p>4,41964854229953</text:p>
          </table:table-cell>
          <table:table-cell/>
        </table:table-row>
        <table:table-row table:style-name="ro1">
          <table:table-cell office:value-type="float" office:value="26.25" calcext:value-type="float">
            <text:p>26,25</text:p>
          </table:table-cell>
          <table:table-cell office:value-type="float" office:value="2.00000000005174" calcext:value-type="float">
            <text:p>2,00000000005174</text:p>
          </table:table-cell>
          <table:table-cell office:value-type="float" office:value="0" calcext:value-type="float">
            <text:p>0</text:p>
          </table:table-cell>
          <table:table-cell office:value-type="float" office:value="9.82102072276007" calcext:value-type="float">
            <text:p>9,82102072276007</text:p>
          </table:table-cell>
          <table:table-cell office:value-type="float" office:value="4.4774754983698" calcext:value-type="float">
            <text:p>4,4774754983698</text:p>
          </table:table-cell>
          <table:table-cell/>
        </table:table-row>
        <table:table-row table:style-name="ro1">
          <table:table-cell table:style-name="ce1" office:value-type="string" calcext:value-type="string">
            <text:p>26,5</text:p>
          </table:table-cell>
          <table:table-cell office:value-type="float" office:value="2.00000000002085" calcext:value-type="float">
            <text:p>2,00000000002085</text:p>
          </table:table-cell>
          <table:table-cell office:value-type="float" office:value="0" calcext:value-type="float">
            <text:p>0</text:p>
          </table:table-cell>
          <table:table-cell office:value-type="float" office:value="9.80215021144258" calcext:value-type="float">
            <text:p>9,80215021144258</text:p>
          </table:table-cell>
          <table:table-cell office:value-type="float" office:value="4.53470321676235" calcext:value-type="float">
            <text:p>4,53470321676235</text:p>
          </table:table-cell>
          <table:table-cell/>
        </table:table-row>
        <table:table-row table:style-name="ro1">
          <table:table-cell office:value-type="float" office:value="26.75" calcext:value-type="float">
            <text:p>26,75</text:p>
          </table:table-cell>
          <table:table-cell office:value-type="float" office:value="2.00000000000827" calcext:value-type="float">
            <text:p>2,00000000000827</text:p>
          </table:table-cell>
          <table:table-cell office:value-type="float" office:value="0" calcext:value-type="float">
            <text:p>0</text:p>
          </table:table-cell>
          <table:table-cell office:value-type="float" office:value="9.78347524770615" calcext:value-type="float">
            <text:p>9,78347524770615</text:p>
          </table:table-cell>
          <table:table-cell office:value-type="float" office:value="4.59133790713819" calcext:value-type="float">
            <text:p>4,5913379071381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00000000000323" calcext:value-type="float">
            <text:p>2,00000000000323</text:p>
          </table:table-cell>
          <table:table-cell office:value-type="float" office:value="0" calcext:value-type="float">
            <text:p>0</text:p>
          </table:table-cell>
          <table:table-cell office:value-type="float" office:value="9.76499380516919" calcext:value-type="float">
            <text:p>9,76499380516919</text:p>
          </table:table-cell>
          <table:table-cell office:value-type="float" office:value="4.6473857148101" calcext:value-type="float">
            <text:p>4,6473857148101</text:p>
          </table:table-cell>
          <table:table-cell/>
        </table:table-row>
        <table:table-row table:style-name="ro1">
          <table:table-cell office:value-type="float" office:value="27.25" calcext:value-type="float">
            <text:p>27,25</text:p>
          </table:table-cell>
          <table:table-cell office:value-type="float" office:value="2.00000000000124" calcext:value-type="float">
            <text:p>2,00000000000124</text:p>
          </table:table-cell>
          <table:table-cell office:value-type="float" office:value="0" calcext:value-type="float">
            <text:p>0</text:p>
          </table:table-cell>
          <table:table-cell office:value-type="float" office:value="9.74670387844872" calcext:value-type="float">
            <text:p>9,74670387844872</text:p>
          </table:table-cell>
          <table:table-cell office:value-type="float" office:value="4.70285272140941" calcext:value-type="float">
            <text:p>4,70285272140941</text:p>
          </table:table-cell>
          <table:table-cell/>
        </table:table-row>
        <table:table-row table:style-name="ro1">
          <table:table-cell table:style-name="ce1" office:value-type="string" calcext:value-type="string">
            <text:p>27,5</text:p>
          </table:table-cell>
          <table:table-cell office:value-type="float" office:value="2.00000000000047" calcext:value-type="float">
            <text:p>2,00000000000047</text:p>
          </table:table-cell>
          <table:table-cell office:value-type="float" office:value="0" calcext:value-type="float">
            <text:p>0</text:p>
          </table:table-cell>
          <table:table-cell office:value-type="float" office:value="9.72860348294273" calcext:value-type="float">
            <text:p>9,72860348294273</text:p>
          </table:table-cell>
          <table:table-cell office:value-type="float" office:value="4.75774494554596" calcext:value-type="float">
            <text:p>4,75774494554596</text:p>
          </table:table-cell>
          <table:table-cell/>
        </table:table-row>
        <table:table-row table:style-name="ro1">
          <table:table-cell office:value-type="float" office:value="27.75" calcext:value-type="float">
            <text:p>27,75</text:p>
          </table:table-cell>
          <table:table-cell office:value-type="float" office:value="2.00000000000018" calcext:value-type="float">
            <text:p>2,00000000000018</text:p>
          </table:table-cell>
          <table:table-cell office:value-type="float" office:value="0" calcext:value-type="float">
            <text:p>0</text:p>
          </table:table-cell>
          <table:table-cell office:value-type="float" office:value="9.71069065461485" calcext:value-type="float">
            <text:p>9,71069065461485</text:p>
          </table:table-cell>
          <table:table-cell office:value-type="float" office:value="4.81206834346111" calcext:value-type="float">
            <text:p>4,812068343461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00000000000006" calcext:value-type="float">
            <text:p>2,00000000000006</text:p>
          </table:table-cell>
          <table:table-cell office:value-type="float" office:value="0" calcext:value-type="float">
            <text:p>0</text:p>
          </table:table-cell>
          <table:table-cell office:value-type="float" office:value="9.69296344978123" calcext:value-type="float">
            <text:p>9,69296344978123</text:p>
          </table:table-cell>
          <table:table-cell office:value-type="float" office:value="4.86582880967408" calcext:value-type="float">
            <text:p>4,86582880967408</text:p>
          </table:table-cell>
          <table:table-cell/>
        </table:table-row>
        <table:table-row table:style-name="ro1">
          <table:table-cell office:value-type="float" office:value="28.25" calcext:value-type="float">
            <text:p>28,25</text:p>
          </table:table-cell>
          <table:table-cell office:value-type="float" office:value="2.00000000000002" calcext:value-type="float">
            <text:p>2,00000000000002</text:p>
          </table:table-cell>
          <table:table-cell office:value-type="float" office:value="0" calcext:value-type="float">
            <text:p>0</text:p>
          </table:table-cell>
          <table:table-cell office:value-type="float" office:value="9.67541994489965" calcext:value-type="float">
            <text:p>9,67541994489965</text:p>
          </table:table-cell>
          <table:table-cell office:value-type="float" office:value="4.91903217762154" calcext:value-type="float">
            <text:p>4,91903217762154</text:p>
          </table:table-cell>
          <table:table-cell/>
        </table:table-row>
        <table:table-row table:style-name="ro1">
          <table:table-cell table:style-name="ce1" office:value-type="string" calcext:value-type="string">
            <text:p>28,5</text:p>
          </table:table-cell>
          <table:table-cell office:value-type="float" office:value="2.00000000000001" calcext:value-type="float">
            <text:p>2,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9.6580582363608" calcext:value-type="float">
            <text:p>9,6580582363608</text:p>
          </table:table-cell>
          <table:table-cell office:value-type="float" office:value="4.97168422029059" calcext:value-type="float">
            <text:p>4,97168422029059</text:p>
          </table:table-cell>
          <table:table-cell/>
        </table:table-row>
        <table:table-row table:style-name="ro1">
          <table:table-cell office:value-type="float" office:value="28.75" calcext:value-type="float">
            <text:p>28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64087644028169" calcext:value-type="float">
            <text:p>9,64087644028169</text:p>
          </table:table-cell>
          <table:table-cell office:value-type="float" office:value="5.02379065084515" calcext:value-type="float">
            <text:p>5,023790650845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62387269230127" calcext:value-type="float">
            <text:p>9,62387269230127</text:p>
          </table:table-cell>
          <table:table-cell office:value-type="float" office:value="5.0753571232459" calcext:value-type="float">
            <text:p>5,0753571232459</text:p>
          </table:table-cell>
          <table:table-cell/>
        </table:table-row>
        <table:table-row table:style-name="ro1">
          <table:table-cell office:value-type="float" office:value="29.25" calcext:value-type="float">
            <text:p>29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60704514737812" calcext:value-type="float">
            <text:p>9,60704514737812</text:p>
          </table:table-cell>
          <table:table-cell office:value-type="float" office:value="5.12638923286381" calcext:value-type="float">
            <text:p>5,12638923286381</text:p>
          </table:table-cell>
          <table:table-cell/>
        </table:table-row>
        <table:table-row table:style-name="ro1">
          <table:table-cell table:style-name="ce1" office:value-type="string" calcext:value-type="string">
            <text:p>29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59039197959025" calcext:value-type="float">
            <text:p>9,59039197959025</text:p>
          </table:table-cell>
          <table:table-cell office:value-type="float" office:value="5.17689251708722" calcext:value-type="float">
            <text:p>5,17689251708722</text:p>
          </table:table-cell>
          <table:table-cell/>
        </table:table-row>
        <table:table-row table:style-name="ro1">
          <table:table-cell office:value-type="float" office:value="29.75" calcext:value-type="float">
            <text:p>29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57391138193697" calcext:value-type="float">
            <text:p>9,57391138193697</text:p>
          </table:table-cell>
          <table:table-cell office:value-type="float" office:value="5.22687245592274" calcext:value-type="float">
            <text:p>5,226872455922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55760156614281" calcext:value-type="float">
            <text:p>9,55760156614281</text:p>
          </table:table-cell>
          <table:table-cell office:value-type="float" office:value="5.27633447258985" calcext:value-type="float">
            <text:p>5,27633447258985</text:p>
          </table:table-cell>
          <table:table-cell/>
        </table:table-row>
        <table:table-row table:style-name="ro1">
          <table:table-cell office:value-type="float" office:value="30.25" calcext:value-type="float">
            <text:p>3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5414607624635" calcext:value-type="float">
            <text:p>9,5414607624635</text:p>
          </table:table-cell>
          <table:table-cell office:value-type="float" office:value="5.32528393410939" calcext:value-type="float">
            <text:p>5,32528393410939</text:p>
          </table:table-cell>
          <table:table-cell/>
        </table:table-row>
        <table:table-row table:style-name="ro1">
          <table:table-cell table:style-name="ce1" office:value-type="string" calcext:value-type="string">
            <text:p>3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5254872194939" calcext:value-type="float">
            <text:p>9,5254872194939</text:p>
          </table:table-cell>
          <table:table-cell office:value-type="float" office:value="5.37372615188587" calcext:value-type="float">
            <text:p>5,37372615188587</text:p>
          </table:table-cell>
          <table:table-cell/>
        </table:table-row>
        <table:table-row table:style-name="ro1">
          <table:table-cell office:value-type="float" office:value="30.75" calcext:value-type="float">
            <text:p>30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50967920397802" calcext:value-type="float">
            <text:p>9,50967920397802</text:p>
          </table:table-cell>
          <table:table-cell office:value-type="float" office:value="5.42166638228386" calcext:value-type="float">
            <text:p>5,4216663822838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49403500062087" calcext:value-type="float">
            <text:p>9,49403500062087</text:p>
          </table:table-cell>
          <table:table-cell office:value-type="float" office:value="5.46910982719831" calcext:value-type="float">
            <text:p>5,46910982719831</text:p>
          </table:table-cell>
          <table:table-cell/>
        </table:table-row>
        <table:table-row table:style-name="ro1">
          <table:table-cell office:value-type="float" office:value="31.25" calcext:value-type="float">
            <text:p>31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4785529119024" calcext:value-type="float">
            <text:p>9,4785529119024</text:p>
          </table:table-cell>
          <table:table-cell office:value-type="float" office:value="5.51606163461902" calcext:value-type="float">
            <text:p>5,51606163461902</text:p>
          </table:table-cell>
          <table:table-cell/>
        </table:table-row>
        <table:table-row table:style-name="ro1">
          <table:table-cell table:style-name="ce1" office:value-type="string" calcext:value-type="string">
            <text:p>31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46323125789328" calcext:value-type="float">
            <text:p>9,46323125789328</text:p>
          </table:table-cell>
          <table:table-cell office:value-type="float" office:value="5.5625268991892" calcext:value-type="float">
            <text:p>5,5625268991892</text:p>
          </table:table-cell>
          <table:table-cell/>
        </table:table-row>
        <table:table-row table:style-name="ro1">
          <table:table-cell office:value-type="float" office:value="31.75" calcext:value-type="float">
            <text:p>31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44806837607263" calcext:value-type="float">
            <text:p>9,44806837607263</text:p>
          </table:table-cell>
          <table:table-cell office:value-type="float" office:value="5.60851066275834" calcext:value-type="float">
            <text:p>5,6085106627583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43306262114758" calcext:value-type="float">
            <text:p>9,43306262114758</text:p>
          </table:table-cell>
          <table:table-cell office:value-type="float" office:value="5.65401791492922" calcext:value-type="float">
            <text:p>5,65401791492922</text:p>
          </table:table-cell>
          <table:table-cell/>
        </table:table-row>
        <table:table-row table:style-name="ro1">
          <table:table-cell office:value-type="float" office:value="32.25" calcext:value-type="float">
            <text:p>32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4182123648748" calcext:value-type="float">
            <text:p>9,4182123648748</text:p>
          </table:table-cell>
          <table:table-cell office:value-type="float" office:value="5.69905359359938" calcext:value-type="float">
            <text:p>5,69905359359938</text:p>
          </table:table-cell>
          <table:table-cell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40351599588378" calcext:value-type="float">
            <text:p>9,40351599588378</text:p>
          </table:table-cell>
          <table:table-cell office:value-type="float" office:value="5.74362258549689" calcext:value-type="float">
            <text:p>5,74362258549689</text:p>
          </table:table-cell>
          <table:table-cell/>
        </table:table-row>
        <table:table-row table:style-name="ro1">
          <table:table-cell office:value-type="float" office:value="32.75" calcext:value-type="float">
            <text:p>32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38897191950202" calcext:value-type="float">
            <text:p>9,38897191950202</text:p>
          </table:table-cell>
          <table:table-cell office:value-type="float" office:value="5.7877297267106" calcext:value-type="float">
            <text:p>5,787729726710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37457855758195" calcext:value-type="float">
            <text:p>9,37457855758195</text:p>
          </table:table-cell>
          <table:table-cell office:value-type="float" office:value="5.83137980321492" calcext:value-type="float">
            <text:p>5,83137980321492</text:p>
          </table:table-cell>
          <table:table-cell/>
        </table:table-row>
        <table:table-row table:style-name="ro1">
          <table:table-cell office:value-type="float" office:value="33.25" calcext:value-type="float">
            <text:p>33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36033434832972" calcext:value-type="float">
            <text:p>9,36033434832972</text:p>
          </table:table-cell>
          <table:table-cell office:value-type="float" office:value="5.87457755138909" calcext:value-type="float">
            <text:p>5,87457755138909</text:p>
          </table:table-cell>
          <table:table-cell/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34623774613575" calcext:value-type="float">
            <text:p>9,34623774613575</text:p>
          </table:table-cell>
          <table:table-cell office:value-type="float" office:value="5.91732765853116" calcext:value-type="float">
            <text:p>5,91732765853116</text:p>
          </table:table-cell>
          <table:table-cell/>
        </table:table-row>
        <table:table-row table:style-name="ro1">
          <table:table-cell office:value-type="float" office:value="33.75" calcext:value-type="float">
            <text:p>33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33228722140698" calcext:value-type="float">
            <text:p>9,33228722140698</text:p>
          </table:table-cell>
          <table:table-cell office:value-type="float" office:value="5.95963476336658" calcext:value-type="float">
            <text:p>5,9596347633665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31848126040089" calcext:value-type="float">
            <text:p>9,31848126040089</text:p>
          </table:table-cell>
          <table:table-cell office:value-type="float" office:value="6.00150345655153" calcext:value-type="float">
            <text:p>6,00150345655153</text:p>
          </table:table-cell>
          <table:table-cell/>
        </table:table-row>
        <table:table-row table:style-name="ro1">
          <table:table-cell office:value-type="float" office:value="34.25" calcext:value-type="float">
            <text:p>34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3048183650613" calcext:value-type="float">
            <text:p>9,3048183650613</text:p>
          </table:table-cell>
          <table:table-cell office:value-type="float" office:value="6.04293828117105" calcext:value-type="float">
            <text:p>6,04293828117105</text:p>
          </table:table-cell>
          <table:table-cell/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29129705285578" calcext:value-type="float">
            <text:p>9,29129705285578</text:p>
          </table:table-cell>
          <table:table-cell office:value-type="float" office:value="6.08394373323201" calcext:value-type="float">
            <text:p>6,08394373323201</text:p>
          </table:table-cell>
          <table:table-cell/>
        </table:table-row>
        <table:table-row table:style-name="ro1">
          <table:table-cell office:value-type="float" office:value="34.75" calcext:value-type="float">
            <text:p>3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2779158566148" calcext:value-type="float">
            <text:p>9,2779158566148</text:p>
          </table:table-cell>
          <table:table-cell office:value-type="float" office:value="6.12452426215095" calcext:value-type="float">
            <text:p>6,1245242621509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2646733243725" calcext:value-type="float">
            <text:p>9,2646733243725</text:p>
          </table:table-cell>
          <table:table-cell office:value-type="float" office:value="6.16468427123689" calcext:value-type="float">
            <text:p>6,16468427123689</text:p>
          </table:table-cell>
          <table:table-cell/>
        </table:table-row>
        <table:table-row table:style-name="ro1">
          <table:table-cell office:value-type="float" office:value="35.25" calcext:value-type="float">
            <text:p>35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25156801920918" calcext:value-type="float">
            <text:p>9,25156801920918</text:p>
          </table:table-cell>
          <table:table-cell office:value-type="float" office:value="6.2044281181691" calcext:value-type="float">
            <text:p>6,2044281181691</text:p>
          </table:table-cell>
          <table:table-cell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23859851909537" calcext:value-type="float">
            <text:p>9,23859851909537</text:p>
          </table:table-cell>
          <table:table-cell office:value-type="float" office:value="6.24376011546997" calcext:value-type="float">
            <text:p>6,24376011546997</text:p>
          </table:table-cell>
          <table:table-cell/>
        </table:table-row>
        <table:table-row table:style-name="ro1">
          <table:table-cell office:value-type="float" office:value="35.75" calcext:value-type="float">
            <text:p>35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22576341673751" calcext:value-type="float">
            <text:p>9,22576341673751</text:p>
          </table:table-cell>
          <table:table-cell office:value-type="float" office:value="6.28268453097294" calcext:value-type="float">
            <text:p>6,2826845309729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21306131942527" calcext:value-type="float">
            <text:p>9,21306131942527</text:p>
          </table:table-cell>
          <table:table-cell office:value-type="float" office:value="6.32120558828558" calcext:value-type="float">
            <text:p>6,32120558828558</text:p>
          </table:table-cell>
          <table:table-cell/>
        </table:table-row>
        <table:table-row table:style-name="ro1">
          <table:table-cell office:value-type="float" office:value="36.25" calcext:value-type="float">
            <text:p>36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20049084888042" calcext:value-type="float">
            <text:p>9,20049084888042</text:p>
          </table:table-cell>
          <table:table-cell office:value-type="float" office:value="6.35932746724791" calcext:value-type="float">
            <text:p>6,35932746724791</text:p>
          </table:table-cell>
          <table:table-cell/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8805064110727" calcext:value-type="float">
            <text:p>9,18805064110727</text:p>
          </table:table-cell>
          <table:table-cell office:value-type="float" office:value="6.39705430438595" calcext:value-type="float">
            <text:p>6,39705430438595</text:p>
          </table:table-cell>
          <table:table-cell/>
        </table:table-row>
        <table:table-row table:style-name="ro1">
          <table:table-cell office:value-type="float" office:value="36.75" calcext:value-type="float">
            <text:p>36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7573934624469" calcext:value-type="float">
            <text:p>9,17573934624469</text:p>
          </table:table-cell>
          <table:table-cell office:value-type="float" office:value="6.43439019336053" calcext:value-type="float">
            <text:p>6,4343901933605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6355562841962" calcext:value-type="float">
            <text:p>9,16355562841962</text:p>
          </table:table-cell>
          <table:table-cell office:value-type="float" office:value="6.47133918541151" calcext:value-type="float">
            <text:p>6,47133918541151</text:p>
          </table:table-cell>
          <table:table-cell/>
        </table:table-row>
        <table:table-row table:style-name="ro1">
          <table:table-cell office:value-type="float" office:value="37.25" calcext:value-type="float">
            <text:p>37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5149816560209" calcext:value-type="float">
            <text:p>9,15149816560209</text:p>
          </table:table-cell>
          <table:table-cell office:value-type="float" office:value="6.50790528979738" calcext:value-type="float">
            <text:p>6,50790528979738</text:p>
          </table:table-cell>
          <table:table-cell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3956564946185" calcext:value-type="float">
            <text:p>9,13956564946185</text:p>
          </table:table-cell>
          <table:table-cell office:value-type="float" office:value="6.54409247423025" calcext:value-type="float">
            <text:p>6,54409247423025</text:p>
          </table:table-cell>
          <table:table-cell/>
        </table:table-row>
        <table:table-row table:style-name="ro1">
          <table:table-cell office:value-type="float" office:value="37.75" calcext:value-type="float">
            <text:p>37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277567852263" calcext:value-type="float">
            <text:p>9,1277567852263</text:p>
          </table:table-cell>
          <table:table-cell office:value-type="float" office:value="6.57990466530647" calcext:value-type="float">
            <text:p>6,5799046653064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1607029154009" calcext:value-type="float">
            <text:p>9,11607029154009</text:p>
          </table:table-cell>
          <table:table-cell office:value-type="float" office:value="6.61534574893258" calcext:value-type="float">
            <text:p>6,61534574893258</text:p>
          </table:table-cell>
          <table:table-cell/>
        </table:table-row>
        <table:table-row table:style-name="ro1">
          <table:table-cell office:value-type="float" office:value="38.25" calcext:value-type="float">
            <text:p>38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10450490032604" calcext:value-type="float">
            <text:p>9,10450490032604</text:p>
          </table:table-cell>
          <table:table-cell office:value-type="float" office:value="6.65041957074705" calcext:value-type="float">
            <text:p>6,65041957074705</text:p>
          </table:table-cell>
          <table:table-cell/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09305935664753" calcext:value-type="float">
            <text:p>9,09305935664753</text:p>
          </table:table-cell>
          <table:table-cell office:value-type="float" office:value="6.68512993653753" calcext:value-type="float">
            <text:p>6,68512993653753</text:p>
          </table:table-cell>
          <table:table-cell/>
        </table:table-row>
        <table:table-row table:style-name="ro1">
          <table:table-cell office:value-type="float" office:value="38.75" calcext:value-type="float">
            <text:p>38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08173241857236" calcext:value-type="float">
            <text:p>9,08173241857236</text:p>
          </table:table-cell>
          <table:table-cell office:value-type="float" office:value="6.71948061265382" calcext:value-type="float">
            <text:p>6,7194806126538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07052285703798" calcext:value-type="float">
            <text:p>9,07052285703798</text:p>
          </table:table-cell>
          <table:table-cell office:value-type="float" office:value="6.7534753264165" calcext:value-type="float">
            <text:p>6,7534753264165</text:p>
          </table:table-cell>
          <table:table-cell/>
        </table:table-row>
        <table:table-row table:style-name="ro1">
          <table:table-cell office:value-type="float" office:value="39.25" calcext:value-type="float">
            <text:p>39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05942945571812" calcext:value-type="float">
            <text:p>9,05942945571812</text:p>
          </table:table-cell>
          <table:table-cell office:value-type="float" office:value="6.78711776652147" calcext:value-type="float">
            <text:p>6,78711776652147</text:p>
          </table:table-cell>
          <table:table-cell/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04845101089081" calcext:value-type="float">
            <text:p>9,04845101089081</text:p>
          </table:table-cell>
          <table:table-cell office:value-type="float" office:value="6.8204115834401" calcext:value-type="float">
            <text:p>6,8204115834401</text:p>
          </table:table-cell>
          <table:table-cell/>
        </table:table-row>
        <table:table-row table:style-name="ro1">
          <table:table-cell office:value-type="float" office:value="39.75" calcext:value-type="float">
            <text:p>39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03758633130778" calcext:value-type="float">
            <text:p>9,03758633130778</text:p>
          </table:table-cell>
          <table:table-cell office:value-type="float" office:value="6.85336038981541" calcext:value-type="float">
            <text:p>6,853360389815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02683423806518" calcext:value-type="float">
            <text:p>9,02683423806518</text:p>
          </table:table-cell>
          <table:table-cell office:value-type="float" office:value="6.88596776085402" calcext:value-type="float">
            <text:p>6,88596776085402</text:p>
          </table:table-cell>
          <table:table-cell/>
        </table:table-row>
        <table:table-row table:style-name="ro1">
          <table:table-cell office:value-type="float" office:value="40.25" calcext:value-type="float">
            <text:p>4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01619356447569" calcext:value-type="float">
            <text:p>9,01619356447569</text:p>
          </table:table-cell>
          <table:table-cell office:value-type="float" office:value="6.91823723471413" calcext:value-type="float">
            <text:p>6,91823723471413</text:p>
          </table:table-cell>
          <table:table-cell/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.00566315594188" calcext:value-type="float">
            <text:p>9,00566315594188</text:p>
          </table:table-cell>
          <table:table-cell office:value-type="float" office:value="6.95017231288941" calcext:value-type="float">
            <text:p>6,95017231288941</text:p>
          </table:table-cell>
          <table:table-cell/>
        </table:table-row>
        <table:table-row table:style-name="ro1">
          <table:table-cell office:value-type="float" office:value="40.75" calcext:value-type="float">
            <text:p>40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9524186983097" calcext:value-type="float">
            <text:p>8,99524186983097</text:p>
          </table:table-cell>
          <table:table-cell office:value-type="float" office:value="6.98177646058893" calcext:value-type="float">
            <text:p>6,9817764605889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8492857535082" calcext:value-type="float">
            <text:p>8,98492857535082</text:p>
          </table:table-cell>
          <table:table-cell office:value-type="float" office:value="7.01305310711322" calcext:value-type="float">
            <text:p>7,01305310711322</text:p>
          </table:table-cell>
          <table:table-cell/>
        </table:table-row>
        <table:table-row table:style-name="ro1">
          <table:table-cell office:value-type="float" office:value="41.25" calcext:value-type="float">
            <text:p>41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7472215342724" calcext:value-type="float">
            <text:p>8,97472215342724</text:p>
          </table:table-cell>
          <table:table-cell office:value-type="float" office:value="7.04400564622629" calcext:value-type="float">
            <text:p>7,04400564622629</text:p>
          </table:table-cell>
          <table:table-cell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6462149658256" calcext:value-type="float">
            <text:p>8,96462149658256</text:p>
          </table:table-cell>
          <table:table-cell office:value-type="float" office:value="7.07463743652397" calcext:value-type="float">
            <text:p>7,07463743652397</text:p>
          </table:table-cell>
          <table:table-cell/>
        </table:table-row>
        <table:table-row table:style-name="ro1">
          <table:table-cell office:value-type="float" office:value="41.75" calcext:value-type="float">
            <text:p>41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5462550881545" calcext:value-type="float">
            <text:p>8,95462550881545</text:p>
          </table:table-cell>
          <table:table-cell office:value-type="float" office:value="7.10495180179828" calcext:value-type="float">
            <text:p>7,104951801798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4473310548203" calcext:value-type="float">
            <text:p>8,94473310548203</text:p>
          </table:table-cell>
          <table:table-cell office:value-type="float" office:value="7.1349520313981" calcext:value-type="float">
            <text:p>7,1349520313981</text:p>
          </table:table-cell>
          <table:table-cell/>
        </table:table-row>
        <table:table-row table:style-name="ro1">
          <table:table-cell office:value-type="float" office:value="42.25" calcext:value-type="float">
            <text:p>42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3494321317812" calcext:value-type="float">
            <text:p>8,93494321317812</text:p>
          </table:table-cell>
          <table:table-cell office:value-type="float" office:value="7.16464138058612" calcext:value-type="float">
            <text:p>7,16464138058612</text:p>
          </table:table-cell>
          <table:table-cell/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2525476962283" calcext:value-type="float">
            <text:p>8,92525476962283</text:p>
          </table:table-cell>
          <table:table-cell office:value-type="float" office:value="7.19402307089203" calcext:value-type="float">
            <text:p>7,19402307089203</text:p>
          </table:table-cell>
          <table:table-cell/>
        </table:table-row>
        <table:table-row table:style-name="ro1">
          <table:table-cell office:value-type="float" office:value="42.75" calcext:value-type="float">
            <text:p>42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1566672354323" calcext:value-type="float">
            <text:p>8,91566672354323</text:p>
          </table:table-cell>
          <table:table-cell office:value-type="float" office:value="7.2231002904621" calcext:value-type="float">
            <text:p>7,223100290462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90617803456034" calcext:value-type="float">
            <text:p>8,90617803456034</text:p>
          </table:table-cell>
          <table:table-cell office:value-type="float" office:value="7.2518761944051" calcext:value-type="float">
            <text:p>7,2518761944051</text:p>
          </table:table-cell>
          <table:table-cell/>
        </table:table-row>
        <table:table-row table:style-name="ro1">
          <table:table-cell office:value-type="float" office:value="43.25" calcext:value-type="float">
            <text:p>43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967876730762" calcext:value-type="float">
            <text:p>8,8967876730762</text:p>
          </table:table-cell>
          <table:table-cell office:value-type="float" office:value="7.28035390513468" calcext:value-type="float">
            <text:p>7,28035390513468</text:p>
          </table:table-cell>
          <table:table-cell/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8749462016216" calcext:value-type="float">
            <text:p>8,88749462016216</text:p>
          </table:table-cell>
          <table:table-cell office:value-type="float" office:value="7.30853651270816" calcext:value-type="float">
            <text:p>7,30853651270816</text:p>
          </table:table-cell>
          <table:table-cell/>
        </table:table-row>
        <table:table-row table:style-name="ro1">
          <table:table-cell office:value-type="float" office:value="43.75" calcext:value-type="float">
            <text:p>43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7829786744833" calcext:value-type="float">
            <text:p>8,87829786744833</text:p>
          </table:table-cell>
          <table:table-cell office:value-type="float" office:value="7.33642707516182" calcext:value-type="float">
            <text:p>7,3364270751618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6919641701416" calcext:value-type="float">
            <text:p>8,86919641701416</text:p>
          </table:table-cell>
          <table:table-cell office:value-type="float" office:value="7.36402861884273" calcext:value-type="float">
            <text:p>7,36402861884273</text:p>
          </table:table-cell>
          <table:table-cell/>
        </table:table-row>
        <table:table-row table:style-name="ro1">
          <table:table-cell office:value-type="float" office:value="44.25" calcext:value-type="float">
            <text:p>44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6018928128013" calcext:value-type="float">
            <text:p>8,86018928128013</text:p>
          </table:table-cell>
          <table:table-cell office:value-type="float" office:value="7.39134413873715" calcext:value-type="float">
            <text:p>7,39134413873715</text:p>
          </table:table-cell>
          <table:table-cell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5127548290062" calcext:value-type="float">
            <text:p>8,85127548290062</text:p>
          </table:table-cell>
          <table:table-cell office:value-type="float" office:value="7.41837659879547" calcext:value-type="float">
            <text:p>7,41837659879547</text:p>
          </table:table-cell>
          <table:table-cell/>
        </table:table-row>
        <table:table-row table:style-name="ro1">
          <table:table-cell office:value-type="float" office:value="44.75" calcext:value-type="float">
            <text:p>4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4245405465788" calcext:value-type="float">
            <text:p>8,84245405465788</text:p>
          </table:table-cell>
          <table:table-cell office:value-type="float" office:value="7.44512893225387" calcext:value-type="float">
            <text:p>7,4451289322538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3372403935702" calcext:value-type="float">
            <text:p>8,83372403935702</text:p>
          </table:table-cell>
          <table:table-cell office:value-type="float" office:value="7.47160404195254" calcext:value-type="float">
            <text:p>7,47160404195254</text:p>
          </table:table-cell>
          <table:table-cell/>
        </table:table-row>
        <table:table-row table:style-name="ro1">
          <table:table-cell office:value-type="float" office:value="45.25" calcext:value-type="float">
            <text:p>45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2508448972218" calcext:value-type="float">
            <text:p>8,82508448972218</text:p>
          </table:table-cell>
          <table:table-cell office:value-type="float" office:value="7.49780480065072" calcext:value-type="float">
            <text:p>7,49780480065072</text:p>
          </table:table-cell>
          <table:table-cell/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1653446829377" calcext:value-type="float">
            <text:p>8,81653446829377</text:p>
          </table:table-cell>
          <table:table-cell office:value-type="float" office:value="7.52373405133838" calcext:value-type="float">
            <text:p>7,52373405133838</text:p>
          </table:table-cell>
          <table:table-cell/>
        </table:table-row>
        <table:table-row table:style-name="ro1">
          <table:table-cell office:value-type="float" office:value="45.75" calcext:value-type="float">
            <text:p>45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80807304732668" calcext:value-type="float">
            <text:p>8,80807304732668</text:p>
          </table:table-cell>
          <table:table-cell office:value-type="float" office:value="7.54939460754474" calcext:value-type="float">
            <text:p>7,5493946075447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996993086897" calcext:value-type="float">
            <text:p>8,7996993086897</text:p>
          </table:table-cell>
          <table:table-cell office:value-type="float" office:value="7.57478925364351" calcext:value-type="float">
            <text:p>7,57478925364351</text:p>
          </table:table-cell>
          <table:table-cell/>
        </table:table-row>
        <table:table-row table:style-name="ro1">
          <table:table-cell office:value-type="float" office:value="46.25" calcext:value-type="float">
            <text:p>46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9141234376579" calcext:value-type="float">
            <text:p>8,79141234376579</text:p>
          </table:table-cell>
          <table:table-cell office:value-type="float" office:value="7.59992074515507" calcext:value-type="float">
            <text:p>7,59992074515507</text:p>
          </table:table-cell>
          <table:table-cell/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832112533536" calcext:value-type="float">
            <text:p>8,7832112533536</text:p>
          </table:table-cell>
          <table:table-cell office:value-type="float" office:value="7.62479180904542" calcext:value-type="float">
            <text:p>7,62479180904542</text:p>
          </table:table-cell>
          <table:table-cell/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7509514756981" calcext:value-type="float">
            <text:p>8,77509514756981</text:p>
          </table:table-cell>
          <table:table-cell office:value-type="float" office:value="7.64940514402211" calcext:value-type="float">
            <text:p>7,6494051440221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6706314575262" calcext:value-type="float">
            <text:p>8,76706314575262</text:p>
          </table:table-cell>
          <table:table-cell office:value-type="float" office:value="7.67376342082707" calcext:value-type="float">
            <text:p>7,67376342082707</text:p>
          </table:table-cell>
          <table:table-cell/>
        </table:table-row>
        <table:table-row table:style-name="ro1">
          <table:table-cell office:value-type="float" office:value="47.25" calcext:value-type="float">
            <text:p>47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5911437636618" calcext:value-type="float">
            <text:p>8,75911437636618</text:p>
          </table:table-cell>
          <table:table-cell office:value-type="float" office:value="7.69786928252639" calcext:value-type="float">
            <text:p>7,69786928252639</text:p>
          </table:table-cell>
          <table:table-cell/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5124797690601" calcext:value-type="float">
            <text:p>8,75124797690601</text:p>
          </table:table-cell>
          <table:table-cell office:value-type="float" office:value="7.7217253447971" calcext:value-type="float">
            <text:p>7,7217253447971</text:p>
          </table:table-cell>
          <table:table-cell/>
        </table:table-row>
        <table:table-row table:style-name="ro1">
          <table:table-cell office:value-type="float" office:value="47.75" calcext:value-type="float">
            <text:p>47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4346309380541" calcext:value-type="float">
            <text:p>8,74346309380541</text:p>
          </table:table-cell>
          <table:table-cell office:value-type="float" office:value="7.74533419621104" calcext:value-type="float">
            <text:p>7,745334196211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3575888234289" calcext:value-type="float">
            <text:p>8,73575888234289</text:p>
          </table:table-cell>
          <table:table-cell office:value-type="float" office:value="7.7686983985157" calcext:value-type="float">
            <text:p>7,7686983985157</text:p>
          </table:table-cell>
          <table:table-cell/>
        </table:table-row>
        <table:table-row table:style-name="ro1">
          <table:table-cell office:value-type="float" office:value="48.25" calcext:value-type="float">
            <text:p>48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2813450655042" calcext:value-type="float">
            <text:p>8,72813450655042</text:p>
          </table:table-cell>
          <table:table-cell office:value-type="float" office:value="7.79182048691221" calcext:value-type="float">
            <text:p>7,79182048691221</text:p>
          </table:table-cell>
          <table:table-cell/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2058913912281" calcext:value-type="float">
            <text:p>8,72058913912281</text:p>
          </table:table-cell>
          <table:table-cell office:value-type="float" office:value="7.81470297033042" calcext:value-type="float">
            <text:p>7,81470297033042</text:p>
          </table:table-cell>
          <table:table-cell/>
        </table:table-row>
        <table:table-row table:style-name="ro1">
          <table:table-cell office:value-type="float" office:value="48.75" calcext:value-type="float">
            <text:p>48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131219613279" calcext:value-type="float">
            <text:p>8,7131219613279</text:p>
          </table:table-cell>
          <table:table-cell office:value-type="float" office:value="7.83734833170113" calcext:value-type="float">
            <text:p>7,8373483317011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7057321629177" calcext:value-type="float">
            <text:p>8,7057321629177</text:p>
          </table:table-cell>
          <table:table-cell office:value-type="float" office:value="7.85975902822553" calcext:value-type="float">
            <text:p>7,85975902822553</text:p>
          </table:table-cell>
          <table:table-cell/>
        </table:table-row>
        <table:table-row table:style-name="ro1">
          <table:table-cell office:value-type="float" office:value="49.25" calcext:value-type="float">
            <text:p>49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9841894204053" calcext:value-type="float">
            <text:p>8,69841894204053</text:p>
          </table:table-cell>
          <table:table-cell office:value-type="float" office:value="7.8819374916418" calcext:value-type="float">
            <text:p>7,8819374916418</text:p>
          </table:table-cell>
          <table:table-cell/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9118150515395" calcext:value-type="float">
            <text:p>8,69118150515395</text:p>
          </table:table-cell>
          <table:table-cell office:value-type="float" office:value="7.90388612848902" calcext:value-type="float">
            <text:p>7,90388612848902</text:p>
          </table:table-cell>
          <table:table-cell/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8401906693871" calcext:value-type="float">
            <text:p>8,68401906693871</text:p>
          </table:table-cell>
          <table:table-cell office:value-type="float" office:value="7.92560732036823" calcext:value-type="float">
            <text:p>7,925607320368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7693085021348" calcext:value-type="float">
            <text:p>8,67693085021348</text:p>
          </table:table-cell>
          <table:table-cell office:value-type="float" office:value="7.94710342420091" calcext:value-type="float">
            <text:p>7,94710342420091</text:p>
          </table:table-cell>
          <table:table-cell/>
        </table:table-row>
        <table:table-row table:style-name="ro1">
          <table:table-cell office:value-type="float" office:value="50.25" calcext:value-type="float">
            <text:p>5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6991608585059" calcext:value-type="float">
            <text:p>8,66991608585059</text:p>
          </table:table-cell>
          <table:table-cell office:value-type="float" office:value="7.96837677248468" calcext:value-type="float">
            <text:p>7,96837677248468</text:p>
          </table:table-cell>
          <table:table-cell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6297401269249" calcext:value-type="float">
            <text:p>8,66297401269249</text:p>
          </table:table-cell>
          <table:table-cell office:value-type="float" office:value="7.98942967354645" calcext:value-type="float">
            <text:p>7,98942967354645</text:p>
          </table:table-cell>
          <table:table-cell/>
        </table:table-row>
        <table:table-row table:style-name="ro1">
          <table:table-cell office:value-type="float" office:value="50.75" calcext:value-type="float">
            <text:p>50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5610387746924" calcext:value-type="float">
            <text:p>8,65610387746924</text:p>
          </table:table-cell>
          <table:table-cell office:value-type="float" office:value="8.01026441179283" calcext:value-type="float">
            <text:p>8,0102644117928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493049347167" calcext:value-type="float">
            <text:p>8,6493049347167</text:p>
          </table:table-cell>
          <table:table-cell office:value-type="float" office:value="8.03088324795806" calcext:value-type="float">
            <text:p>8,03088324795806</text:p>
          </table:table-cell>
          <table:table-cell/>
        </table:table-row>
        <table:table-row table:style-name="ro1">
          <table:table-cell office:value-type="float" office:value="51.25" calcext:value-type="float">
            <text:p>51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4257644669571" calcext:value-type="float">
            <text:p>8,64257644669571</text:p>
          </table:table-cell>
          <table:table-cell office:value-type="float" office:value="8.05128841934927" calcext:value-type="float">
            <text:p>8,05128841934927</text:p>
          </table:table-cell>
          <table:table-cell/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3591768331198" calcext:value-type="float">
            <text:p>8,63591768331198</text:p>
          </table:table-cell>
          <table:table-cell office:value-type="float" office:value="8.07148214008928" calcext:value-type="float">
            <text:p>8,07148214008928</text:p>
          </table:table-cell>
          <table:table-cell/>
        </table:table-row>
        <table:table-row table:style-name="ro1">
          <table:table-cell office:value-type="float" office:value="51.75" calcext:value-type="float">
            <text:p>51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2932792203692" calcext:value-type="float">
            <text:p>8,62932792203692</text:p>
          </table:table-cell>
          <table:table-cell office:value-type="float" office:value="8.09146660135684" calcext:value-type="float">
            <text:p>8,0914666013568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228064478292" calcext:value-type="float">
            <text:p>8,6228064478292</text:p>
          </table:table-cell>
          <table:table-cell office:value-type="float" office:value="8.11124397162438" calcext:value-type="float">
            <text:p>8,11124397162438</text:p>
          </table:table-cell>
          <table:table-cell/>
        </table:table-row>
        <table:table-row table:style-name="ro1">
          <table:table-cell office:value-type="float" office:value="52.25" calcext:value-type="float">
            <text:p>52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1635255305717" calcext:value-type="float">
            <text:p>8,61635255305717</text:p>
          </table:table-cell>
          <table:table-cell office:value-type="float" office:value="8.13081639689333" calcext:value-type="float">
            <text:p>8,13081639689333</text:p>
          </table:table-cell>
          <table:table-cell/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0996553742212" calcext:value-type="float">
            <text:p>8,60996553742212</text:p>
          </table:table-cell>
          <table:table-cell office:value-type="float" office:value="8.15018600092696" calcext:value-type="float">
            <text:p>8,15018600092696</text:p>
          </table:table-cell>
          <table:table-cell/>
        </table:table-row>
        <table:table-row table:style-name="ro1">
          <table:table-cell office:value-type="float" office:value="52.75" calcext:value-type="float">
            <text:p>52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60364470788221" calcext:value-type="float">
            <text:p>8,60364470788221</text:p>
          </table:table-cell>
          <table:table-cell office:value-type="float" office:value="8.16935488548081" calcext:value-type="float">
            <text:p>8,169354885480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9738937857736" calcext:value-type="float">
            <text:p>8,59738937857736</text:p>
          </table:table-cell>
          <table:table-cell office:value-type="float" office:value="8.18832513053078" calcext:value-type="float">
            <text:p>8,18832513053078</text:p>
          </table:table-cell>
          <table:table-cell/>
        </table:table-row>
        <table:table-row table:style-name="ro1">
          <table:table-cell office:value-type="float" office:value="53.25" calcext:value-type="float">
            <text:p>53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9119887075474" calcext:value-type="float">
            <text:p>8,59119887075474</text:p>
          </table:table-cell>
          <table:table-cell office:value-type="float" office:value="8.20709879449881" calcext:value-type="float">
            <text:p>8,20709879449881</text:p>
          </table:table-cell>
          <table:table-cell/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8507251269521" calcext:value-type="float">
            <text:p>8,58507251269521</text:p>
          </table:table-cell>
          <table:table-cell office:value-type="float" office:value="8.22567791447624" calcext:value-type="float">
            <text:p>8,22567791447624</text:p>
          </table:table-cell>
          <table:table-cell/>
        </table:table-row>
        <table:table-row table:style-name="ro1">
          <table:table-cell office:value-type="float" office:value="53.75" calcext:value-type="float">
            <text:p>53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7900963964035" calcext:value-type="float">
            <text:p>8,57900963964035</text:p>
          </table:table-cell>
          <table:table-cell office:value-type="float" office:value="8.24406450644484" calcext:value-type="float">
            <text:p>8,2440645064448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7300959372038" calcext:value-type="float">
            <text:p>8,57300959372038</text:p>
          </table:table-cell>
          <table:table-cell office:value-type="float" office:value="8.26226056549555" calcext:value-type="float">
            <text:p>8,26226056549555</text:p>
          </table:table-cell>
          <table:table-cell/>
        </table:table-row>
        <table:table-row table:style-name="ro1">
          <table:table-cell office:value-type="float" office:value="54.25" calcext:value-type="float">
            <text:p>54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6707172388278" calcext:value-type="float">
            <text:p>8,56707172388278</text:p>
          </table:table-cell>
          <table:table-cell office:value-type="float" office:value="8.280268066045" calcext:value-type="float">
            <text:p>8,280268066045</text:p>
          </table:table-cell>
          <table:table-cell/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6119538582159" calcext:value-type="float">
            <text:p>8,56119538582159</text:p>
          </table:table-cell>
          <table:table-cell office:value-type="float" office:value="8.29808896204971" calcext:value-type="float">
            <text:p>8,29808896204971</text:p>
          </table:table-cell>
          <table:table-cell/>
        </table:table-row>
        <table:table-row table:style-name="ro1">
          <table:table-cell office:value-type="float" office:value="54.75" calcext:value-type="float">
            <text:p>5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5537994190758" calcext:value-type="float">
            <text:p>8,55537994190758</text:p>
          </table:table-cell>
          <table:table-cell office:value-type="float" office:value="8.31572518721816" calcext:value-type="float">
            <text:p>8,3157251872181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4962476111898" calcext:value-type="float">
            <text:p>8,54962476111898</text:p>
          </table:table-cell>
          <table:table-cell office:value-type="float" office:value="8.33317865522053" calcext:value-type="float">
            <text:p>8,33317865522053</text:p>
          </table:table-cell>
          <table:table-cell/>
        </table:table-row>
        <table:table-row table:style-name="ro1">
          <table:table-cell office:value-type="float" office:value="55.25" calcext:value-type="float">
            <text:p>55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4392921897306" calcext:value-type="float">
            <text:p>8,54392921897306</text:p>
          </table:table-cell>
          <table:table-cell office:value-type="float" office:value="8.35045125989645" calcext:value-type="float">
            <text:p>8,35045125989645</text:p>
          </table:table-cell>
          <table:table-cell/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3829269745837" calcext:value-type="float">
            <text:p>8,53829269745837</text:p>
          </table:table-cell>
          <table:table-cell office:value-type="float" office:value="8.36754487546042" calcext:value-type="float">
            <text:p>8,36754487546042</text:p>
          </table:table-cell>
          <table:table-cell/>
        </table:table-row>
        <table:table-row table:style-name="ro1">
          <table:table-cell office:value-type="float" office:value="55.75" calcext:value-type="float">
            <text:p>55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3271458496764" calcext:value-type="float">
            <text:p>8,53271458496764</text:p>
          </table:table-cell>
          <table:table-cell office:value-type="float" office:value="8.38446135670519" calcext:value-type="float">
            <text:p>8,3844613567051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2719427623145" calcext:value-type="float">
            <text:p>8,52719427623145</text:p>
          </table:table-cell>
          <table:table-cell office:value-type="float" office:value="8.40120253920306" calcext:value-type="float">
            <text:p>8,40120253920306</text:p>
          </table:table-cell>
          <table:table-cell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2173117225257" calcext:value-type="float">
            <text:p>8,52173117225257</text:p>
          </table:table-cell>
          <table:table-cell office:value-type="float" office:value="8.41777023950502" calcext:value-type="float">
            <text:p>8,41777023950502</text:p>
          </table:table-cell>
          <table:table-cell/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1632468024091" calcext:value-type="float">
            <text:p>8,51632468024091</text:p>
          </table:table-cell>
          <table:table-cell office:value-type="float" office:value="8.43416625533785" calcext:value-type="float">
            <text:p>8,43416625533785</text:p>
          </table:table-cell>
          <table:table-cell/>
        </table:table-row>
        <table:table-row table:style-name="ro1">
          <table:table-cell office:value-type="float" office:value="56.75" calcext:value-type="float">
            <text:p>56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1097421354923" calcext:value-type="float">
            <text:p>8,51097421354923</text:p>
          </table:table-cell>
          <table:table-cell office:value-type="float" office:value="8.45039236579922" calcext:value-type="float">
            <text:p>8,4503923657992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0567919160949" calcext:value-type="float">
            <text:p>8,50567919160949</text:p>
          </table:table-cell>
          <table:table-cell office:value-type="float" office:value="8.46645033155072" calcext:value-type="float">
            <text:p>8,46645033155072</text:p>
          </table:table-cell>
          <table:table-cell/>
        </table:table-row>
        <table:table-row table:style-name="ro1">
          <table:table-cell office:value-type="float" office:value="57.25" calcext:value-type="float">
            <text:p>57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50043903986986" calcext:value-type="float">
            <text:p>8,50043903986986</text:p>
          </table:table-cell>
          <table:table-cell office:value-type="float" office:value="8.4823418950089" calcext:value-type="float">
            <text:p>8,4823418950089</text:p>
          </table:table-cell>
          <table:table-cell/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9525318973232" calcext:value-type="float">
            <text:p>8,49525318973232</text:p>
          </table:table-cell>
          <table:table-cell office:value-type="float" office:value="8.49806878053434" calcext:value-type="float">
            <text:p>8,49806878053434</text:p>
          </table:table-cell>
          <table:table-cell/>
        </table:table-row>
        <table:table-row table:style-name="ro1">
          <table:table-cell office:value-type="float" office:value="57.75" calcext:value-type="float">
            <text:p>57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9012107849105" calcext:value-type="float">
            <text:p>8,49012107849105</text:p>
          </table:table-cell>
          <table:table-cell office:value-type="float" office:value="8.51363269461877" calcext:value-type="float">
            <text:p>8,5136326946187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850421492713" calcext:value-type="float">
            <text:p>8,4850421492713</text:p>
          </table:table-cell>
          <table:table-cell office:value-type="float" office:value="8.52903532607023" calcext:value-type="float">
            <text:p>8,52903532607023</text:p>
          </table:table-cell>
          <table:table-cell/>
        </table:table-row>
        <table:table-row table:style-name="ro1">
          <table:table-cell office:value-type="float" office:value="58.25" calcext:value-type="float">
            <text:p>58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8001585096899" calcext:value-type="float">
            <text:p>8,48001585096899</text:p>
          </table:table-cell>
          <table:table-cell office:value-type="float" office:value="8.5442783461963" calcext:value-type="float">
            <text:p>8,5442783461963</text:p>
          </table:table-cell>
          <table:table-cell/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7504163819092" calcext:value-type="float">
            <text:p>8,47504163819092</text:p>
          </table:table-cell>
          <table:table-cell office:value-type="float" office:value="8.55936340898547" calcext:value-type="float">
            <text:p>8,55936340898547</text:p>
          </table:table-cell>
          <table:table-cell/>
        </table:table-row>
        <table:table-row table:style-name="ro1">
          <table:table-cell office:value-type="float" office:value="58.75" calcext:value-type="float">
            <text:p>58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7011897119558" calcext:value-type="float">
            <text:p>8,47011897119558</text:p>
          </table:table-cell>
          <table:table-cell office:value-type="float" office:value="8.57429215128661" calcext:value-type="float">
            <text:p>8,5742921512866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6524731583459" calcext:value-type="float">
            <text:p>8,46524731583459</text:p>
          </table:table-cell>
          <table:table-cell office:value-type="float" office:value="8.58906619298659" calcext:value-type="float">
            <text:p>8,58906619298659</text:p>
          </table:table-cell>
          <table:table-cell/>
        </table:table-row>
        <table:table-row table:style-name="ro1">
          <table:table-cell office:value-type="float" office:value="59.25" calcext:value-type="float">
            <text:p>59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6042614349472" calcext:value-type="float">
            <text:p>8,46042614349472</text:p>
          </table:table-cell>
          <table:table-cell office:value-type="float" office:value="8.60368713718601" calcext:value-type="float">
            <text:p>8,60368713718601</text:p>
          </table:table-cell>
          <table:table-cell/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5565493104058" calcext:value-type="float">
            <text:p>8,45565493104058</text:p>
          </table:table-cell>
          <table:table-cell office:value-type="float" office:value="8.61815657037321" calcext:value-type="float">
            <text:p>8,61815657037321</text:p>
          </table:table-cell>
          <table:table-cell/>
        </table:table-row>
        <table:table-row table:style-name="ro1">
          <table:table-cell office:value-type="float" office:value="59.75" calcext:value-type="float">
            <text:p>59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5093316075779" calcext:value-type="float">
            <text:p>8,45093316075779</text:p>
          </table:table-cell>
          <table:table-cell office:value-type="float" office:value="8.63247606259637" calcext:value-type="float">
            <text:p>8,6324760625963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4626032029686" calcext:value-type="float">
            <text:p>8,44626032029686</text:p>
          </table:table-cell>
          <table:table-cell office:value-type="float" office:value="8.64664716763387" calcext:value-type="float">
            <text:p>8,64664716763387</text:p>
          </table:table-cell>
          <table:table-cell/>
        </table:table-row>
        <table:table-row table:style-name="ro1">
          <table:table-cell office:value-type="float" office:value="60.25" calcext:value-type="float">
            <text:p>6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4163590261756" calcext:value-type="float">
            <text:p>8,44163590261756</text:p>
          </table:table-cell>
          <table:table-cell office:value-type="float" office:value="8.66067142316294" calcext:value-type="float">
            <text:p>8,66067142316294</text:p>
          </table:table-cell>
          <table:table-cell/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3705940593392" calcext:value-type="float">
            <text:p>8,43705940593392</text:p>
          </table:table-cell>
          <table:table-cell office:value-type="float" office:value="8.67455035092645" calcext:value-type="float">
            <text:p>8,67455035092645</text:p>
          </table:table-cell>
          <table:table-cell/>
        </table:table-row>
        <table:table-row table:style-name="ro1">
          <table:table-cell office:value-type="float" office:value="60.75" calcext:value-type="float">
            <text:p>60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3253033365978" calcext:value-type="float">
            <text:p>8,43253033365978</text:p>
          </table:table-cell>
          <table:table-cell office:value-type="float" office:value="8.68828545689806" calcext:value-type="float">
            <text:p>8,6882854568980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280481943549" calcext:value-type="float">
            <text:p>8,4280481943549</text:p>
          </table:table-cell>
          <table:table-cell office:value-type="float" office:value="8.70187823144562" calcext:value-type="float">
            <text:p>8,70187823144562</text:p>
          </table:table-cell>
          <table:table-cell/>
        </table:table-row>
        <table:table-row table:style-name="ro1">
          <table:table-cell office:value-type="float" office:value="61.25" calcext:value-type="float">
            <text:p>61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2361250167164" calcext:value-type="float">
            <text:p>8,42361250167164</text:p>
          </table:table-cell>
          <table:table-cell office:value-type="float" office:value="8.71533014949291" calcext:value-type="float">
            <text:p>8,71533014949291</text:p>
          </table:table-cell>
          <table:table-cell/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192227743022" calcext:value-type="float">
            <text:p>8,4192227743022</text:p>
          </table:table-cell>
          <table:table-cell office:value-type="float" office:value="8.72864267067964" calcext:value-type="float">
            <text:p>8,72864267067964</text:p>
          </table:table-cell>
          <table:table-cell/>
        </table:table-row>
        <table:table-row table:style-name="ro1">
          <table:table-cell office:value-type="float" office:value="61.75" calcext:value-type="float">
            <text:p>61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1487853592635" calcext:value-type="float">
            <text:p>8,41487853592635</text:p>
          </table:table-cell>
          <table:table-cell office:value-type="float" office:value="8.74181723951989" calcext:value-type="float">
            <text:p>8,7418172395198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1057931515982" calcext:value-type="float">
            <text:p>8,41057931515982</text:p>
          </table:table-cell>
          <table:table-cell office:value-type="float" office:value="8.75485528555877" calcext:value-type="float">
            <text:p>8,75485528555877</text:p>
          </table:table-cell>
          <table:table-cell/>
        </table:table-row>
        <table:table-row table:style-name="ro1">
          <table:table-cell office:value-type="float" office:value="62.25" calcext:value-type="float">
            <text:p>62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0632464550306" calcext:value-type="float">
            <text:p>8,40632464550306</text:p>
          </table:table-cell>
          <table:table-cell office:value-type="float" office:value="8.76775822352763" calcext:value-type="float">
            <text:p>8,76775822352763</text:p>
          </table:table-cell>
          <table:table-cell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40211406529071" calcext:value-type="float">
            <text:p>8,40211406529071</text:p>
          </table:table-cell>
          <table:table-cell office:value-type="float" office:value="8.78052745349748" calcext:value-type="float">
            <text:p>8,78052745349748</text:p>
          </table:table-cell>
          <table:table-cell/>
        </table:table-row>
        <table:table-row table:style-name="ro1">
          <table:table-cell office:value-type="float" office:value="62.75" calcext:value-type="float">
            <text:p>62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9794711764143" calcext:value-type="float">
            <text:p>8,39794711764143</text:p>
          </table:table-cell>
          <table:table-cell office:value-type="float" office:value="8.793164361031" calcext:value-type="float">
            <text:p>8,79316436103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9382335040839" calcext:value-type="float">
            <text:p>8,39382335040839</text:p>
          </table:table-cell>
          <table:table-cell office:value-type="float" office:value="8.8056703173328" calcext:value-type="float">
            <text:p>8,8056703173328</text:p>
          </table:table-cell>
          <table:table-cell/>
        </table:table-row>
        <table:table-row table:style-name="ro1">
          <table:table-cell office:value-type="float" office:value="63.25" calcext:value-type="float">
            <text:p>63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8974231613015" calcext:value-type="float">
            <text:p>8,38974231613015</text:p>
          </table:table-cell>
          <table:table-cell office:value-type="float" office:value="8.81804667939826" calcext:value-type="float">
            <text:p>8,81804667939826</text:p>
          </table:table-cell>
          <table:table-cell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8570357198215" calcext:value-type="float">
            <text:p>8,38570357198215</text:p>
          </table:table-cell>
          <table:table-cell office:value-type="float" office:value="8.83029479016075" calcext:value-type="float">
            <text:p>8,83029479016075</text:p>
          </table:table-cell>
          <table:table-cell/>
        </table:table-row>
        <table:table-row table:style-name="ro1">
          <table:table-cell office:value-type="float" office:value="63.75" calcext:value-type="float">
            <text:p>63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8170667972863" calcext:value-type="float">
            <text:p>8,38170667972863</text:p>
          </table:table-cell>
          <table:table-cell office:value-type="float" office:value="8.84241597863737" calcext:value-type="float">
            <text:p>8,8424159786373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7775120567512" calcext:value-type="float">
            <text:p>8,37775120567512</text:p>
          </table:table-cell>
          <table:table-cell office:value-type="float" office:value="8.85441156007312" calcext:value-type="float">
            <text:p>8,85441156007312</text:p>
          </table:table-cell>
          <table:table-cell/>
        </table:table-row>
        <table:table-row table:style-name="ro1">
          <table:table-cell office:value-type="float" office:value="64.25" calcext:value-type="float">
            <text:p>64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7383672062133" calcext:value-type="float">
            <text:p>8,37383672062133</text:p>
          </table:table-cell>
          <table:table-cell office:value-type="float" office:value="8.86628283608368" calcext:value-type="float">
            <text:p>8,86628283608368</text:p>
          </table:table-cell>
          <table:table-cell/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6996279981461" calcext:value-type="float">
            <text:p>8,36996279981461</text:p>
          </table:table-cell>
          <table:table-cell office:value-type="float" office:value="8.87803109479656" calcext:value-type="float">
            <text:p>8,87803109479656</text:p>
          </table:table-cell>
          <table:table-cell/>
        </table:table-row>
        <table:table-row table:style-name="ro1">
          <table:table-cell office:value-type="float" office:value="64.75" calcext:value-type="float">
            <text:p>64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6612902290384" calcext:value-type="float">
            <text:p>8,36612902290384</text:p>
          </table:table-cell>
          <table:table-cell office:value-type="float" office:value="8.88965761099096" calcext:value-type="float">
            <text:p>8,8896576109909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6233497389384" calcext:value-type="float">
            <text:p>8,36233497389384</text:p>
          </table:table-cell>
          <table:table-cell office:value-type="float" office:value="8.90116364623603" calcext:value-type="float">
            <text:p>8,90116364623603</text:p>
          </table:table-cell>
          <table:table-cell/>
        </table:table-row>
        <table:table-row table:style-name="ro1">
          <table:table-cell office:value-type="float" office:value="65.25" calcext:value-type="float">
            <text:p>65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5858024110024" calcext:value-type="float">
            <text:p>8,35858024110024</text:p>
          </table:table-cell>
          <table:table-cell office:value-type="float" office:value="8.91255044902779" calcext:value-type="float">
            <text:p>8,91255044902779</text:p>
          </table:table-cell>
          <table:table-cell/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5486441710475" calcext:value-type="float">
            <text:p>8,35486441710475</text:p>
          </table:table-cell>
          <table:table-cell office:value-type="float" office:value="8.92381925492458" calcext:value-type="float">
            <text:p>8,92381925492458</text:p>
          </table:table-cell>
          <table:table-cell/>
        </table:table-row>
        <table:table-row table:style-name="ro1">
          <table:table-cell office:value-type="float" office:value="65.75" calcext:value-type="float">
            <text:p>65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5118709871103" calcext:value-type="float">
            <text:p>8,35118709871103</text:p>
          </table:table-cell>
          <table:table-cell office:value-type="float" office:value="8.93497128668116" calcext:value-type="float">
            <text:p>8,9349712866811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4754788690089" calcext:value-type="float">
            <text:p>8,34754788690089</text:p>
          </table:table-cell>
          <table:table-cell office:value-type="float" office:value="8.94600775438136" calcext:value-type="float">
            <text:p>8,94600775438136</text:p>
          </table:table-cell>
          <table:table-cell/>
        </table:table-row>
        <table:table-row table:style-name="ro1">
          <table:table-cell office:value-type="float" office:value="66.25" calcext:value-type="float">
            <text:p>66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43946386791" calcext:value-type="float">
            <text:p>8,343946386791</text:p>
          </table:table-cell>
          <table:table-cell office:value-type="float" office:value="8.95692985556939" calcext:value-type="float">
            <text:p>8,95692985556939</text:p>
          </table:table-cell>
          <table:table-cell/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4038220759006" calcext:value-type="float">
            <text:p>8,34038220759006</text:p>
          </table:table-cell>
          <table:table-cell office:value-type="float" office:value="8.9677387753798" calcext:value-type="float">
            <text:p>8,9677387753798</text:p>
          </table:table-cell>
          <table:table-cell/>
        </table:table-row>
        <table:table-row table:style-name="ro1">
          <table:table-cell office:value-type="float" office:value="66.75" calcext:value-type="float">
            <text:p>66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3685496255637" calcext:value-type="float">
            <text:p>8,33685496255637</text:p>
          </table:table-cell>
          <table:table-cell office:value-type="float" office:value="8.97843568666606" calcext:value-type="float">
            <text:p>8,9784356866660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3336426895589" calcext:value-type="float">
            <text:p>8,33336426895589</text:p>
          </table:table-cell>
          <table:table-cell office:value-type="float" office:value="8.98902175012781" calcext:value-type="float">
            <text:p>8,98902175012781</text:p>
          </table:table-cell>
          <table:table-cell/>
        </table:table-row>
        <table:table-row table:style-name="ro1">
          <table:table-cell office:value-type="float" office:value="67.25" calcext:value-type="float">
            <text:p>67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2990974802071" calcext:value-type="float">
            <text:p>8,32990974802071</text:p>
          </table:table-cell>
          <table:table-cell office:value-type="float" office:value="8.99949811443685" calcext:value-type="float">
            <text:p>8,99949811443685</text:p>
          </table:table-cell>
          <table:table-cell/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2649102490792" calcext:value-type="float">
            <text:p>8,32649102490792</text:p>
          </table:table-cell>
          <table:table-cell office:value-type="float" office:value="9.00986591636174" calcext:value-type="float">
            <text:p>9,00986591636174</text:p>
          </table:table-cell>
          <table:table-cell/>
        </table:table-row>
        <table:table-row table:style-name="ro1">
          <table:table-cell office:value-type="float" office:value="67.75" calcext:value-type="float">
            <text:p>67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2310772865896" calcext:value-type="float">
            <text:p>8,32310772865896</text:p>
          </table:table-cell>
          <table:table-cell office:value-type="float" office:value="9.02012628089114" calcext:value-type="float">
            <text:p>9,0201262808911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1975949215939" calcext:value-type="float">
            <text:p>8,31975949215939</text:p>
          </table:table-cell>
          <table:table-cell office:value-type="float" office:value="9.03028032135595" calcext:value-type="float">
            <text:p>9,03028032135595</text:p>
          </table:table-cell>
          <table:table-cell/>
        </table:table-row>
        <table:table-row table:style-name="ro1">
          <table:table-cell office:value-type="float" office:value="68.25" calcext:value-type="float">
            <text:p>68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16445952099" calcext:value-type="float">
            <text:p>8,316445952099</text:p>
          </table:table-cell>
          <table:table-cell office:value-type="float" office:value="9.04032913955002" calcext:value-type="float">
            <text:p>9,04032913955002</text:p>
          </table:table-cell>
          <table:table-cell/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1316674893243" calcext:value-type="float">
            <text:p>8,31316674893243</text:p>
          </table:table-cell>
          <table:table-cell office:value-type="float" office:value="9.05027382584976" calcext:value-type="float">
            <text:p>9,05027382584976</text:p>
          </table:table-cell>
          <table:table-cell/>
        </table:table-row>
        <table:table-row table:style-name="ro1">
          <table:table-cell office:value-type="float" office:value="68.75" calcext:value-type="float">
            <text:p>68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0992152684016" calcext:value-type="float">
            <text:p>8,30992152684016</text:p>
          </table:table-cell>
          <table:table-cell office:value-type="float" office:value="9.06011545933247" calcext:value-type="float">
            <text:p>9,0601154593324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0670993368986" calcext:value-type="float">
            <text:p>8,30670993368986</text:p>
          </table:table-cell>
          <table:table-cell office:value-type="float" office:value="9.06985510789337" calcext:value-type="float">
            <text:p>9,06985510789337</text:p>
          </table:table-cell>
          <table:table-cell/>
        </table:table-row>
        <table:table-row table:style-name="ro1">
          <table:table-cell office:value-type="float" office:value="69.25" calcext:value-type="float">
            <text:p>69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0353162099822" calcext:value-type="float">
            <text:p>8,30353162099822</text:p>
          </table:table-cell>
          <table:table-cell office:value-type="float" office:value="9.07949382836152" calcext:value-type="float">
            <text:p>9,07949382836152</text:p>
          </table:table-cell>
          <table:table-cell/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30038624389313" calcext:value-type="float">
            <text:p>8,30038624389313</text:p>
          </table:table-cell>
          <table:table-cell office:value-type="float" office:value="9.08903266661449" calcext:value-type="float">
            <text:p>9,08903266661449</text:p>
          </table:table-cell>
          <table:table-cell/>
        </table:table-row>
        <table:table-row table:style-name="ro1">
          <table:table-cell office:value-type="float" office:value="69.75" calcext:value-type="float">
            <text:p>69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9727346107624" calcext:value-type="float">
            <text:p>8,29727346107624</text:p>
          </table:table-cell>
          <table:table-cell office:value-type="float" office:value="9.09847265769184" calcext:value-type="float">
            <text:p>9,0984726576918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9419293478595" calcext:value-type="float">
            <text:p>8,29419293478595</text:p>
          </table:table-cell>
          <table:table-cell office:value-type="float" office:value="9.1078148259074" calcext:value-type="float">
            <text:p>9,1078148259074</text:p>
          </table:table-cell>
          <table:table-cell/>
        </table:table-row>
        <table:table-row table:style-name="ro1">
          <table:table-cell office:value-type="float" office:value="70.25" calcext:value-type="float">
            <text:p>70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9114433076074" calcext:value-type="float">
            <text:p>8,29114433076074</text:p>
          </table:table-cell>
          <table:table-cell office:value-type="float" office:value="9.11706018496048" calcext:value-type="float">
            <text:p>9,11706018496048</text:p>
          </table:table-cell>
          <table:table-cell/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8812731820291" calcext:value-type="float">
            <text:p>8,28812731820291</text:p>
          </table:table-cell>
          <table:table-cell office:value-type="float" office:value="9.1262097380458" calcext:value-type="float">
            <text:p>9,1262097380458</text:p>
          </table:table-cell>
          <table:table-cell/>
        </table:table-row>
        <table:table-row table:style-name="ro1">
          <table:table-cell office:value-type="float" office:value="70.75" calcext:value-type="float">
            <text:p>70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8514156974268" calcext:value-type="float">
            <text:p>8,28514156974268</text:p>
          </table:table-cell>
          <table:table-cell office:value-type="float" office:value="9.13526447796239" calcext:value-type="float">
            <text:p>9,1352644779623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8218676140268" calcext:value-type="float">
            <text:p>8,28218676140268</text:p>
          </table:table-cell>
          <table:table-cell office:value-type="float" office:value="9.1442253872213" calcext:value-type="float">
            <text:p>9,1442253872213</text:p>
          </table:table-cell>
          <table:table-cell/>
        </table:table-row>
        <table:table-row table:style-name="ro1">
          <table:table-cell office:value-type="float" office:value="71.25" calcext:value-type="float">
            <text:p>71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792625725628" calcext:value-type="float">
            <text:p>8,2792625725628</text:p>
          </table:table-cell>
          <table:table-cell office:value-type="float" office:value="9.1530934381522" calcext:value-type="float">
            <text:p>9,1530934381522</text:p>
          </table:table-cell>
          <table:table-cell/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7636868592536" calcext:value-type="float">
            <text:p>8,27636868592536</text:p>
          </table:table-cell>
          <table:table-cell office:value-type="float" office:value="9.1618695930089" calcext:value-type="float">
            <text:p>9,1618695930089</text:p>
          </table:table-cell>
          <table:table-cell/>
        </table:table-row>
        <table:table-row table:style-name="ro1">
          <table:table-cell office:value-type="float" office:value="71.75" calcext:value-type="float">
            <text:p>71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7350478748073" calcext:value-type="float">
            <text:p>8,27350478748073</text:p>
          </table:table-cell>
          <table:table-cell office:value-type="float" office:value="9.17055480407376" calcext:value-type="float">
            <text:p>9,1705548040737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.27067056647323" calcext:value-type="float">
            <text:p>8,27067056647323</text:p>
          </table:table-cell>
          <table:table-cell office:value-type="float" office:value="9.17915001376101" calcext:value-type="float">
            <text:p>9,17915001376101</text:p>
          </table:table-cell>
          <table:table-cell/>
        </table:table-row>
        <table:table-row table:style-name="ro1">
          <table:table-cell office:value-type="float" office:value="72.25" calcext:value-type="float">
            <text:p>72,25</text:p>
          </table:table-cell>
          <table:table-cell office:value-type="float" office:value="1.97938218133124" calcext:value-type="float">
            <text:p>1,97938218133124</text:p>
          </table:table-cell>
          <table:table-cell office:value-type="float" office:value="0" calcext:value-type="float">
            <text:p>0</text:p>
          </table:table-cell>
          <table:table-cell office:value-type="float" office:value="8.26786571536741" calcext:value-type="float">
            <text:p>8,26786571536741</text:p>
          </table:table-cell>
          <table:table-cell office:value-type="float" office:value="9.18765615471904" calcext:value-type="float">
            <text:p>9,18765615471904</text:p>
          </table:table-cell>
          <table:table-cell/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1.95918945710914" calcext:value-type="float">
            <text:p>1,95918945710914</text:p>
          </table:table-cell>
          <table:table-cell office:value-type="float" office:value="0" calcext:value-type="float">
            <text:p>0</text:p>
          </table:table-cell>
          <table:table-cell office:value-type="float" office:value="8.26508992981471" calcext:value-type="float">
            <text:p>8,26508992981471</text:p>
          </table:table-cell>
          <table:table-cell office:value-type="float" office:value="9.19607414993154" calcext:value-type="float">
            <text:p>9,19607414993154</text:p>
          </table:table-cell>
          <table:table-cell/>
        </table:table-row>
        <table:table-row table:style-name="ro1">
          <table:table-cell office:value-type="float" office:value="72.75" calcext:value-type="float">
            <text:p>72,75</text:p>
          </table:table-cell>
          <table:table-cell office:value-type="float" office:value="1.93941306281348" calcext:value-type="float">
            <text:p>1,93941306281348</text:p>
          </table:table-cell>
          <table:table-cell office:value-type="float" office:value="0" calcext:value-type="float">
            <text:p>0</text:p>
          </table:table-cell>
          <table:table-cell office:value-type="float" office:value="8.26234290862039" calcext:value-type="float">
            <text:p>8,26234290862039</text:p>
          </table:table-cell>
          <table:table-cell office:value-type="float" office:value="9.20440491281772" calcext:value-type="float">
            <text:p>9,204404912817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92004441462932" calcext:value-type="float">
            <text:p>1,92004441462932</text:p>
          </table:table-cell>
          <table:table-cell office:value-type="float" office:value="0" calcext:value-type="float">
            <text:p>0</text:p>
          </table:table-cell>
          <table:table-cell office:value-type="float" office:value="8.25962435371088" calcext:value-type="float">
            <text:p>8,25962435371088</text:p>
          </table:table-cell>
          <table:table-cell office:value-type="float" office:value="9.21264934733138" calcext:value-type="float">
            <text:p>9,21264934733138</text:p>
          </table:table-cell>
          <table:table-cell/>
        </table:table-row>
        <table:table-row table:style-name="ro1">
          <table:table-cell office:value-type="float" office:value="73.25" calcext:value-type="float">
            <text:p>73,25</text:p>
          </table:table-cell>
          <table:table-cell office:value-type="float" office:value="1.90107510572129" calcext:value-type="float">
            <text:p>1,90107510572129</text:p>
          </table:table-cell>
          <table:table-cell office:value-type="float" office:value="0" calcext:value-type="float">
            <text:p>0</text:p>
          </table:table-cell>
          <table:table-cell office:value-type="float" office:value="8.25693397010142" calcext:value-type="float">
            <text:p>8,25693397010142</text:p>
          </table:table-cell>
          <table:table-cell office:value-type="float" office:value="9.220808348059" calcext:value-type="float">
            <text:p>9,220808348059</text:p>
          </table:table-cell>
          <table:table-cell/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1.8824969025846" calcext:value-type="float">
            <text:p>1,8824969025846</text:p>
          </table:table-cell>
          <table:table-cell office:value-type="float" office:value="0" calcext:value-type="float">
            <text:p>0</text:p>
          </table:table-cell>
          <table:table-cell office:value-type="float" office:value="8.25427146586407" calcext:value-type="float">
            <text:p>8,25427146586407</text:p>
          </table:table-cell>
          <table:table-cell office:value-type="float" office:value="9.22888280031683" calcext:value-type="float">
            <text:p>9,22888280031683</text:p>
          </table:table-cell>
          <table:table-cell/>
        </table:table-row>
        <table:table-row table:style-name="ro1">
          <table:table-cell office:value-type="float" office:value="73.75" calcext:value-type="float">
            <text:p>73,75</text:p>
          </table:table-cell>
          <table:table-cell office:value-type="float" office:value="1.86430174147136" calcext:value-type="float">
            <text:p>1,86430174147136</text:p>
          </table:table-cell>
          <table:table-cell office:value-type="float" office:value="0" calcext:value-type="float">
            <text:p>0</text:p>
          </table:table-cell>
          <table:table-cell office:value-type="float" office:value="8.25163655209602" calcext:value-type="float">
            <text:p>8,25163655209602</text:p>
          </table:table-cell>
          <table:table-cell office:value-type="float" office:value="9.23687358024693" calcext:value-type="float">
            <text:p>9,2368735802469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4648172489061" calcext:value-type="float">
            <text:p>1,84648172489061</text:p>
          </table:table-cell>
          <table:table-cell office:value-type="float" office:value="0" calcext:value-type="float">
            <text:p>0</text:p>
          </table:table-cell>
          <table:table-cell office:value-type="float" office:value="8.24902894288825" calcext:value-type="float">
            <text:p>8,24902894288825</text:p>
          </table:table-cell>
          <table:table-cell office:value-type="float" office:value="9.24478155491226" calcext:value-type="float">
            <text:p>9,24478155491226</text:p>
          </table:table-cell>
          <table:table-cell/>
        </table:table-row>
        <table:table-row table:style-name="ro1">
          <table:table-cell office:value-type="float" office:value="74.25" calcext:value-type="float">
            <text:p>74,25</text:p>
          </table:table-cell>
          <table:table-cell office:value-type="float" office:value="1.8290291181804" calcext:value-type="float">
            <text:p>1,8290291181804</text:p>
          </table:table-cell>
          <table:table-cell office:value-type="float" office:value="0" calcext:value-type="float">
            <text:p>0</text:p>
          </table:table-cell>
          <table:table-cell office:value-type="float" office:value="8.24644835529448" calcext:value-type="float">
            <text:p>8,24644835529448</text:p>
          </table:table-cell>
          <table:table-cell office:value-type="float" office:value="9.25260758239074" calcext:value-type="float">
            <text:p>9,25260758239074</text:p>
          </table:table-cell>
          <table:table-cell/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1.81193634615064" calcext:value-type="float">
            <text:p>1,81193634615064</text:p>
          </table:table-cell>
          <table:table-cell office:value-type="float" office:value="0" calcext:value-type="float">
            <text:p>0</text:p>
          </table:table-cell>
          <table:table-cell office:value-type="float" office:value="8.2438945093005" calcext:value-type="float">
            <text:p>8,2438945093005</text:p>
          </table:table-cell>
          <table:table-cell office:value-type="float" office:value="9.26035251186838" calcext:value-type="float">
            <text:p>9,26035251186838</text:p>
          </table:table-cell>
          <table:table-cell/>
        </table:table-row>
        <table:table-row table:style-name="ro1">
          <table:table-cell office:value-type="float" office:value="74.75" calcext:value-type="float">
            <text:p>74,75</text:p>
          </table:table-cell>
          <table:table-cell office:value-type="float" office:value="1.79519598979513" calcext:value-type="float">
            <text:p>1,79519598979513</text:p>
          </table:table-cell>
          <table:table-cell office:value-type="float" office:value="0" calcext:value-type="float">
            <text:p>0</text:p>
          </table:table-cell>
          <table:table-cell office:value-type="float" office:value="8.2413671277938" calcext:value-type="float">
            <text:p>8,2413671277938</text:p>
          </table:table-cell>
          <table:table-cell office:value-type="float" office:value="9.26801718373142" calcext:value-type="float">
            <text:p>9,2680171837314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77880078307141" calcext:value-type="float">
            <text:p>1,77880078307141</text:p>
          </table:table-cell>
          <table:table-cell office:value-type="float" office:value="0" calcext:value-type="float">
            <text:p>0</text:p>
          </table:table-cell>
          <table:table-cell office:value-type="float" office:value="8.23886593653344" calcext:value-type="float">
            <text:p>8,23886593653344</text:p>
          </table:table-cell>
          <table:table-cell office:value-type="float" office:value="9.27560242965749" calcext:value-type="float">
            <text:p>9,27560242965749</text:p>
          </table:table-cell>
          <table:table-cell/>
        </table:table-row>
        <table:table-row table:style-name="ro1">
          <table:table-cell office:value-type="float" office:value="75.25" calcext:value-type="float">
            <text:p>75,25</text:p>
          </table:table-cell>
          <table:table-cell office:value-type="float" office:value="1.76274360974695" calcext:value-type="float">
            <text:p>1,76274360974695</text:p>
          </table:table-cell>
          <table:table-cell office:value-type="float" office:value="0" calcext:value-type="float">
            <text:p>0</text:p>
          </table:table-cell>
          <table:table-cell office:value-type="float" office:value="8.23639066412035" calcext:value-type="float">
            <text:p>8,23639066412035</text:p>
          </table:table-cell>
          <table:table-cell office:value-type="float" office:value="9.28310907270589" calcext:value-type="float">
            <text:p>9,28310907270589</text:p>
          </table:table-cell>
          <table:table-cell/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1.74701750031043" calcext:value-type="float">
            <text:p>1,74701750031043</text:p>
          </table:table-cell>
          <table:table-cell office:value-type="float" office:value="0" calcext:value-type="float">
            <text:p>0</text:p>
          </table:table-cell>
          <table:table-cell office:value-type="float" office:value="8.23394104196785" calcext:value-type="float">
            <text:p>8,23394104196785</text:p>
          </table:table-cell>
          <table:table-cell office:value-type="float" office:value="9.2905379274069" calcext:value-type="float">
            <text:p>9,2905379274069</text:p>
          </table:table-cell>
          <table:table-cell/>
        </table:table-row>
        <table:table-row table:style-name="ro1">
          <table:table-cell office:value-type="float" office:value="75.75" calcext:value-type="float">
            <text:p>75,75</text:p>
          </table:table-cell>
          <table:table-cell office:value-type="float" office:value="1.73161562894664" calcext:value-type="float">
            <text:p>1,73161562894664</text:p>
          </table:table-cell>
          <table:table-cell office:value-type="float" office:value="0" calcext:value-type="float">
            <text:p>0</text:p>
          </table:table-cell>
          <table:table-cell office:value-type="float" office:value="8.23151680427253" calcext:value-type="float">
            <text:p>8,23151680427253</text:p>
          </table:table-cell>
          <table:table-cell office:value-type="float" office:value="9.29788979985012" calcext:value-type="float">
            <text:p>9,2978897998501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71653131057379" calcext:value-type="float">
            <text:p>1,71653131057379</text:p>
          </table:table-cell>
          <table:table-cell office:value-type="float" office:value="0" calcext:value-type="float">
            <text:p>0</text:p>
          </table:table-cell>
          <table:table-cell office:value-type="float" office:value="8.22911768798538" calcext:value-type="float">
            <text:p>8,22911768798538</text:p>
          </table:table-cell>
          <table:table-cell office:value-type="float" office:value="9.30516548777199" calcext:value-type="float">
            <text:p>9,30516548777199</text:p>
          </table:table-cell>
          <table:table-cell/>
        </table:table-row>
        <table:table-row table:style-name="ro1">
          <table:table-cell office:value-type="float" office:value="76.25" calcext:value-type="float">
            <text:p>76,25</text:p>
          </table:table-cell>
          <table:table-cell office:value-type="float" office:value="1.70175799794189" calcext:value-type="float">
            <text:p>1,70175799794189</text:p>
          </table:table-cell>
          <table:table-cell office:value-type="float" office:value="0" calcext:value-type="float">
            <text:p>0</text:p>
          </table:table-cell>
          <table:table-cell office:value-type="float" office:value="8.22674343278326" calcext:value-type="float">
            <text:p>8,22674343278326</text:p>
          </table:table-cell>
          <table:table-cell office:value-type="float" office:value="9.3123657806423" calcext:value-type="float">
            <text:p>9,3123657806423</text:p>
          </table:table-cell>
          <table:table-cell/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1.68728927879097" calcext:value-type="float">
            <text:p>1,68728927879097</text:p>
          </table:table-cell>
          <table:table-cell office:value-type="float" office:value="0" calcext:value-type="float">
            <text:p>0</text:p>
          </table:table-cell>
          <table:table-cell office:value-type="float" office:value="8.22439378104069" calcext:value-type="float">
            <text:p>8,22439378104069</text:p>
          </table:table-cell>
          <table:table-cell office:value-type="float" office:value="9.3194914597499" calcext:value-type="float">
            <text:p>9,3194914597499</text:p>
          </table:table-cell>
          <table:table-cell/>
        </table:table-row>
        <table:table-row table:style-name="ro1">
          <table:table-cell office:value-type="float" office:value="76.75" calcext:value-type="float">
            <text:p>76,75</text:p>
          </table:table-cell>
          <table:table-cell office:value-type="float" office:value="1.67311887306788" calcext:value-type="float">
            <text:p>1,67311887306788</text:p>
          </table:table-cell>
          <table:table-cell office:value-type="float" office:value="0" calcext:value-type="float">
            <text:p>0</text:p>
          </table:table-cell>
          <table:table-cell office:value-type="float" office:value="8.22206847780181" calcext:value-type="float">
            <text:p>8,22206847780181</text:p>
          </table:table-cell>
          <table:table-cell office:value-type="float" office:value="9.32654329828745" calcext:value-type="float">
            <text:p>9,3265432982874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65924063020044" calcext:value-type="float">
            <text:p>1,65924063020044</text:p>
          </table:table-cell>
          <table:table-cell office:value-type="float" office:value="0" calcext:value-type="float">
            <text:p>0</text:p>
          </table:table-cell>
          <table:table-cell office:value-type="float" office:value="8.21976727075279" calcext:value-type="float">
            <text:p>8,21976727075279</text:p>
          </table:table-cell>
          <table:table-cell office:value-type="float" office:value="9.33352206143532" calcext:value-type="float">
            <text:p>9,33352206143532</text:p>
          </table:table-cell>
          <table:table-cell/>
        </table:table-row>
        <table:table-row table:style-name="ro1">
          <table:table-cell office:value-type="float" office:value="77.25" calcext:value-type="float">
            <text:p>77,25</text:p>
          </table:table-cell>
          <table:table-cell office:value-type="float" office:value="1.64564852642789" calcext:value-type="float">
            <text:p>1,64564852642789</text:p>
          </table:table-cell>
          <table:table-cell office:value-type="float" office:value="0" calcext:value-type="float">
            <text:p>0</text:p>
          </table:table-cell>
          <table:table-cell office:value-type="float" office:value="8.21748991019444" calcext:value-type="float">
            <text:p>8,21748991019444</text:p>
          </table:table-cell>
          <table:table-cell office:value-type="float" office:value="9.34042850644462" calcext:value-type="float">
            <text:p>9,34042850644462</text:p>
          </table:table-cell>
          <table:table-cell/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1.63233666218625" calcext:value-type="float">
            <text:p>1,63233666218625</text:p>
          </table:table-cell>
          <table:table-cell office:value-type="float" office:value="0" calcext:value-type="float">
            <text:p>0</text:p>
          </table:table-cell>
          <table:table-cell office:value-type="float" office:value="8.21523614901508" calcext:value-type="float">
            <text:p>8,21523614901508</text:p>
          </table:table-cell>
          <table:table-cell office:value-type="float" office:value="9.34726338271937" calcext:value-type="float">
            <text:p>9,34726338271937</text:p>
          </table:table-cell>
          <table:table-cell/>
        </table:table-row>
        <table:table-row table:style-name="ro1">
          <table:table-cell office:value-type="float" office:value="77.75" calcext:value-type="float">
            <text:p>77,75</text:p>
          </table:table-cell>
          <table:table-cell office:value-type="float" office:value="1.61929925954769" calcext:value-type="float">
            <text:p>1,61929925954769</text:p>
          </table:table-cell>
          <table:table-cell office:value-type="float" office:value="0" calcext:value-type="float">
            <text:p>0</text:p>
          </table:table-cell>
          <table:table-cell office:value-type="float" office:value="8.21300574266377" calcext:value-type="float">
            <text:p>8,21300574266377</text:p>
          </table:table-cell>
          <table:table-cell office:value-type="float" office:value="9.35402743189783" calcext:value-type="float">
            <text:p>9,3540274318978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60653065971263" calcext:value-type="float">
            <text:p>1,60653065971263</text:p>
          </table:table-cell>
          <table:table-cell office:value-type="float" office:value="0" calcext:value-type="float">
            <text:p>0</text:p>
          </table:table-cell>
          <table:table-cell office:value-type="float" office:value="8.21079844912373" calcext:value-type="float">
            <text:p>8,21079844912373</text:p>
          </table:table-cell>
          <table:table-cell office:value-type="float" office:value="9.36072138793293" calcext:value-type="float">
            <text:p>9,36072138793293</text:p>
          </table:table-cell>
          <table:table-cell/>
        </table:table-row>
        <table:table-row table:style-name="ro1">
          <table:table-cell office:value-type="float" office:value="78.25" calcext:value-type="float">
            <text:p>78,25</text:p>
          </table:table-cell>
          <table:table-cell office:value-type="float" office:value="1.59402532055364" calcext:value-type="float">
            <text:p>1,59402532055364</text:p>
          </table:table-cell>
          <table:table-cell office:value-type="float" office:value="0" calcext:value-type="float">
            <text:p>0</text:p>
          </table:table-cell>
          <table:table-cell office:value-type="float" office:value="8.20861402888612" calcext:value-type="float">
            <text:p>8,20861402888612</text:p>
          </table:table-cell>
          <table:table-cell office:value-type="float" office:value="9.36734597717195" calcext:value-type="float">
            <text:p>9,36734597717195</text:p>
          </table:table-cell>
          <table:table-cell/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1.58177781420981" calcext:value-type="float">
            <text:p>1,58177781420981</text:p>
          </table:table-cell>
          <table:table-cell office:value-type="float" office:value="0" calcext:value-type="float">
            <text:p>0</text:p>
          </table:table-cell>
          <table:table-cell office:value-type="float" office:value="8.20645224492404" calcext:value-type="float">
            <text:p>8,20645224492404</text:p>
          </table:table-cell>
          <table:table-cell office:value-type="float" office:value="9.37390191843534" calcext:value-type="float">
            <text:p>9,37390191843534</text:p>
          </table:table-cell>
          <table:table-cell/>
        </table:table-row>
        <table:table-row table:style-name="ro1">
          <table:table-cell office:value-type="float" office:value="78.75" calcext:value-type="float">
            <text:p>78,75</text:p>
          </table:table-cell>
          <table:table-cell office:value-type="float" office:value="1.56978282473092" calcext:value-type="float">
            <text:p>1,56978282473092</text:p>
          </table:table-cell>
          <table:table-cell office:value-type="float" office:value="0" calcext:value-type="float">
            <text:p>0</text:p>
          </table:table-cell>
          <table:table-cell office:value-type="float" office:value="8.20431286266679" calcext:value-type="float">
            <text:p>8,20431286266679</text:p>
          </table:table-cell>
          <table:table-cell office:value-type="float" office:value="9.38038992309468" calcext:value-type="float">
            <text:p>9,3803899230946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55803514577005" calcext:value-type="float">
            <text:p>1,55803514577005</text:p>
          </table:table-cell>
          <table:table-cell office:value-type="float" office:value="0" calcext:value-type="float">
            <text:p>0</text:p>
          </table:table-cell>
          <table:table-cell office:value-type="float" office:value="8.20219564997444" calcext:value-type="float">
            <text:p>8,20219564997444</text:p>
          </table:table-cell>
          <table:table-cell office:value-type="float" office:value="9.3868106951499" calcext:value-type="float">
            <text:p>9,3868106951499</text:p>
          </table:table-cell>
          <table:table-cell/>
        </table:table-row>
        <table:table-row table:style-name="ro1">
          <table:table-cell office:value-type="float" office:value="79.25" calcext:value-type="float">
            <text:p>79,25</text:p>
          </table:table-cell>
          <table:table-cell office:value-type="float" office:value="1.54652967832377" calcext:value-type="float">
            <text:p>1,54652967832377</text:p>
          </table:table-cell>
          <table:table-cell office:value-type="float" office:value="0" calcext:value-type="float">
            <text:p>0</text:p>
          </table:table-cell>
          <table:table-cell office:value-type="float" office:value="8.20010037711263" calcext:value-type="float">
            <text:p>8,20010037711263</text:p>
          </table:table-cell>
          <table:table-cell office:value-type="float" office:value="9.39316493130565" calcext:value-type="float">
            <text:p>9,39316493130565</text:p>
          </table:table-cell>
          <table:table-cell/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1.53526142851899" calcext:value-type="float">
            <text:p>1,53526142851899</text:p>
          </table:table-cell>
          <table:table-cell office:value-type="float" office:value="0" calcext:value-type="float">
            <text:p>0</text:p>
          </table:table-cell>
          <table:table-cell office:value-type="float" office:value="8.19802681672765" calcext:value-type="float">
            <text:p>8,19802681672765</text:p>
          </table:table-cell>
          <table:table-cell office:value-type="float" office:value="9.39945332104692" calcext:value-type="float">
            <text:p>9,39945332104692</text:p>
          </table:table-cell>
          <table:table-cell/>
        </table:table-row>
        <table:table-row table:style-name="ro1">
          <table:table-cell office:value-type="float" office:value="79.75" calcext:value-type="float">
            <text:p>79,75</text:p>
          </table:table-cell>
          <table:table-cell office:value-type="float" office:value="1.5242255054454" calcext:value-type="float">
            <text:p>1,5242255054454</text:p>
          </table:table-cell>
          <table:table-cell office:value-type="float" office:value="0" calcext:value-type="float">
            <text:p>0</text:p>
          </table:table-cell>
          <table:table-cell office:value-type="float" office:value="8.19597474382177" calcext:value-type="float">
            <text:p>8,19597474382177</text:p>
          </table:table-cell>
          <table:table-cell office:value-type="float" office:value="9.40567654671384" calcext:value-type="float">
            <text:p>9,4056765467138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1341711903259" calcext:value-type="float">
            <text:p>1,51341711903259</text:p>
          </table:table-cell>
          <table:table-cell office:value-type="float" office:value="0" calcext:value-type="float">
            <text:p>0</text:p>
          </table:table-cell>
          <table:table-cell office:value-type="float" office:value="8.19394393572881" calcext:value-type="float">
            <text:p>8,19394393572881</text:p>
          </table:table-cell>
          <table:table-cell office:value-type="float" office:value="9.4118352835757" calcext:value-type="float">
            <text:p>9,4118352835757</text:p>
          </table:table-cell>
          <table:table-cell/>
        </table:table-row>
        <table:table-row table:style-name="ro1">
          <table:table-cell office:value-type="float" office:value="80.25" calcext:value-type="float">
            <text:p>80,25</text:p>
          </table:table-cell>
          <table:table-cell office:value-type="float" office:value="1.50283157797094" calcext:value-type="float">
            <text:p>1,50283157797094</text:p>
          </table:table-cell>
          <table:table-cell office:value-type="float" office:value="0" calcext:value-type="float">
            <text:p>0</text:p>
          </table:table-cell>
          <table:table-cell office:value-type="float" office:value="8.19193417209" calcext:value-type="float">
            <text:p>8,19193417209</text:p>
          </table:table-cell>
          <table:table-cell office:value-type="float" office:value="9.41793019990428" calcext:value-type="float">
            <text:p>9,41793019990428</text:p>
          </table:table-cell>
          <table:table-cell/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1.49246428767541" calcext:value-type="float">
            <text:p>1,49246428767541</text:p>
          </table:table-cell>
          <table:table-cell office:value-type="float" office:value="0" calcext:value-type="float">
            <text:p>0</text:p>
          </table:table-cell>
          <table:table-cell office:value-type="float" office:value="8.18994523483005" calcext:value-type="float">
            <text:p>8,18994523483005</text:p>
          </table:table-cell>
          <table:table-cell office:value-type="float" office:value="9.4239619570463" calcext:value-type="float">
            <text:p>9,4239619570463</text:p>
          </table:table-cell>
          <table:table-cell/>
        </table:table-row>
        <table:table-row table:style-name="ro1">
          <table:table-cell office:value-type="float" office:value="80.75" calcext:value-type="float">
            <text:p>80,75</text:p>
          </table:table-cell>
          <table:table-cell office:value-type="float" office:value="1.48231074829128" calcext:value-type="float">
            <text:p>1,48231074829128</text:p>
          </table:table-cell>
          <table:table-cell office:value-type="float" office:value="0" calcext:value-type="float">
            <text:p>0</text:p>
          </table:table-cell>
          <table:table-cell office:value-type="float" office:value="8.18797690813351" calcext:value-type="float">
            <text:p>8,18797690813351</text:p>
          </table:table-cell>
          <table:table-cell office:value-type="float" office:value="9.42993120949522" calcext:value-type="float">
            <text:p>9,4299312094952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236655274101" calcext:value-type="float">
            <text:p>1,47236655274101</text:p>
          </table:table-cell>
          <table:table-cell office:value-type="float" office:value="0" calcext:value-type="float">
            <text:p>0</text:p>
          </table:table-cell>
          <table:table-cell office:value-type="float" office:value="8.18602897842133" calcext:value-type="float">
            <text:p>8,18602897842133</text:p>
          </table:table-cell>
          <table:table-cell office:value-type="float" office:value="9.43583860496223" calcext:value-type="float">
            <text:p>9,43583860496223</text:p>
          </table:table-cell>
          <table:table-cell/>
        </table:table-row>
        <table:table-row table:style-name="ro1">
          <table:table-cell office:value-type="float" office:value="81.25" calcext:value-type="float">
            <text:p>81,25</text:p>
          </table:table-cell>
          <table:table-cell office:value-type="float" office:value="1.46262738481141" calcext:value-type="float">
            <text:p>1,46262738481141</text:p>
          </table:table-cell>
          <table:table-cell office:value-type="float" office:value="0" calcext:value-type="float">
            <text:p>0</text:p>
          </table:table-cell>
          <table:table-cell office:value-type="float" office:value="8.1841012343277" calcext:value-type="float">
            <text:p>8,1841012343277</text:p>
          </table:table-cell>
          <table:table-cell office:value-type="float" office:value="9.44168478444656" calcext:value-type="float">
            <text:p>9,44168478444656</text:p>
          </table:table-cell>
          <table:table-cell/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1.45308901728017" calcext:value-type="float">
            <text:p>1,45308901728017</text:p>
          </table:table-cell>
          <table:table-cell office:value-type="float" office:value="0" calcext:value-type="float">
            <text:p>0</text:p>
          </table:table-cell>
          <table:table-cell office:value-type="float" office:value="8.1821934666771" calcext:value-type="float">
            <text:p>8,1821934666771</text:p>
          </table:table-cell>
          <table:table-cell office:value-type="float" office:value="9.44747038230503" calcext:value-type="float">
            <text:p>9,44747038230503</text:p>
          </table:table-cell>
          <table:table-cell/>
        </table:table-row>
        <table:table-row table:style-name="ro1">
          <table:table-cell office:value-type="float" office:value="81.75" calcext:value-type="float">
            <text:p>81,75</text:p>
          </table:table-cell>
          <table:table-cell office:value-type="float" office:value="1.44374731008108" calcext:value-type="float">
            <text:p>1,44374731008108</text:p>
          </table:table-cell>
          <table:table-cell office:value-type="float" office:value="0" calcext:value-type="float">
            <text:p>0</text:p>
          </table:table-cell>
          <table:table-cell office:value-type="float" office:value="8.18030546846163" calcext:value-type="float">
            <text:p>8,18030546846163</text:p>
          </table:table-cell>
          <table:table-cell office:value-type="float" office:value="9.45319602632085" calcext:value-type="float">
            <text:p>9,4531960263208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3459820850708" calcext:value-type="float">
            <text:p>1,43459820850708</text:p>
          </table:table-cell>
          <table:table-cell office:value-type="float" office:value="0" calcext:value-type="float">
            <text:p>0</text:p>
          </table:table-cell>
          <table:table-cell office:value-type="float" office:value="8.17843703481852" calcext:value-type="float">
            <text:p>8,17843703481852</text:p>
          </table:table-cell>
          <table:table-cell office:value-type="float" office:value="9.45886233777178" calcext:value-type="float">
            <text:p>9,45886233777178</text:p>
          </table:table-cell>
          <table:table-cell/>
        </table:table-row>
        <table:table-row table:style-name="ro1">
          <table:table-cell office:value-type="float" office:value="82.25" calcext:value-type="float">
            <text:p>82,25</text:p>
          </table:table-cell>
          <table:table-cell office:value-type="float" office:value="1.42563774145031" calcext:value-type="float">
            <text:p>1,42563774145031</text:p>
          </table:table-cell>
          <table:table-cell office:value-type="float" office:value="0" calcext:value-type="float">
            <text:p>0</text:p>
          </table:table-cell>
          <table:table-cell office:value-type="float" office:value="8.1765879630079" calcext:value-type="float">
            <text:p>8,1765879630079</text:p>
          </table:table-cell>
          <table:table-cell office:value-type="float" office:value="9.46446993149753" calcext:value-type="float">
            <text:p>9,46446993149753</text:p>
          </table:table-cell>
          <table:table-cell/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1.41686201967851" calcext:value-type="float">
            <text:p>1,41686201967851</text:p>
          </table:table-cell>
          <table:table-cell office:value-type="float" office:value="0" calcext:value-type="float">
            <text:p>0</text:p>
          </table:table-cell>
          <table:table-cell office:value-type="float" office:value="8.17475805239084" calcext:value-type="float">
            <text:p>8,17475805239084</text:p>
          </table:table-cell>
          <table:table-cell office:value-type="float" office:value="9.47001941596644" calcext:value-type="float">
            <text:p>9,47001941596644</text:p>
          </table:table-cell>
          <table:table-cell/>
        </table:table-row>
        <table:table-row table:style-name="ro1">
          <table:table-cell office:value-type="float" office:value="82.75" calcext:value-type="float">
            <text:p>82,75</text:p>
          </table:table-cell>
          <table:table-cell office:value-type="float" office:value="1.40826723414688" calcext:value-type="float">
            <text:p>1,40826723414688</text:p>
          </table:table-cell>
          <table:table-cell office:value-type="float" office:value="0" calcext:value-type="float">
            <text:p>0</text:p>
          </table:table-cell>
          <table:table-cell office:value-type="float" office:value="8.17294710440752" calcext:value-type="float">
            <text:p>8,17294710440752</text:p>
          </table:table-cell>
          <table:table-cell office:value-type="float" office:value="9.47551139334158" calcext:value-type="float">
            <text:p>9,4755113933415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39984965434485" calcext:value-type="float">
            <text:p>1,39984965434485</text:p>
          </table:table-cell>
          <table:table-cell office:value-type="float" office:value="0" calcext:value-type="float">
            <text:p>0</text:p>
          </table:table-cell>
          <table:table-cell office:value-type="float" office:value="8.17115492255574" calcext:value-type="float">
            <text:p>8,17115492255574</text:p>
          </table:table-cell>
          <table:table-cell office:value-type="float" office:value="9.48094645954601" calcext:value-type="float">
            <text:p>9,48094645954601</text:p>
          </table:table-cell>
          <table:table-cell/>
        </table:table-row>
        <table:table-row table:style-name="ro1">
          <table:table-cell office:value-type="float" office:value="83.25" calcext:value-type="float">
            <text:p>83,25</text:p>
          </table:table-cell>
          <table:table-cell office:value-type="float" office:value="1.3916056266768" calcext:value-type="float">
            <text:p>1,3916056266768</text:p>
          </table:table-cell>
          <table:table-cell office:value-type="float" office:value="0" calcext:value-type="float">
            <text:p>0</text:p>
          </table:table-cell>
          <table:table-cell office:value-type="float" office:value="8.16938131236956" calcext:value-type="float">
            <text:p>8,16938131236956</text:p>
          </table:table-cell>
          <table:table-cell office:value-type="float" office:value="9.48632520432749" calcext:value-type="float">
            <text:p>9,48632520432749</text:p>
          </table:table-cell>
          <table:table-cell/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1.38353157287631" calcext:value-type="float">
            <text:p>1,38353157287631</text:p>
          </table:table-cell>
          <table:table-cell office:value-type="float" office:value="0" calcext:value-type="float">
            <text:p>0</text:p>
          </table:table-cell>
          <table:table-cell office:value-type="float" office:value="8.16762608139822" calcext:value-type="float">
            <text:p>8,16762608139822</text:p>
          </table:table-cell>
          <table:table-cell office:value-type="float" office:value="9.49164821132247" calcext:value-type="float">
            <text:p>9,49164821132247</text:p>
          </table:table-cell>
          <table:table-cell/>
        </table:table-row>
        <table:table-row table:style-name="ro1">
          <table:table-cell office:value-type="float" office:value="83.75" calcext:value-type="float">
            <text:p>83,75</text:p>
          </table:table-cell>
          <table:table-cell office:value-type="float" office:value="1.375623988453" calcext:value-type="float">
            <text:p>1,375623988453</text:p>
          </table:table-cell>
          <table:table-cell office:value-type="float" office:value="0" calcext:value-type="float">
            <text:p>0</text:p>
          </table:table-cell>
          <table:table-cell office:value-type="float" office:value="8.16588903918525" calcext:value-type="float">
            <text:p>8,16588903918525</text:p>
          </table:table-cell>
          <table:table-cell office:value-type="float" office:value="9.49691605811938" calcext:value-type="float">
            <text:p>9,4969160581193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36787944117144" calcext:value-type="float">
            <text:p>1,36787944117144</text:p>
          </table:table-cell>
          <table:table-cell office:value-type="float" office:value="0" calcext:value-type="float">
            <text:p>0</text:p>
          </table:table-cell>
          <table:table-cell office:value-type="float" office:value="8.1641699972478" calcext:value-type="float">
            <text:p>8,1641699972478</text:p>
          </table:table-cell>
          <table:table-cell office:value-type="float" office:value="9.50212931632136" calcext:value-type="float">
            <text:p>9,50212931632136</text:p>
          </table:table-cell>
          <table:table-cell/>
        </table:table-row>
        <table:table-row table:style-name="ro1">
          <table:table-cell office:value-type="float" office:value="84.25" calcext:value-type="float">
            <text:p>84,25</text:p>
          </table:table-cell>
          <table:table-cell office:value-type="float" office:value="1.3602945695614" calcext:value-type="float">
            <text:p>1,3602945695614</text:p>
          </table:table-cell>
          <table:table-cell office:value-type="float" office:value="0" calcext:value-type="float">
            <text:p>0</text:p>
          </table:table-cell>
          <table:table-cell office:value-type="float" office:value="8.16246876905619" calcext:value-type="float">
            <text:p>8,16246876905619</text:p>
          </table:table-cell>
          <table:table-cell office:value-type="float" office:value="9.50728855160824" calcext:value-type="float">
            <text:p>9,50728855160824</text:p>
          </table:table-cell>
          <table:table-cell/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1.35286608145885" calcext:value-type="float">
            <text:p>1,35286608145885</text:p>
          </table:table-cell>
          <table:table-cell office:value-type="float" office:value="0" calcext:value-type="float">
            <text:p>0</text:p>
          </table:table-cell>
          <table:table-cell office:value-type="float" office:value="8.16078517001369" calcext:value-type="float">
            <text:p>8,16078517001369</text:p>
          </table:table-cell>
          <table:table-cell office:value-type="float" office:value="9.51239432379794" calcext:value-type="float">
            <text:p>9,51239432379794</text:p>
          </table:table-cell>
          <table:table-cell/>
        </table:table-row>
        <table:table-row table:style-name="ro1">
          <table:table-cell office:value-type="float" office:value="84.75" calcext:value-type="float">
            <text:p>84,75</text:p>
          </table:table-cell>
          <table:table-cell office:value-type="float" office:value="1.34559075257697" calcext:value-type="float">
            <text:p>1,34559075257697</text:p>
          </table:table-cell>
          <table:table-cell office:value-type="float" office:value="0" calcext:value-type="float">
            <text:p>0</text:p>
          </table:table-cell>
          <table:table-cell office:value-type="float" office:value="8.15911901743646" calcext:value-type="float">
            <text:p>8,15911901743646</text:p>
          </table:table-cell>
          <table:table-cell office:value-type="float" office:value="9.51744718690721" calcext:value-type="float">
            <text:p>9,5174471869072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3846542510674" calcext:value-type="float">
            <text:p>1,33846542510674</text:p>
          </table:table-cell>
          <table:table-cell office:value-type="float" office:value="0" calcext:value-type="float">
            <text:p>0</text:p>
          </table:table-cell>
          <table:table-cell office:value-type="float" office:value="8.15747013053372" calcext:value-type="float">
            <text:p>8,15747013053372</text:p>
          </table:table-cell>
          <table:table-cell office:value-type="float" office:value="9.52244768921173" calcext:value-type="float">
            <text:p>9,52244768921173</text:p>
          </table:table-cell>
          <table:table-cell/>
        </table:table-row>
        <table:table-row table:style-name="ro1">
          <table:table-cell office:value-type="float" office:value="85.25" calcext:value-type="float">
            <text:p>85,25</text:p>
          </table:table-cell>
          <table:table-cell office:value-type="float" office:value="1.33148700634625" calcext:value-type="float">
            <text:p>1,33148700634625</text:p>
          </table:table-cell>
          <table:table-cell office:value-type="float" office:value="0" calcext:value-type="float">
            <text:p>0</text:p>
          </table:table-cell>
          <table:table-cell office:value-type="float" office:value="8.1558383303882" calcext:value-type="float">
            <text:p>8,1558383303882</text:p>
          </table:table-cell>
          <table:table-cell office:value-type="float" office:value="9.52739637330565" calcext:value-type="float">
            <text:p>9,52739637330565</text:p>
          </table:table-cell>
          <table:table-cell/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1.32465246735835" calcext:value-type="float">
            <text:p>1,32465246735835</text:p>
          </table:table-cell>
          <table:table-cell office:value-type="float" office:value="0" calcext:value-type="float">
            <text:p>0</text:p>
          </table:table-cell>
          <table:table-cell office:value-type="float" office:value="8.15422343993663" calcext:value-type="float">
            <text:p>8,15422343993663</text:p>
          </table:table-cell>
          <table:table-cell office:value-type="float" office:value="9.53229377616041" calcext:value-type="float">
            <text:p>9,53229377616041</text:p>
          </table:table-cell>
          <table:table-cell/>
        </table:table-row>
        <table:table-row table:style-name="ro1">
          <table:table-cell office:value-type="float" office:value="85.75" calcext:value-type="float">
            <text:p>85,75</text:p>
          </table:table-cell>
          <table:table-cell office:value-type="float" office:value="1.31795884165599" calcext:value-type="float">
            <text:p>1,31795884165599</text:p>
          </table:table-cell>
          <table:table-cell office:value-type="float" office:value="0" calcext:value-type="float">
            <text:p>0</text:p>
          </table:table-cell>
          <table:table-cell office:value-type="float" office:value="8.15262528395061" calcext:value-type="float">
            <text:p>8,15262528395061</text:p>
          </table:table-cell>
          <table:table-cell office:value-type="float" office:value="9.53714042918303" calcext:value-type="float">
            <text:p>9,5371404291830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3114032239146" calcext:value-type="float">
            <text:p>1,3114032239146</text:p>
          </table:table-cell>
          <table:table-cell office:value-type="float" office:value="0" calcext:value-type="float">
            <text:p>0</text:p>
          </table:table-cell>
          <table:table-cell office:value-type="float" office:value="8.15104368901755" calcext:value-type="float">
            <text:p>8,15104368901755</text:p>
          </table:table-cell>
          <table:table-cell office:value-type="float" office:value="9.54193685827379" calcext:value-type="float">
            <text:p>9,54193685827379</text:p>
          </table:table-cell>
          <table:table-cell/>
        </table:table-row>
        <table:table-row table:style-name="ro1">
          <table:table-cell office:value-type="float" office:value="86.25" calcext:value-type="float">
            <text:p>86,25</text:p>
          </table:table-cell>
          <table:table-cell office:value-type="float" office:value="1.30498276871106" calcext:value-type="float">
            <text:p>1,30498276871106</text:p>
          </table:table-cell>
          <table:table-cell office:value-type="float" office:value="0" calcext:value-type="float">
            <text:p>0</text:p>
          </table:table-cell>
          <table:table-cell office:value-type="float" office:value="8.14947848352185" calcext:value-type="float">
            <text:p>8,14947848352185</text:p>
          </table:table-cell>
          <table:table-cell office:value-type="float" office:value="9.54668358388324" calcext:value-type="float">
            <text:p>9,54668358388324</text:p>
          </table:table-cell>
          <table:table-cell/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1.29869468928868" calcext:value-type="float">
            <text:p>1,29869468928868</text:p>
          </table:table-cell>
          <table:table-cell office:value-type="float" office:value="0" calcext:value-type="float">
            <text:p>0</text:p>
          </table:table-cell>
          <table:table-cell office:value-type="float" office:value="8.14792949762632" calcext:value-type="float">
            <text:p>8,14792949762632</text:p>
          </table:table-cell>
          <table:table-cell office:value-type="float" office:value="9.55138112106874" calcext:value-type="float">
            <text:p>9,55138112106874</text:p>
          </table:table-cell>
          <table:table-cell/>
        </table:table-row>
        <table:table-row table:style-name="ro1">
          <table:table-cell office:value-type="float" office:value="86.75" calcext:value-type="float">
            <text:p>86,75</text:p>
          </table:table-cell>
          <table:table-cell office:value-type="float" office:value="1.2925362563476" calcext:value-type="float">
            <text:p>1,2925362563476</text:p>
          </table:table-cell>
          <table:table-cell office:value-type="float" office:value="0" calcext:value-type="float">
            <text:p>0</text:p>
          </table:table-cell>
          <table:table-cell office:value-type="float" office:value="8.14639656325372" calcext:value-type="float">
            <text:p>8,14639656325372</text:p>
          </table:table-cell>
          <table:table-cell office:value-type="float" office:value="9.55602997955031" calcext:value-type="float">
            <text:p>9,5560299795503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28650479686019" calcext:value-type="float">
            <text:p>1,28650479686019</text:p>
          </table:table-cell>
          <table:table-cell office:value-type="float" office:value="0" calcext:value-type="float">
            <text:p>0</text:p>
          </table:table-cell>
          <table:table-cell office:value-type="float" office:value="8.1448795140685" calcext:value-type="float">
            <text:p>8,1448795140685</text:p>
          </table:table-cell>
          <table:table-cell office:value-type="float" office:value="9.56063066376593" calcext:value-type="float">
            <text:p>9,56063066376593</text:p>
          </table:table-cell>
          <table:table-cell/>
        </table:table-row>
        <table:table-row table:style-name="ro1">
          <table:table-cell office:value-type="float" office:value="87.25" calcext:value-type="float">
            <text:p>87,25</text:p>
          </table:table-cell>
          <table:table-cell office:value-type="float" office:value="1.2805976929108" calcext:value-type="float">
            <text:p>1,2805976929108</text:p>
          </table:table-cell>
          <table:table-cell office:value-type="float" office:value="0" calcext:value-type="float">
            <text:p>0</text:p>
          </table:table-cell>
          <table:table-cell office:value-type="float" office:value="8.14337818545882" calcext:value-type="float">
            <text:p>8,14337818545882</text:p>
          </table:table-cell>
          <table:table-cell office:value-type="float" office:value="9.5651836729263" calcext:value-type="float">
            <text:p>9,5651836729263</text:p>
          </table:table-cell>
          <table:table-cell/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1.27481238055949" calcext:value-type="float">
            <text:p>1,27481238055949</text:p>
          </table:table-cell>
          <table:table-cell office:value-type="float" office:value="0" calcext:value-type="float">
            <text:p>0</text:p>
          </table:table-cell>
          <table:table-cell office:value-type="float" office:value="8.14189241451862" calcext:value-type="float">
            <text:p>8,14189241451862</text:p>
          </table:table-cell>
          <table:table-cell office:value-type="float" office:value="9.56968950106901" calcext:value-type="float">
            <text:p>9,56968950106901</text:p>
          </table:table-cell>
          <table:table-cell/>
        </table:table-row>
        <table:table-row table:style-name="ro1">
          <table:table-cell office:value-type="float" office:value="87.75" calcext:value-type="float">
            <text:p>87,75</text:p>
          </table:table-cell>
          <table:table-cell office:value-type="float" office:value="1.26914634872918" calcext:value-type="float">
            <text:p>1,26914634872918</text:p>
          </table:table-cell>
          <table:table-cell office:value-type="float" office:value="0" calcext:value-type="float">
            <text:p>0</text:p>
          </table:table-cell>
          <table:table-cell office:value-type="float" office:value="8.14042204002998" calcext:value-type="float">
            <text:p>8,14042204002998</text:p>
          </table:table-cell>
          <table:table-cell office:value-type="float" office:value="9.57414863711212" calcext:value-type="float">
            <text:p>9,574148637112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26359713811573" calcext:value-type="float">
            <text:p>1,26359713811573</text:p>
          </table:table-cell>
          <table:table-cell office:value-type="float" office:value="0" calcext:value-type="float">
            <text:p>0</text:p>
          </table:table-cell>
          <table:table-cell office:value-type="float" office:value="8.1389669024456" calcext:value-type="float">
            <text:p>8,1389669024456</text:p>
          </table:table-cell>
          <table:table-cell office:value-type="float" office:value="9.57856156490724" calcext:value-type="float">
            <text:p>9,57856156490724</text:p>
          </table:table-cell>
          <table:table-cell/>
        </table:table-row>
        <table:table-row table:style-name="ro1">
          <table:table-cell office:value-type="float" office:value="88.25" calcext:value-type="float">
            <text:p>88,25</text:p>
          </table:table-cell>
          <table:table-cell office:value-type="float" office:value="1.25816234012045" calcext:value-type="float">
            <text:p>1,25816234012045</text:p>
          </table:table-cell>
          <table:table-cell office:value-type="float" office:value="0" calcext:value-type="float">
            <text:p>0</text:p>
          </table:table-cell>
          <table:table-cell office:value-type="float" office:value="8.13752684387154" calcext:value-type="float">
            <text:p>8,13752684387154</text:p>
          </table:table-cell>
          <table:table-cell office:value-type="float" office:value="9.58292876329199" calcext:value-type="float">
            <text:p>9,58292876329199</text:p>
          </table:table-cell>
          <table:table-cell/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1.25283959580475" calcext:value-type="float">
            <text:p>1,25283959580475</text:p>
          </table:table-cell>
          <table:table-cell office:value-type="float" office:value="0" calcext:value-type="float">
            <text:p>0</text:p>
          </table:table-cell>
          <table:table-cell office:value-type="float" office:value="8.13610170805002" calcext:value-type="float">
            <text:p>8,13610170805002</text:p>
          </table:table-cell>
          <table:table-cell office:value-type="float" office:value="9.58725070614202" calcext:value-type="float">
            <text:p>9,58725070614202</text:p>
          </table:table-cell>
          <table:table-cell/>
        </table:table-row>
        <table:table-row table:style-name="ro1">
          <table:table-cell office:value-type="float" office:value="88.75" calcext:value-type="float">
            <text:p>88,75</text:p>
          </table:table-cell>
          <table:table-cell office:value-type="float" office:value="1.24762659486616" calcext:value-type="float">
            <text:p>1,24762659486616</text:p>
          </table:table-cell>
          <table:table-cell office:value-type="float" office:value="0" calcext:value-type="float">
            <text:p>0</text:p>
          </table:table-cell>
          <table:table-cell office:value-type="float" office:value="8.13469134034251" calcext:value-type="float">
            <text:p>8,13469134034251</text:p>
          </table:table-cell>
          <table:table-cell office:value-type="float" office:value="9.59152786242239" calcext:value-type="float">
            <text:p>9,5915278624223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24252107463565" calcext:value-type="float">
            <text:p>1,24252107463565</text:p>
          </table:table-cell>
          <table:table-cell office:value-type="float" office:value="0" calcext:value-type="float">
            <text:p>0</text:p>
          </table:table-cell>
          <table:table-cell office:value-type="float" office:value="8.13329558771294" calcext:value-type="float">
            <text:p>8,13329558771294</text:p>
          </table:table-cell>
          <table:table-cell office:value-type="float" office:value="9.59576069623845" calcext:value-type="float">
            <text:p>9,59576069623845</text:p>
          </table:table-cell>
          <table:table-cell/>
        </table:table-row>
        <table:table-row table:style-name="ro1">
          <table:table-cell office:value-type="float" office:value="89.25" calcext:value-type="float">
            <text:p>89,25</text:p>
          </table:table-cell>
          <table:table-cell office:value-type="float" office:value="1.23752081909546" calcext:value-type="float">
            <text:p>1,23752081909546</text:p>
          </table:table-cell>
          <table:table-cell office:value-type="float" office:value="0" calcext:value-type="float">
            <text:p>0</text:p>
          </table:table-cell>
          <table:table-cell office:value-type="float" office:value="8.13191429871108" calcext:value-type="float">
            <text:p>8,13191429871108</text:p>
          </table:table-cell>
          <table:table-cell office:value-type="float" office:value="9.59994966688621" calcext:value-type="float">
            <text:p>9,59994966688621</text:p>
          </table:table-cell>
          <table:table-cell/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1.23262365791729" calcext:value-type="float">
            <text:p>1,23262365791729</text:p>
          </table:table-cell>
          <table:table-cell office:value-type="float" office:value="0" calcext:value-type="float">
            <text:p>0</text:p>
          </table:table-cell>
          <table:table-cell office:value-type="float" office:value="8.13054732345613" calcext:value-type="float">
            <text:p>8,13054732345613</text:p>
          </table:table-cell>
          <table:table-cell office:value-type="float" office:value="9.60409522890219" calcext:value-type="float">
            <text:p>9,60409522890219</text:p>
          </table:table-cell>
          <table:table-cell/>
        </table:table-row>
        <table:table-row table:style-name="ro1">
          <table:table-cell office:value-type="float" office:value="89.75" calcext:value-type="float">
            <text:p>89,75</text:p>
          </table:table-cell>
          <table:table-cell office:value-type="float" office:value="1.22782746552029" calcext:value-type="float">
            <text:p>1,22782746552029</text:p>
          </table:table-cell>
          <table:table-cell office:value-type="float" office:value="0" calcext:value-type="float">
            <text:p>0</text:p>
          </table:table-cell>
          <table:table-cell office:value-type="float" office:value="8.12919451362044" calcext:value-type="float">
            <text:p>8,12919451362044</text:p>
          </table:table-cell>
          <table:table-cell office:value-type="float" office:value="9.60819783211272" calcext:value-type="float">
            <text:p>9,6081978321127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2313016014843" calcext:value-type="float">
            <text:p>1,22313016014843</text:p>
          </table:table-cell>
          <table:table-cell office:value-type="float" office:value="0" calcext:value-type="float">
            <text:p>0</text:p>
          </table:table-cell>
          <table:table-cell office:value-type="float" office:value="8.12785572241342" calcext:value-type="float">
            <text:p>8,12785572241342</text:p>
          </table:table-cell>
          <table:table-cell office:value-type="float" office:value="9.61225792168278" calcext:value-type="float">
            <text:p>9,61225792168278</text:p>
          </table:table-cell>
          <table:table-cell/>
        </table:table-row>
        <table:table-row table:style-name="ro1">
          <table:table-cell office:value-type="float" office:value="90.25" calcext:value-type="float">
            <text:p>90,25</text:p>
          </table:table-cell>
          <table:table-cell office:value-type="float" office:value="1.21852970296696" calcext:value-type="float">
            <text:p>1,21852970296696</text:p>
          </table:table-cell>
          <table:table-cell office:value-type="float" office:value="0" calcext:value-type="float">
            <text:p>0</text:p>
          </table:table-cell>
          <table:table-cell office:value-type="float" office:value="8.12653080456561" calcext:value-type="float">
            <text:p>8,12653080456561</text:p>
          </table:table-cell>
          <table:table-cell office:value-type="float" office:value="9.61627593816425" calcext:value-type="float">
            <text:p>9,61627593816425</text:p>
          </table:table-cell>
          <table:table-cell/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1.21402409717745" calcext:value-type="float">
            <text:p>1,21402409717745</text:p>
          </table:table-cell>
          <table:table-cell office:value-type="float" office:value="0" calcext:value-type="float">
            <text:p>0</text:p>
          </table:table-cell>
          <table:table-cell office:value-type="float" office:value="8.12521961631293" calcext:value-type="float">
            <text:p>8,12521961631293</text:p>
          </table:table-cell>
          <table:table-cell office:value-type="float" office:value="9.62025231754377" calcext:value-type="float">
            <text:p>9,62025231754377</text:p>
          </table:table-cell>
          <table:table-cell/>
        </table:table-row>
        <table:table-row table:style-name="ro1">
          <table:table-cell office:value-type="float" office:value="90.75" calcext:value-type="float">
            <text:p>90,75</text:p>
          </table:table-cell>
          <table:table-cell office:value-type="float" office:value="1.2096113871511" calcext:value-type="float">
            <text:p>1,2096113871511</text:p>
          </table:table-cell>
          <table:table-cell office:value-type="float" office:value="0" calcext:value-type="float">
            <text:p>0</text:p>
          </table:table-cell>
          <table:table-cell office:value-type="float" office:value="8.12392201538106" calcext:value-type="float">
            <text:p>8,12392201538106</text:p>
          </table:table-cell>
          <table:table-cell office:value-type="float" office:value="9.62418749129002" calcext:value-type="float">
            <text:p>9,6241874912900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20528965757991" calcext:value-type="float">
            <text:p>1,20528965757991</text:p>
          </table:table-cell>
          <table:table-cell office:value-type="float" office:value="0" calcext:value-type="float">
            <text:p>0</text:p>
          </table:table-cell>
          <table:table-cell office:value-type="float" office:value="8.12263786097002" calcext:value-type="float">
            <text:p>8,12263786097002</text:p>
          </table:table-cell>
          <table:table-cell office:value-type="float" office:value="9.62808188640054" calcext:value-type="float">
            <text:p>9,62808188640054</text:p>
          </table:table-cell>
          <table:table-cell/>
        </table:table-row>
        <table:table-row table:style-name="ro1">
          <table:table-cell office:value-type="float" office:value="91.25" calcext:value-type="float">
            <text:p>91,25</text:p>
          </table:table-cell>
          <table:table-cell office:value-type="float" office:value="1.20105703264536" calcext:value-type="float">
            <text:p>1,20105703264536</text:p>
          </table:table-cell>
          <table:table-cell office:value-type="float" office:value="0" calcext:value-type="float">
            <text:p>0</text:p>
          </table:table-cell>
          <table:table-cell office:value-type="float" office:value="8.12136701373887" calcext:value-type="float">
            <text:p>8,12136701373887</text:p>
          </table:table-cell>
          <table:table-cell office:value-type="float" office:value="9.63193592544806" calcext:value-type="float">
            <text:p>9,63193592544806</text:p>
          </table:table-cell>
          <table:table-cell/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1.19691167520419" calcext:value-type="float">
            <text:p>1,19691167520419</text:p>
          </table:table-cell>
          <table:table-cell office:value-type="float" office:value="0" calcext:value-type="float">
            <text:p>0</text:p>
          </table:table-cell>
          <table:table-cell office:value-type="float" office:value="8.12010933579062" calcext:value-type="float">
            <text:p>8,12010933579062</text:p>
          </table:table-cell>
          <table:table-cell office:value-type="float" office:value="9.63575002662636" calcext:value-type="float">
            <text:p>9,63575002662636</text:p>
          </table:table-cell>
          <table:table-cell/>
        </table:table-row>
        <table:table-row table:style-name="ro1">
          <table:table-cell office:value-type="float" office:value="91.75" calcext:value-type="float">
            <text:p>91,75</text:p>
          </table:table-cell>
          <table:table-cell office:value-type="float" office:value="1.19285178599107" calcext:value-type="float">
            <text:p>1,19285178599107</text:p>
          </table:table-cell>
          <table:table-cell office:value-type="float" office:value="0" calcext:value-type="float">
            <text:p>0</text:p>
          </table:table-cell>
          <table:table-cell office:value-type="float" office:value="8.11886469065723" calcext:value-type="float">
            <text:p>8,11886469065723</text:p>
          </table:table-cell>
          <table:table-cell office:value-type="float" office:value="9.63952460379565" calcext:value-type="float">
            <text:p>9,6395246037956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18887560283756" calcext:value-type="float">
            <text:p>1,18887560283756</text:p>
          </table:table-cell>
          <table:table-cell office:value-type="float" office:value="0" calcext:value-type="float">
            <text:p>0</text:p>
          </table:table-cell>
          <table:table-cell office:value-type="float" office:value="8.11763294328486" calcext:value-type="float">
            <text:p>8,11763294328486</text:p>
          </table:table-cell>
          <table:table-cell office:value-type="float" office:value="9.64326006652748" calcext:value-type="float">
            <text:p>9,64326006652748</text:p>
          </table:table-cell>
          <table:table-cell/>
        </table:table-row>
        <table:table-row table:style-name="ro1">
          <table:table-cell office:value-type="float" office:value="92.25" calcext:value-type="float">
            <text:p>92,25</text:p>
          </table:table-cell>
          <table:table-cell office:value-type="float" office:value="1.1849813999073" calcext:value-type="float">
            <text:p>1,1849813999073</text:p>
          </table:table-cell>
          <table:table-cell office:value-type="float" office:value="0" calcext:value-type="float">
            <text:p>0</text:p>
          </table:table-cell>
          <table:table-cell office:value-type="float" office:value="8.11641396001915" calcext:value-type="float">
            <text:p>8,11641396001915</text:p>
          </table:table-cell>
          <table:table-cell office:value-type="float" office:value="9.64695682014914" calcext:value-type="float">
            <text:p>9,64695682014914</text:p>
          </table:table-cell>
          <table:table-cell/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1.18116748694692" calcext:value-type="float">
            <text:p>1,18116748694692</text:p>
          </table:table-cell>
          <table:table-cell office:value-type="float" office:value="0" calcext:value-type="float">
            <text:p>0</text:p>
          </table:table-cell>
          <table:table-cell office:value-type="float" office:value="8.11520760859074" calcext:value-type="float">
            <text:p>8,11520760859074</text:p>
          </table:table-cell>
          <table:table-cell office:value-type="float" office:value="9.65061526578772" calcext:value-type="float">
            <text:p>9,65061526578772</text:p>
          </table:table-cell>
          <table:table-cell/>
        </table:table-row>
        <table:table-row table:style-name="ro1">
          <table:table-cell office:value-type="float" office:value="92.75" calcext:value-type="float">
            <text:p>92,75</text:p>
          </table:table-cell>
          <table:table-cell office:value-type="float" office:value="1.17743220855238" calcext:value-type="float">
            <text:p>1,17743220855238</text:p>
          </table:table-cell>
          <table:table-cell office:value-type="float" office:value="0" calcext:value-type="float">
            <text:p>0</text:p>
          </table:table-cell>
          <table:table-cell office:value-type="float" office:value="8.11401375810096" calcext:value-type="float">
            <text:p>8,11401375810096</text:p>
          </table:table-cell>
          <table:table-cell office:value-type="float" office:value="9.65423580041355" calcext:value-type="float">
            <text:p>9,6542358004135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17377394345045" calcext:value-type="float">
            <text:p>1,17377394345045</text:p>
          </table:table-cell>
          <table:table-cell office:value-type="float" office:value="0" calcext:value-type="float">
            <text:p>0</text:p>
          </table:table-cell>
          <table:table-cell office:value-type="float" office:value="8.11283227900755" calcext:value-type="float">
            <text:p>8,11283227900755</text:p>
          </table:table-cell>
          <table:table-cell office:value-type="float" office:value="9.65781881688334" calcext:value-type="float">
            <text:p>9,65781881688334</text:p>
          </table:table-cell>
          <table:table-cell/>
        </table:table-row>
        <table:table-row table:style-name="ro1">
          <table:table-cell office:value-type="float" office:value="93.25" calcext:value-type="float">
            <text:p>93,25</text:p>
          </table:table-cell>
          <table:table-cell office:value-type="float" office:value="1.17019110379503" calcext:value-type="float">
            <text:p>1,17019110379503</text:p>
          </table:table-cell>
          <table:table-cell office:value-type="float" office:value="0" calcext:value-type="float">
            <text:p>0</text:p>
          </table:table-cell>
          <table:table-cell office:value-type="float" office:value="8.11166304311069" calcext:value-type="float">
            <text:p>8,11166304311069</text:p>
          </table:table-cell>
          <table:table-cell office:value-type="float" office:value="9.66136470398277" calcext:value-type="float">
            <text:p>9,66136470398277</text:p>
          </table:table-cell>
          <table:table-cell/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1.16668213447795" calcext:value-type="float">
            <text:p>1,16668213447795</text:p>
          </table:table-cell>
          <table:table-cell office:value-type="float" office:value="0" calcext:value-type="float">
            <text:p>0</text:p>
          </table:table-cell>
          <table:table-cell office:value-type="float" office:value="8.11050592353899" calcext:value-type="float">
            <text:p>8,11050592353899</text:p>
          </table:table-cell>
          <table:table-cell office:value-type="float" office:value="9.6648738464687" calcext:value-type="float">
            <text:p>9,6648738464687</text:p>
          </table:table-cell>
          <table:table-cell/>
        </table:table-row>
        <table:table-row table:style-name="ro1">
          <table:table-cell office:value-type="float" office:value="93.75" calcext:value-type="float">
            <text:p>93,75</text:p>
          </table:table-cell>
          <table:table-cell office:value-type="float" office:value="1.16324551245396" calcext:value-type="float">
            <text:p>1,16324551245396</text:p>
          </table:table-cell>
          <table:table-cell office:value-type="float" office:value="0" calcext:value-type="float">
            <text:p>0</text:p>
          </table:table-cell>
          <table:table-cell office:value-type="float" office:value="8.10936079473583" calcext:value-type="float">
            <text:p>8,10936079473583</text:p>
          </table:table-cell>
          <table:table-cell office:value-type="float" office:value="9.6683466251109" calcext:value-type="float">
            <text:p>9,668346625110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15987974607969" calcext:value-type="float">
            <text:p>1,15987974607969</text:p>
          </table:table-cell>
          <table:table-cell office:value-type="float" office:value="0" calcext:value-type="float">
            <text:p>0</text:p>
          </table:table-cell>
          <table:table-cell office:value-type="float" office:value="8.10822753244564" calcext:value-type="float">
            <text:p>8,10822753244564</text:p>
          </table:table-cell>
          <table:table-cell office:value-type="float" office:value="9.67178341673337" calcext:value-type="float">
            <text:p>9,67178341673337</text:p>
          </table:table-cell>
          <table:table-cell/>
        </table:table-row>
        <table:table-row table:style-name="ro1">
          <table:table-cell office:value-type="float" office:value="94.25" calcext:value-type="float">
            <text:p>94,25</text:p>
          </table:table-cell>
          <table:table-cell office:value-type="float" office:value="1.15658337446622" calcext:value-type="float">
            <text:p>1,15658337446622</text:p>
          </table:table-cell>
          <table:table-cell office:value-type="float" office:value="0" calcext:value-type="float">
            <text:p>0</text:p>
          </table:table-cell>
          <table:table-cell office:value-type="float" office:value="8.1071060137005" calcext:value-type="float">
            <text:p>8,1071060137005</text:p>
          </table:table-cell>
          <table:table-cell office:value-type="float" office:value="9.67518459425524" calcext:value-type="float">
            <text:p>9,67518459425524</text:p>
          </table:table-cell>
          <table:table-cell/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1.15335496684493" calcext:value-type="float">
            <text:p>1,15335496684493</text:p>
          </table:table-cell>
          <table:table-cell office:value-type="float" office:value="0" calcext:value-type="float">
            <text:p>0</text:p>
          </table:table-cell>
          <table:table-cell office:value-type="float" office:value="8.10599611680671" calcext:value-type="float">
            <text:p>8,10599611680671</text:p>
          </table:table-cell>
          <table:table-cell office:value-type="float" office:value="9.67855052673124" calcext:value-type="float">
            <text:p>9,67855052673124</text:p>
          </table:table-cell>
          <table:table-cell/>
        </table:table-row>
        <table:table-row table:style-name="ro1">
          <table:table-cell office:value-type="float" office:value="94.75" calcext:value-type="float">
            <text:p>94,75</text:p>
          </table:table-cell>
          <table:table-cell office:value-type="float" office:value="1.15019312194657" calcext:value-type="float">
            <text:p>1,15019312194657</text:p>
          </table:table-cell>
          <table:table-cell office:value-type="float" office:value="0" calcext:value-type="float">
            <text:p>0</text:p>
          </table:table-cell>
          <table:table-cell office:value-type="float" office:value="8.10489772133168" calcext:value-type="float">
            <text:p>8,10489772133168</text:p>
          </table:table-cell>
          <table:table-cell office:value-type="float" office:value="9.68188157939171" calcext:value-type="float">
            <text:p>9,6818815793917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14709646739298" calcext:value-type="float">
            <text:p>1,14709646739298</text:p>
          </table:table-cell>
          <table:table-cell office:value-type="float" office:value="0" calcext:value-type="float">
            <text:p>0</text:p>
          </table:table-cell>
          <table:table-cell office:value-type="float" office:value="8.1038107080908" calcext:value-type="float">
            <text:p>8,1038107080908</text:p>
          </table:table-cell>
          <table:table-cell office:value-type="float" office:value="9.68517811368226" calcext:value-type="float">
            <text:p>9,68517811368226</text:p>
          </table:table-cell>
          <table:table-cell/>
        </table:table-row>
        <table:table-row table:style-name="ro1">
          <table:table-cell office:value-type="float" office:value="95.25" calcext:value-type="float">
            <text:p>95,25</text:p>
          </table:table-cell>
          <table:table-cell office:value-type="float" office:value="1.14406365910145" calcext:value-type="float">
            <text:p>1,14406365910145</text:p>
          </table:table-cell>
          <table:table-cell office:value-type="float" office:value="0" calcext:value-type="float">
            <text:p>0</text:p>
          </table:table-cell>
          <table:table-cell office:value-type="float" office:value="8.1027349591345" calcext:value-type="float">
            <text:p>8,1027349591345</text:p>
          </table:table-cell>
          <table:table-cell office:value-type="float" office:value="9.688440487303" calcext:value-type="float">
            <text:p>9,688440487303</text:p>
          </table:table-cell>
          <table:table-cell/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1.14109338070134" calcext:value-type="float">
            <text:p>1,14109338070134</text:p>
          </table:table-cell>
          <table:table-cell office:value-type="float" office:value="0" calcext:value-type="float">
            <text:p>0</text:p>
          </table:table-cell>
          <table:table-cell office:value-type="float" office:value="8.10167035773551" calcext:value-type="float">
            <text:p>8,10167035773551</text:p>
          </table:table-cell>
          <table:table-cell office:value-type="float" office:value="9.69166905424732" calcext:value-type="float">
            <text:p>9,69166905424732</text:p>
          </table:table-cell>
          <table:table-cell/>
        </table:table-row>
        <table:table-row table:style-name="ro1">
          <table:table-cell office:value-type="float" office:value="95.75" calcext:value-type="float">
            <text:p>95,75</text:p>
          </table:table-cell>
          <table:table-cell office:value-type="float" office:value="1.13818434296268" calcext:value-type="float">
            <text:p>1,13818434296268</text:p>
          </table:table-cell>
          <table:table-cell office:value-type="float" office:value="0" calcext:value-type="float">
            <text:p>0</text:p>
          </table:table-cell>
          <table:table-cell office:value-type="float" office:value="8.10061678837612" calcext:value-type="float">
            <text:p>8,10061678837612</text:p>
          </table:table-cell>
          <table:table-cell office:value-type="float" office:value="9.69486416484032" calcext:value-type="float">
            <text:p>9,6948641648403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13533528323661" calcext:value-type="float">
            <text:p>1,13533528323661</text:p>
          </table:table-cell>
          <table:table-cell office:value-type="float" office:value="0" calcext:value-type="float">
            <text:p>0</text:p>
          </table:table-cell>
          <table:table-cell office:value-type="float" office:value="8.09957413673573" calcext:value-type="float">
            <text:p>8,09957413673573</text:p>
          </table:table-cell>
          <table:table-cell office:value-type="float" office:value="9.69802616577682" calcext:value-type="float">
            <text:p>9,69802616577682</text:p>
          </table:table-cell>
          <table:table-cell/>
        </table:table-row>
        <table:table-row table:style-name="ro1">
          <table:table-cell office:value-type="float" office:value="96.25" calcext:value-type="float">
            <text:p>96,25</text:p>
          </table:table-cell>
          <table:table-cell office:value-type="float" office:value="1.13254496490736" calcext:value-type="float">
            <text:p>1,13254496490736</text:p>
          </table:table-cell>
          <table:table-cell office:value-type="float" office:value="0" calcext:value-type="float">
            <text:p>0</text:p>
          </table:table-cell>
          <table:table-cell office:value-type="float" office:value="8.09854228967835" calcext:value-type="float">
            <text:p>8,09854228967835</text:p>
          </table:table-cell>
          <table:table-cell office:value-type="float" office:value="9.70115540015898" calcext:value-type="float">
            <text:p>9,70115540015898</text:p>
          </table:table-cell>
          <table:table-cell/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1.12981217685544" calcext:value-type="float">
            <text:p>1,12981217685544</text:p>
          </table:table-cell>
          <table:table-cell office:value-type="float" office:value="0" calcext:value-type="float">
            <text:p>0</text:p>
          </table:table-cell>
          <table:table-cell office:value-type="float" office:value="8.09752113524041" calcext:value-type="float">
            <text:p>8,09752113524041</text:p>
          </table:table-cell>
          <table:table-cell office:value-type="float" office:value="9.70425220753354" calcext:value-type="float">
            <text:p>9,70425220753354</text:p>
          </table:table-cell>
          <table:table-cell/>
        </table:table-row>
        <table:table-row table:style-name="ro1">
          <table:table-cell office:value-type="float" office:value="96.75" calcext:value-type="float">
            <text:p>96,75</text:p>
          </table:table-cell>
          <table:table-cell office:value-type="float" office:value="1.12713573293204" calcext:value-type="float">
            <text:p>1,12713573293204</text:p>
          </table:table-cell>
          <table:table-cell office:value-type="float" office:value="0" calcext:value-type="float">
            <text:p>0</text:p>
          </table:table-cell>
          <table:table-cell office:value-type="float" office:value="8.09651056261856" calcext:value-type="float">
            <text:p>8,09651056261856</text:p>
          </table:table-cell>
          <table:table-cell office:value-type="float" office:value="9.70731692392864" calcext:value-type="float">
            <text:p>9,7073169239286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12451447144412" calcext:value-type="float">
            <text:p>1,12451447144412</text:p>
          </table:table-cell>
          <table:table-cell office:value-type="float" office:value="0" calcext:value-type="float">
            <text:p>0</text:p>
          </table:table-cell>
          <table:table-cell office:value-type="float" office:value="8.09551046215765" calcext:value-type="float">
            <text:p>8,09551046215765</text:p>
          </table:table-cell>
          <table:table-cell office:value-type="float" office:value="9.7103498818903" calcext:value-type="float">
            <text:p>9,7103498818903</text:p>
          </table:table-cell>
          <table:table-cell/>
        </table:table-row>
        <table:table-row table:style-name="ro1">
          <table:table-cell office:value-type="float" office:value="97.25" calcext:value-type="float">
            <text:p>97,25</text:p>
          </table:table-cell>
          <table:table-cell office:value-type="float" office:value="1.12194725465025" calcext:value-type="float">
            <text:p>1,12194725465025</text:p>
          </table:table-cell>
          <table:table-cell office:value-type="float" office:value="0" calcext:value-type="float">
            <text:p>0</text:p>
          </table:table-cell>
          <table:table-cell office:value-type="float" office:value="8.09452072533887" calcext:value-type="float">
            <text:p>8,09452072533887</text:p>
          </table:table-cell>
          <table:table-cell office:value-type="float" office:value="9.71335141051849" calcext:value-type="float">
            <text:p>9,71335141051849</text:p>
          </table:table-cell>
          <table:table-cell/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1.11943296826672" calcext:value-type="float">
            <text:p>1,11943296826672</text:p>
          </table:table-cell>
          <table:table-cell office:value-type="float" office:value="0" calcext:value-type="float">
            <text:p>0</text:p>
          </table:table-cell>
          <table:table-cell office:value-type="float" office:value="8.09354124476792" calcext:value-type="float">
            <text:p>8,09354124476792</text:p>
          </table:table-cell>
          <table:table-cell office:value-type="float" office:value="9.71632183550287" calcext:value-type="float">
            <text:p>9,71632183550287</text:p>
          </table:table-cell>
          <table:table-cell/>
        </table:table-row>
        <table:table-row table:style-name="ro1">
          <table:table-cell office:value-type="float" office:value="97.75" calcext:value-type="float">
            <text:p>97,75</text:p>
          </table:table-cell>
          <table:table-cell office:value-type="float" office:value="1.11697052098392" calcext:value-type="float">
            <text:p>1,11697052098392</text:p>
          </table:table-cell>
          <table:table-cell office:value-type="float" office:value="0" calcext:value-type="float">
            <text:p>0</text:p>
          </table:table-cell>
          <table:table-cell office:value-type="float" office:value="8.09257191416339" calcext:value-type="float">
            <text:p>8,09257191416339</text:p>
          </table:table-cell>
          <table:table-cell office:value-type="float" office:value="9.71926147915808" calcext:value-type="float">
            <text:p>9,7192614791580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11455884399269" calcext:value-type="float">
            <text:p>1,11455884399269</text:p>
          </table:table-cell>
          <table:table-cell office:value-type="float" office:value="0" calcext:value-type="float">
            <text:p>0</text:p>
          </table:table-cell>
          <table:table-cell office:value-type="float" office:value="8.09161262834524" calcext:value-type="float">
            <text:p>8,09161262834524</text:p>
          </table:table-cell>
          <table:table-cell office:value-type="float" office:value="9.72217066045876" calcext:value-type="float">
            <text:p>9,72217066045876</text:p>
          </table:table-cell>
          <table:table-cell/>
        </table:table-row>
        <table:table-row table:style-name="ro1">
          <table:table-cell office:value-type="float" office:value="98.25" calcext:value-type="float">
            <text:p>98,25</text:p>
          </table:table-cell>
          <table:table-cell office:value-type="float" office:value="1.11219689052034" calcext:value-type="float">
            <text:p>1,11219689052034</text:p>
          </table:table-cell>
          <table:table-cell office:value-type="float" office:value="0" calcext:value-type="float">
            <text:p>0</text:p>
          </table:table-cell>
          <table:table-cell office:value-type="float" office:value="8.09066328322335" calcext:value-type="float">
            <text:p>8,09066328322335</text:p>
          </table:table-cell>
          <table:table-cell office:value-type="float" office:value="9.72504969507413" calcext:value-type="float">
            <text:p>9,72504969507413</text:p>
          </table:table-cell>
          <table:table-cell/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1.1098836353764" calcext:value-type="float">
            <text:p>1,1098836353764</text:p>
          </table:table-cell>
          <table:table-cell office:value-type="float" office:value="0" calcext:value-type="float">
            <text:p>0</text:p>
          </table:table-cell>
          <table:table-cell office:value-type="float" office:value="8.08972377578625" calcext:value-type="float">
            <text:p>8,08972377578625</text:p>
          </table:table-cell>
          <table:table-cell office:value-type="float" office:value="9.72789889540228" calcext:value-type="float">
            <text:p>9,72789889540228</text:p>
          </table:table-cell>
          <table:table-cell/>
        </table:table-row>
        <table:table-row table:style-name="ro1">
          <table:table-cell office:value-type="float" office:value="98.75" calcext:value-type="float">
            <text:p>98,75</text:p>
          </table:table-cell>
          <table:table-cell office:value-type="float" office:value="1.10761807450754" calcext:value-type="float">
            <text:p>1,10761807450754</text:p>
          </table:table-cell>
          <table:table-cell office:value-type="float" office:value="0" calcext:value-type="float">
            <text:p>0</text:p>
          </table:table-cell>
          <table:table-cell office:value-type="float" office:value="8.08879400408994" calcext:value-type="float">
            <text:p>8,08879400408994</text:p>
          </table:table-cell>
          <table:table-cell office:value-type="float" office:value="9.73071857060402" calcext:value-type="float">
            <text:p>9,730718570604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10539922456186" calcext:value-type="float">
            <text:p>1,10539922456186</text:p>
          </table:table-cell>
          <table:table-cell office:value-type="float" office:value="0" calcext:value-type="float">
            <text:p>0</text:p>
          </table:table-cell>
          <table:table-cell office:value-type="float" office:value="8.08787386724682" calcext:value-type="float">
            <text:p>8,08787386724682</text:p>
          </table:table-cell>
          <table:table-cell office:value-type="float" office:value="9.73350902663645" calcext:value-type="float">
            <text:p>9,73350902663645</text:p>
          </table:table-cell>
          <table:table-cell/>
        </table:table-row>
        <table:table-row table:style-name="ro1">
          <table:table-cell office:value-type="float" office:value="99.25" calcext:value-type="float">
            <text:p>99,25</text:p>
          </table:table-cell>
          <table:table-cell office:value-type="float" office:value="1.10322612246202" calcext:value-type="float">
            <text:p>1,10322612246202</text:p>
          </table:table-cell>
          <table:table-cell office:value-type="float" office:value="0" calcext:value-type="float">
            <text:p>0</text:p>
          </table:table-cell>
          <table:table-cell office:value-type="float" office:value="8.08696326541474" calcext:value-type="float">
            <text:p>8,08696326541474</text:p>
          </table:table-cell>
          <table:table-cell office:value-type="float" office:value="9.73627056628617" calcext:value-type="float">
            <text:p>9,73627056628617</text:p>
          </table:table-cell>
          <table:table-cell/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1.10109782498722" calcext:value-type="float">
            <text:p>1,10109782498722</text:p>
          </table:table-cell>
          <table:table-cell office:value-type="float" office:value="0" calcext:value-type="float">
            <text:p>0</text:p>
          </table:table-cell>
          <table:table-cell office:value-type="float" office:value="8.0860620997862" calcext:value-type="float">
            <text:p>8,0860620997862</text:p>
          </table:table-cell>
          <table:table-cell office:value-type="float" office:value="9.73900348920212" calcext:value-type="float">
            <text:p>9,73900348920212</text:p>
          </table:table-cell>
          <table:table-cell/>
        </table:table-row>
        <table:table-row table:style-name="ro1">
          <table:table-cell office:value-type="float" office:value="99.75" calcext:value-type="float">
            <text:p>99,75</text:p>
          </table:table-cell>
          <table:table-cell office:value-type="float" office:value="1.09901340836383" calcext:value-type="float">
            <text:p>1,09901340836383</text:p>
          </table:table-cell>
          <table:table-cell office:value-type="float" office:value="0" calcext:value-type="float">
            <text:p>0</text:p>
          </table:table-cell>
          <table:table-cell office:value-type="float" office:value="8.08517027257757" calcext:value-type="float">
            <text:p>8,08517027257757</text:p>
          </table:table-cell>
          <table:table-cell office:value-type="float" office:value="9.74170809192809" calcext:value-type="float">
            <text:p>9,741708091928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9697196786441" calcext:value-type="float">
            <text:p>1,09697196786441</text:p>
          </table:table-cell>
          <table:table-cell office:value-type="float" office:value="0" calcext:value-type="float">
            <text:p>0</text:p>
          </table:table-cell>
          <table:table-cell office:value-type="float" office:value="8.08428768701855" calcext:value-type="float">
            <text:p>8,08428768701855</text:p>
          </table:table-cell>
          <table:table-cell office:value-type="float" office:value="9.74438466793493" calcext:value-type="float">
            <text:p>9,744384667934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15T20:47:11.368000000</dc:date>
    <meta:editing-duration>PT4M58S</meta:editing-duration>
    <meta:editing-cycles>1</meta:editing-cycles>
    <meta:document-statistic meta:table-count="1" meta:cell-count="2010" meta:object-count="2"/>
    <meta:generator>LibreOffice/24.2.4.2$Windows_X86_64 LibreOffice_project/51a6219feb6075d9a4c46691dcfe0cd9c4fff3c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027cm" svg:height="16.177cm" xlink:href=".." xlink:type="simple" chart:class="chart:scatter" chart:style-name="ch1">
        <chart:legend chart:legend-position="end" svg:x="39.444cm" svg:y="7.042cm" style:legend-expansion="high" chart:style-name="ch2"/>
        <chart:plot-area chart:style-name="ch3" table:cell-range-address="hunger_glycogen_glucose_ketones_100h_15min.A2:hunger_glycogen_glucose_ketones_100h_15min.E402" chart:data-source-has-labels="row" svg:x="0.612cm" svg:y="0.548cm" svg:width="36.394cm" svg:height="15.25cm">
          <chart:coordinate-region svg:x="1.233cm" svg:y="0.747cm" svg:width="35.493cm" svg:height="14.4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unger_glycogen_glucose_ketones_100h_15min.B2:hunger_glycogen_glucose_ketones_100h_15min.B402" loext:label-string="poziom_głodu" chart:class="chart:scatter">
            <chart:domain table:cell-range-address="hunger_glycogen_glucose_ketones_100h_15min.A2:hunger_glycogen_glucose_ketones_100h_15min.A402"/>
            <chart:data-point chart:repeated="401"/>
          </chart:series>
          <chart:series chart:style-name="ch7" chart:values-cell-range-address="hunger_glycogen_glucose_ketones_100h_15min.C2:hunger_glycogen_glucose_ketones_100h_15min.C402" loext:label-string="poziom_glikogenu_wątroby" chart:class="chart:scatter">
            <chart:data-point chart:repeated="401"/>
          </chart:series>
          <chart:series chart:style-name="ch8" chart:values-cell-range-address="hunger_glycogen_glucose_ketones_100h_15min.D2:hunger_glycogen_glucose_ketones_100h_15min.D402" loext:label-string="poziom_glukozy_we_krwi" chart:class="chart:scatter">
            <chart:data-point chart:repeated="401"/>
          </chart:series>
          <chart:series chart:style-name="ch9" chart:values-cell-range-address="hunger_glycogen_glucose_ketones_100h_15min.E2:hunger_glycogen_glucose_ketones_100h_15min.E402" loext:label-string="poziom_ciał_ketonowych_we_krwi" chart:class="chart:scatter">
            <chart:data-point chart:repeated="4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ziom_głodu</text:p>
              </table:table-cell>
              <table:table-cell office:value-type="string">
                <text:p>poziom_glikogenu_wątroby</text:p>
              </table:table-cell>
              <table:table-cell office:value-type="string">
                <text:p>poziom_glukozy_we_krwi</text:p>
              </table:table-cell>
              <table:table-cell office:value-type="string">
                <text:p>poziom_ciał_ketonowych_we_krw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unger_glycogen_glucose_ketones_100h_15min.A2:hunger_glycogen_glucose_ketones_100h_15min.A402</svg:desc>
                </draw:g>
              </table:table-cell>
              <table:table-cell office:value-type="float" office:value="2.17139309608718">
                <text:p>2.17139309608718</text:p>
                <draw:g>
                  <svg:desc>hunger_glycogen_glucose_ketones_100h_15min.B2:hunger_glycogen_glucose_ketones_100h_15min.B402</svg:desc>
                </draw:g>
              </table:table-cell>
              <table:table-cell office:value-type="float" office:value="10">
                <text:p>10</text:p>
                <draw:g>
                  <svg:desc>hunger_glycogen_glucose_ketones_100h_15min.C2:hunger_glycogen_glucose_ketones_100h_15min.C402</svg:desc>
                </draw:g>
              </table:table-cell>
              <table:table-cell office:value-type="float" office:value="11.8001127357115">
                <text:p>11.8001127357115</text:p>
                <draw:g>
                  <svg:desc>hunger_glycogen_glucose_ketones_100h_15min.D2:hunger_glycogen_glucose_ketones_100h_15min.D402</svg:desc>
                </draw:g>
              </table:table-cell>
              <table:table-cell office:value-type="float" office:value="0">
                <text:p>0</text:p>
                <draw:g>
                  <svg:desc>hunger_glycogen_glucose_ketones_100h_15min.E2:hunger_glycogen_glucose_ketones_100h_15min.E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2636217936862">
                <text:p>2.2636217936862</text:p>
              </table:table-cell>
              <table:table-cell office:value-type="float" office:value="9.89583333333333">
                <text:p>9.89583333333333</text:p>
              </table:table-cell>
              <table:table-cell office:value-type="float" office:value="12.6380940332308">
                <text:p>12.638094033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39437156863528">
                <text:p>2.39437156863528</text:p>
              </table:table-cell>
              <table:table-cell office:value-type="float" office:value="9.79166666666667">
                <text:p>9.79166666666667</text:p>
              </table:table-cell>
              <table:table-cell office:value-type="float" office:value="12.993437526645">
                <text:p>12.993437526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57380747711705">
                <text:p>2.57380747711705</text:p>
              </table:table-cell>
              <table:table-cell office:value-type="float" office:value="9.6875">
                <text:p>9.6875</text:p>
              </table:table-cell>
              <table:table-cell office:value-type="float" office:value="12.6254873044571">
                <text:p>12.6254873044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81201331916678">
                <text:p>2.81201331916678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11.7677921339752">
                <text:p>11.767792133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3.11762597836998">
                <text:p>3.11762597836998</text:p>
              </table:table-cell>
              <table:table-cell office:value-type="float" office:value="9.47916666666667">
                <text:p>9.47916666666667</text:p>
              </table:table-cell>
              <table:table-cell office:value-type="float" office:value="10.8834683374363">
                <text:p>10.883468337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.49611946178904">
                <text:p>3.49611946178904</text:p>
              </table:table-cell>
              <table:table-cell office:value-type="float" office:value="9.375">
                <text:p>9.375</text:p>
              </table:table-cell>
              <table:table-cell office:value-type="float" office:value="10.2579570239877">
                <text:p>10.2579570239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3.94792667941346">
                <text:p>3.94792667941346</text:p>
              </table:table-cell>
              <table:table-cell office:value-type="float" office:value="9.27083333333333">
                <text:p>9.27083333333333</text:p>
              </table:table-cell>
              <table:table-cell office:value-type="float" office:value="9.8849884227247">
                <text:p>9.8849884227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.46669610296216">
                <text:p>4.46669610296216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.62439683187621">
                <text:p>9.62439683187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5.03805514863043">
                <text:p>5.03805514863043</text:p>
              </table:table-cell>
              <table:table-cell office:value-type="float" office:value="9.0625">
                <text:p>9.0625</text:p>
              </table:table-cell>
              <table:table-cell office:value-type="float" office:value="9.35120449783744">
                <text:p>9.35120449783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5.63925960090686">
                <text:p>5.63925960090686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.02604259305053">
                <text:p>9.02604259305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6.2400255723386">
                <text:p>6.2400255723386</text:p>
              </table:table-cell>
              <table:table-cell office:value-type="float" office:value="8.85416666666667">
                <text:p>8.85416666666667</text:p>
              </table:table-cell>
              <table:table-cell office:value-type="float" office:value="8.62649990087136">
                <text:p>8.62649990087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6.80466480928521">
                <text:p>6.80466480928521</text:p>
              </table:table-cell>
              <table:table-cell office:value-type="float" office:value="8.75">
                <text:p>8.75</text:p>
              </table:table-cell>
              <table:table-cell office:value-type="float" office:value="8.18040798278715">
                <text:p>8.1804079827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7.29540003297075">
                <text:p>7.29540003297075</text:p>
              </table:table-cell>
              <table:table-cell office:value-type="float" office:value="8.64583333333333">
                <text:p>8.64583333333333</text:p>
              </table:table-cell>
              <table:table-cell office:value-type="float" office:value="7.73548109196208">
                <text:p>7.73548109196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7.67647449074208">
                <text:p>7.67647449074208</text:p>
              </table:table-cell>
              <table:table-cell office:value-type="float" office:value="8.54166666666667">
                <text:p>8.54166666666667</text:p>
              </table:table-cell>
              <table:table-cell office:value-type="float" office:value="7.35250902611193">
                <text:p>7.3525090261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7.9184540102571">
                <text:p>7.9184540102571</text:p>
              </table:table-cell>
              <table:table-cell office:value-type="float" office:value="8.4375">
                <text:p>8.4375</text:p>
              </table:table-cell>
              <table:table-cell office:value-type="float" office:value="7.09229962167634">
                <text:p>7.09229962167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8.00201277576742">
                <text:p>8.0020127757674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99999833540963">
                <text:p>6.99999833540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7.92053538186409">
                <text:p>7.92053538186409</text:p>
              </table:table-cell>
              <table:table-cell office:value-type="float" office:value="8.22916666666667">
                <text:p>8.22916666666667</text:p>
              </table:table-cell>
              <table:table-cell office:value-type="float" office:value="7.09229630342626">
                <text:p>7.0922963034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7.6810597712822">
                <text:p>7.6810597712822</text:p>
              </table:table-cell>
              <table:table-cell office:value-type="float" office:value="8.125">
                <text:p>8.125</text:p>
              </table:table-cell>
              <table:table-cell office:value-type="float" office:value="7.35249997561328">
                <text:p>7.3524999756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7.30338957202089">
                <text:p>7.30338957202089</text:p>
              </table:table-cell>
              <table:table-cell office:value-type="float" office:value="8.02083333333333">
                <text:p>8.02083333333333</text:p>
              </table:table-cell>
              <table:table-cell office:value-type="float" office:value="7.73546005236806">
                <text:p>7.73546005236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.81754936420995">
                <text:p>6.81754936420995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8.18036135968932">
                <text:p>8.18036135968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6.26005978607389">
                <text:p>6.26005978607389</text:p>
              </table:table-cell>
              <table:table-cell office:value-type="float" office:value="7.8125">
                <text:p>7.8125</text:p>
              </table:table-cell>
              <table:table-cell office:value-type="float" office:value="8.62639975144167">
                <text:p>8.62639975144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.66970037366188">
                <text:p>5.66970037366188</text:p>
              </table:table-cell>
              <table:table-cell office:value-type="float" office:value="7.70833333333333">
                <text:p>7.70833333333333</text:p>
              </table:table-cell>
              <table:table-cell office:value-type="float" office:value="9.02583347705688">
                <text:p>9.0258334770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5.08346776455416">
                <text:p>5.08346776455416</text:p>
              </table:table-cell>
              <table:table-cell office:value-type="float" office:value="7.60416666666667">
                <text:p>7.60416666666667</text:p>
              </table:table-cell>
              <table:table-cell office:value-type="float" office:value="9.35077985781894">
                <text:p>9.3507798578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4.53332772227258">
                <text:p>4.53332772227258</text:p>
              </table:table-cell>
              <table:table-cell office:value-type="float" office:value="NaN">
                <text:p>NaN</text:p>
              </table:table-cell>
              <table:table-cell office:value-type="float" office:value="9.5931554937204">
                <text:p>9.5931554937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4.0441410598022">
                <text:p>4.0441410598022</text:p>
              </table:table-cell>
              <table:table-cell office:value-type="float" office:value="7.39583333333333">
                <text:p>7.39583333333333</text:p>
              </table:table-cell>
              <table:table-cell office:value-type="float" office:value="9.7597105242939">
                <text:p>9.759710524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.63287833796545">
                <text:p>3.63287833796545</text:p>
              </table:table-cell>
              <table:table-cell office:value-type="float" office:value="7.29166666666667">
                <text:p>7.29166666666667</text:p>
              </table:table-cell>
              <table:table-cell office:value-type="float" office:value="9.86517954914271">
                <text:p>9.8651795491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3.30899154235915">
                <text:p>3.30899154235915</text:p>
              </table:table-cell>
              <table:table-cell office:value-type="float" office:value="7.1875">
                <text:p>7.1875</text:p>
              </table:table-cell>
              <table:table-cell office:value-type="float" office:value="9.92614872955371">
                <text:p>9.9261487295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3.07563330116012">
                <text:p>3.07563330116012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9.95700821003659">
                <text:p>9.95700821003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2.93133058156715">
                <text:p>2.93133058156715</text:p>
              </table:table-cell>
              <table:table-cell office:value-type="float" office:value="6.97916666666667">
                <text:p>6.97916666666667</text:p>
              </table:table-cell>
              <table:table-cell office:value-type="float" office:value="9.96812926410011">
                <text:p>9.9681292641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.87172822400855">
                <text:p>2.87172822400855</text:p>
              </table:table-cell>
              <table:table-cell office:value-type="float" office:value="6.875">
                <text:p>6.875</text:p>
              </table:table-cell>
              <table:table-cell office:value-type="float" office:value="9.96566503529984">
                <text:p>9.9656650352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2.89109560947445">
                <text:p>2.89109560947445</text:p>
              </table:table-cell>
              <table:table-cell office:value-type="float" office:value="6.77083333333333">
                <text:p>6.77083333333333</text:p>
              </table:table-cell>
              <table:table-cell office:value-type="float" office:value="9.95219098752974">
                <text:p>9.9521909875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.98340470412698">
                <text:p>2.98340470412698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.92757986015492">
                <text:p>9.92757986015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3.1429078238812">
                <text:p>3.1429078238812</text:p>
              </table:table-cell>
              <table:table-cell office:value-type="float" office:value="6.5625">
                <text:p>6.5625</text:p>
              </table:table-cell>
              <table:table-cell office:value-type="float" office:value="9.88979882729074">
                <text:p>9.88979882729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.36424498020878">
                <text:p>3.36424498020878</text:p>
              </table:table-cell>
              <table:table-cell office:value-type="float" office:value="6.45833333333333">
                <text:p>6.45833333333333</text:p>
              </table:table-cell>
              <table:table-cell office:value-type="float" office:value="9.83555848256649">
                <text:p>9.83555848256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3.64218107905451">
                <text:p>3.64218107905451</text:p>
              </table:table-cell>
              <table:table-cell office:value-type="float" office:value="6.35416666666667">
                <text:p>6.35416666666667</text:p>
              </table:table-cell>
              <table:table-cell office:value-type="float" office:value="9.76087606660312">
                <text:p>9.7608760666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3.97111032498694">
                <text:p>3.97111032498694</text:p>
              </table:table-cell>
              <table:table-cell office:value-type="float" office:value="6.25">
                <text:p>6.25</text:p>
              </table:table-cell>
              <table:table-cell office:value-type="float" office:value="9.66165061194895">
                <text:p>9.66165061194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4.34447371178328">
                <text:p>4.34447371178328</text:p>
              </table:table-cell>
              <table:table-cell office:value-type="float" office:value="6.14583333333333">
                <text:p>6.14583333333333</text:p>
              </table:table-cell>
              <table:table-cell office:value-type="float" office:value="9.53432073619312">
                <text:p>9.53432073619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.75422333059866">
                <text:p>4.75422333059866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9.37661866818321">
                <text:p>9.37661866818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5.19044222513548">
                <text:p>5.19044222513548</text:p>
              </table:table-cell>
              <table:table-cell office:value-type="float" office:value="5.9375">
                <text:p>5.9375</text:p>
              </table:table-cell>
              <table:table-cell office:value-type="float" office:value="9.18836863313608">
                <text:p>9.18836863313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5.64119673404322">
                <text:p>5.64119673404322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.97221922804209">
                <text:p>8.9722192280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6.09266364720146">
                <text:p>6.09266364720146</text:p>
              </table:table-cell>
              <table:table-cell office:value-type="float" office:value="5.72916666666667">
                <text:p>5.72916666666667</text:p>
              </table:table-cell>
              <table:table-cell office:value-type="float" office:value="8.73416094849861">
                <text:p>8.73416094849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6.52953950201742">
                <text:p>6.52953950201742</text:p>
              </table:table-cell>
              <table:table-cell office:value-type="float" office:value="5.625">
                <text:p>5.625</text:p>
              </table:table-cell>
              <table:table-cell office:value-type="float" office:value="8.48367334871094">
                <text:p>8.4836733487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6.93570576617635">
                <text:p>6.93570576617635</text:p>
              </table:table-cell>
              <table:table-cell office:value-type="float" office:value="5.52083333333333">
                <text:p>5.52083333333333</text:p>
              </table:table-cell>
              <table:table-cell office:value-type="float" office:value="8.23337930497258">
                <text:p>8.23337930497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7.29509340232225">
                <text:p>7.29509340232225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7.99815649263929">
                <text:p>7.9981564926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7.59266569415298">
                <text:p>7.59266569415298</text:p>
              </table:table-cell>
              <table:table-cell office:value-type="float" office:value="5.3125">
                <text:p>5.3125</text:p>
              </table:table-cell>
              <table:table-cell office:value-type="float" office:value="7.79375774352694">
                <text:p>7.7937577435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7.8154217667771">
                <text:p>7.8154217667771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7.63510132773126">
                <text:p>7.6351013277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7.95331721310876">
                <text:p>7.95331721310876</text:p>
              </table:table-cell>
              <table:table-cell office:value-type="float" office:value="5.10416666666667">
                <text:p>5.10416666666667</text:p>
              </table:table-cell>
              <table:table-cell office:value-type="float" office:value="7.53448220813994">
                <text:p>7.5344822081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8.00000399501688">
                <text:p>8.00000399501688</text:p>
              </table:table-cell>
              <table:table-cell office:value-type="float" office:value="5">
                <text:p>5</text:p>
              </table:table-cell>
              <table:table-cell office:value-type="float" office:value="7.49999999999996">
                <text:p>7.49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7.95330924930856">
                <text:p>7.95330924930856</text:p>
              </table:table-cell>
              <table:table-cell office:value-type="float" office:value="4.89583333333333">
                <text:p>4.89583333333333</text:p>
              </table:table-cell>
              <table:table-cell office:value-type="float" office:value="7.5344822081402">
                <text:p>7.5344822081402</text:p>
              </table:table-cell>
              <table:table-cell office:value-type="float" office:value="0.103626010850033">
                <text:p>0.103626010850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7.81540004558035">
                <text:p>7.8154000455803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7.63510132773309">
                <text:p>7.63510132773309</text:p>
              </table:table-cell>
              <table:table-cell office:value-type="float" office:value="0.206178186687598">
                <text:p>0.206178186687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7.59261519912733">
                <text:p>7.59261519912733</text:p>
              </table:table-cell>
              <table:table-cell office:value-type="float" office:value="4.6875">
                <text:p>4.6875</text:p>
              </table:table-cell>
              <table:table-cell office:value-type="float" office:value="7.79375774353851">
                <text:p>7.79375774353851</text:p>
              </table:table-cell>
              <table:table-cell office:value-type="float" office:value="0.307667655236559">
                <text:p>0.3076676552365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7.29498150688745">
                <text:p>7.29498150688745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7.99815649270798">
                <text:p>7.99815649270798</text:p>
              </table:table-cell>
              <table:table-cell office:value-type="float" office:value="0.408105428908617">
                <text:p>0.408105428908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6.9354654075451">
                <text:p>6.9354654075451</text:p>
              </table:table-cell>
              <table:table-cell office:value-type="float" office:value="4.47916666666667">
                <text:p>4.47916666666667</text:p>
              </table:table-cell>
              <table:table-cell office:value-type="float" office:value="8.23337930535571">
                <text:p>8.23337930535571</text:p>
              </table:table-cell>
              <table:table-cell office:value-type="float" office:value="0.507502405998248">
                <text:p>0.507502405998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6.52903762363265">
                <text:p>6.52903762363265</text:p>
              </table:table-cell>
              <table:table-cell office:value-type="float" office:value="4.375">
                <text:p>4.375</text:p>
              </table:table-cell>
              <table:table-cell office:value-type="float" office:value="8.48367335071842">
                <text:p>8.48367335071842</text:p>
              </table:table-cell>
              <table:table-cell office:value-type="float" office:value="0.605869371865242">
                <text:p>0.605869371865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6.09164451115704">
                <text:p>6.09164451115704</text:p>
              </table:table-cell>
              <table:table-cell office:value-type="float" office:value="4.27083333333333">
                <text:p>4.27083333333333</text:p>
              </table:table-cell>
              <table:table-cell office:value-type="float" office:value="8.73416095837975">
                <text:p>8.73416095837975</text:p>
              </table:table-cell>
              <table:table-cell office:value-type="float" office:value="0.703217000105015">
                <text:p>0.703217000105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5.63918395961598">
                <text:p>5.6391839596159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8.97221927373203">
                <text:p>8.97221927373203</text:p>
              </table:table-cell>
              <table:table-cell office:value-type="float" office:value="0.799555853706767">
                <text:p>0.799555853706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5.18657594664716">
                <text:p>5.18657594664716</text:p>
              </table:table-cell>
              <table:table-cell office:value-type="float" office:value="4.0625">
                <text:p>4.0625</text:p>
              </table:table-cell>
              <table:table-cell office:value-type="float" office:value="9.18836883160413">
                <text:p>9.18836883160413</text:p>
              </table:table-cell>
              <table:table-cell office:value-type="float" office:value="0.894896386199658">
                <text:p>0.894896386199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.74700017076707">
                <text:p>4.74700017076707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.37661947805676">
                <text:p>9.37661947805676</text:p>
              </table:table-cell>
              <table:table-cell office:value-type="float" office:value="0.989248942787094">
                <text:p>0.989248942787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4.33134876511638">
                <text:p>4.33134876511638</text:p>
              </table:table-cell>
              <table:table-cell office:value-type="float" office:value="3.85416666666667">
                <text:p>3.85416666666667</text:p>
              </table:table-cell>
              <table:table-cell office:value-type="float" office:value="9.53432384075575">
                <text:p>9.53432384075575</text:p>
              </table:table-cell>
              <table:table-cell office:value-type="float" office:value="1.08262376146926">
                <text:p>1.082623761469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3.9479148041627">
                <text:p>3.9479148041627</text:p>
              </table:table-cell>
              <table:table-cell office:value-type="float" office:value="3.75">
                <text:p>3.75</text:p>
              </table:table-cell>
              <table:table-cell office:value-type="float" office:value="9.66166179190847">
                <text:p>9.66166179190847</text:p>
              </table:table-cell>
              <table:table-cell office:value-type="float" office:value="1.17503097415405">
                <text:p>1.175030974154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3.60231101136172">
                <text:p>3.60231101136172</text:p>
              </table:table-cell>
              <table:table-cell office:value-type="float" office:value="3.64583333333333">
                <text:p>3.64583333333333</text:p>
              </table:table-cell>
              <table:table-cell office:value-type="float" office:value="9.76091388791865">
                <text:p>9.76091388791865</text:p>
              </table:table-cell>
              <table:table-cell office:value-type="float" office:value="1.2664806077564">
                <text:p>1.2664806077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3.29759100098036">
                <text:p>3.29759100098036</text:p>
              </table:table-cell>
              <table:table-cell office:value-type="float" office:value="3.54166666666667">
                <text:p>3.54166666666667</text:p>
              </table:table-cell>
              <table:table-cell office:value-type="float" office:value="9.83567867845867">
                <text:p>9.83567867845867</text:p>
              </table:table-cell>
              <table:table-cell office:value-type="float" office:value="1.35698258528636">
                <text:p>1.3569825852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5">
                <text:p>15.75</text:p>
              </table:table-cell>
              <table:table-cell office:value-type="float" office:value="3.0345297433628">
                <text:p>3.0345297433628</text:p>
              </table:table-cell>
              <table:table-cell office:value-type="float" office:value="3.4375">
                <text:p>3.4375</text:p>
              </table:table-cell>
              <table:table-cell office:value-type="float" office:value="9.89015766594148">
                <text:p>9.89015766594148</text:p>
              </table:table-cell>
              <table:table-cell office:value-type="float" office:value="1.44654672692577">
                <text:p>1.446546726925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2.81201169941975">
                <text:p>2.8120116994197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9.92858624803862">
                <text:p>9.92858624803862</text:p>
              </table:table-cell>
              <table:table-cell office:value-type="float" office:value="1.53518275109386">
                <text:p>1.535182751093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5">
                <text:p>16.25</text:p>
              </table:table-cell>
              <table:table-cell office:value-type="float" office:value="2.62747400773403">
                <text:p>2.62747400773403</text:p>
              </table:table-cell>
              <table:table-cell office:value-type="float" office:value="3.22916666666667">
                <text:p>3.22916666666667</text:p>
              </table:table-cell>
              <table:table-cell office:value-type="float" office:value="9.95484246645055">
                <text:p>9.95484246645055</text:p>
              </table:table-cell>
              <table:table-cell office:value-type="float" office:value="1.62290027550173">
                <text:p>1.62290027550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2.47735705230937">
                <text:p>2.47735705230937</text:p>
              </table:table-cell>
              <table:table-cell office:value-type="float" office:value="3.125">
                <text:p>3.125</text:p>
              </table:table-cell>
              <table:table-cell office:value-type="float" office:value="9.97222750865439">
                <text:p>9.97222750865439</text:p>
              </table:table-cell>
              <table:table-cell office:value-type="float" office:value="1.709708818196">
                <text:p>1.709708818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5">
                <text:p>16.75</text:p>
              </table:table-cell>
              <table:table-cell office:value-type="float" office:value="2.35752391257192">
                <text:p>2.35752391257192</text:p>
              </table:table-cell>
              <table:table-cell office:value-type="float" office:value="3.02083333333333">
                <text:p>3.02083333333333</text:p>
              </table:table-cell>
              <table:table-cell office:value-type="float" office:value="9.98338747179315">
                <text:p>9.98338747179315</text:p>
              </table:table-cell>
              <table:table-cell office:value-type="float" office:value="1.79561779859155">
                <text:p>1.79561779859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2.26362160174044">
                <text:p>2.26362160174044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9.99033519965132">
                <text:p>9.99033519965132</text:p>
              </table:table-cell>
              <table:table-cell office:value-type="float" office:value="1.88063653849365">
                <text:p>1.88063653849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5">
                <text:p>17.25</text:p>
              </table:table-cell>
              <table:table-cell office:value-type="float" office:value="2.19136876017294">
                <text:p>2.19136876017294</text:p>
              </table:table-cell>
              <table:table-cell office:value-type="float" office:value="2.8125">
                <text:p>2.8125</text:p>
              </table:table-cell>
              <table:table-cell office:value-type="float" office:value="9.99453127220454">
                <text:p>9.99453127220454</text:p>
              </table:table-cell>
              <table:table-cell office:value-type="float" office:value="1.96477426310939">
                <text:p>1.964774263109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.13676508530167">
                <text:p>2.13676508530167</text:p>
              </table:table-cell>
              <table:table-cell office:value-type="float" office:value="2.70833333333333">
                <text:p>2.70833333333333</text:p>
              </table:table-cell>
              <table:table-cell office:value-type="float" office:value="9.99699035001293">
                <text:p>9.99699035001293</text:p>
              </table:table-cell>
              <table:table-cell office:value-type="float" office:value="2.04804010204874">
                <text:p>2.04804010204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">
                <text:p>17.75</text:p>
              </table:table-cell>
              <table:table-cell office:value-type="float" office:value="2.0962262556521">
                <text:p>2.0962262556521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9.99838905044858">
                <text:p>9.99838905044858</text:p>
              </table:table-cell>
              <table:table-cell office:value-type="float" office:value="2.13044309031516">
                <text:p>2.13044309031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2.06665397922945">
                <text:p>2.06665397922945</text:p>
              </table:table-cell>
              <table:table-cell office:value-type="float" office:value="NaN">
                <text:p>NaN</text:p>
              </table:table-cell>
              <table:table-cell office:value-type="float" office:value="9.99916134343024">
                <text:p>9.99916134343024</text:p>
              </table:table-cell>
              <table:table-cell office:value-type="float" office:value="2.21199216928595">
                <text:p>2.21199216928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5">
                <text:p>18.25</text:p>
              </table:table-cell>
              <table:table-cell office:value-type="float" office:value="2.04545406466556">
                <text:p>2.04545406466556</text:p>
              </table:table-cell>
              <table:table-cell office:value-type="float" office:value="2.39583333333333">
                <text:p>2.39583333333333</text:p>
              </table:table-cell>
              <table:table-cell office:value-type="float" office:value="9.9995753583086">
                <text:p>9.9995753583086</text:p>
              </table:table-cell>
              <table:table-cell office:value-type="float" office:value="2.29269618768252">
                <text:p>2.292696187682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.03051641538608">
                <text:p>2.0305164153860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9.99979087913193">
                <text:p>9.99979087913193</text:p>
              </table:table-cell>
              <table:table-cell office:value-type="float" office:value="2.37256390253049">
                <text:p>2.372563902530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2.02017011892759">
                <text:p>2.02017011892759</text:p>
              </table:table-cell>
              <table:table-cell office:value-type="float" office:value="2.1875">
                <text:p>2.1875</text:p>
              </table:table-cell>
              <table:table-cell office:value-type="float" office:value="9.99989983675652">
                <text:p>9.99989983675652</text:p>
              </table:table-cell>
              <table:table-cell office:value-type="float" office:value="2.45160398010993">
                <text:p>2.45160398010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2.0131249467091">
                <text:p>2.0131249467091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9.99995333882722">
                <text:p>9.99995333882722</text:p>
              </table:table-cell>
              <table:table-cell office:value-type="float" office:value="2.52982499689567">
                <text:p>2.52982499689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">
                <text:p>19.25</text:p>
              </table:table-cell>
              <table:table-cell office:value-type="float" office:value="2.00840815651331">
                <text:p>2.00840815651331</text:p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9.99997885833508">
                <text:p>9.99997885833508</text:p>
              </table:table-cell>
              <table:table-cell office:value-type="float" office:value="2.60723544048801">
                <text:p>2.60723544048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.00530295784161">
                <text:p>2.00530295784161</text:p>
              </table:table-cell>
              <table:table-cell office:value-type="float" office:value="1.875">
                <text:p>1.875</text:p>
              </table:table-cell>
              <table:table-cell office:value-type="float" office:value="9.99999068336707">
                <text:p>9.99999068336707</text:p>
              </table:table-cell>
              <table:table-cell office:value-type="float" office:value="2.68384371053358">
                <text:p>2.68384371053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5">
                <text:p>19.75</text:p>
              </table:table-cell>
              <table:table-cell office:value-type="float" office:value="2.00329268140059">
                <text:p>2.00329268140059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9.99999600685529">
                <text:p>9.99999600685529</text:p>
              </table:table-cell>
              <table:table-cell office:value-type="float" office:value="2.75965811963686">
                <text:p>2.75965811963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2.00201277576742">
                <text:p>2.0020127757674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9.99999833540963">
                <text:p>9.99999833540963</text:p>
              </table:table-cell>
              <table:table-cell office:value-type="float" office:value="2.83468689426211">
                <text:p>2.83468689426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5">
                <text:p>20.25</text:p>
              </table:table-cell>
              <table:table-cell office:value-type="float" office:value="2.00121130979361">
                <text:p>2.00121130979361</text:p>
              </table:table-cell>
              <table:table-cell office:value-type="float" office:value="1.5625">
                <text:p>1.5625</text:p>
              </table:table-cell>
              <table:table-cell office:value-type="float" office:value="9.99999932510537">
                <text:p>9.99999932510537</text:p>
              </table:table-cell>
              <table:table-cell office:value-type="float" office:value="2.90893817562602">
                <text:p>2.90893817562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.00071767730149">
                <text:p>2.00071767730149</text:p>
              </table:table-cell>
              <table:table-cell office:value-type="float" office:value="1.45833333333333">
                <text:p>1.45833333333333</text:p>
              </table:table-cell>
              <table:table-cell office:value-type="float" office:value="9.99999973386571">
                <text:p>9.99999973386571</text:p>
              </table:table-cell>
              <table:table-cell office:value-type="float" office:value="2.9824200205811">
                <text:p>2.9824200205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5">
                <text:p>20.75</text:p>
              </table:table-cell>
              <table:table-cell office:value-type="float" office:value="2.00041861746318">
                <text:p>2.00041861746318</text:p>
              </table:table-cell>
              <table:table-cell office:value-type="float" office:value="1.35416666666667">
                <text:p>1.35416666666667</text:p>
              </table:table-cell>
              <table:table-cell office:value-type="float" office:value="9.9999998979291">
                <text:p>9.9999998979291</text:p>
              </table:table-cell>
              <table:table-cell office:value-type="float" office:value="3.05514040248992">
                <text:p>3.05514040248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2.00024039178436">
                <text:p>2.00024039178436</text:p>
              </table:table-cell>
              <table:table-cell office:value-type="float" office:value="1.25">
                <text:p>1.25</text:p>
              </table:table-cell>
              <table:table-cell office:value-type="float" office:value="9.99999996192505">
                <text:p>9.99999996192505</text:p>
              </table:table-cell>
              <table:table-cell office:value-type="float" office:value="3.12710721209028">
                <text:p>3.127107212090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5">
                <text:p>21.25</text:p>
              </table:table-cell>
              <table:table-cell office:value-type="float" office:value="2.0001359051923">
                <text:p>2.0001359051923</text:p>
              </table:table-cell>
              <table:table-cell office:value-type="float" office:value="1.14583333333333">
                <text:p>1.14583333333333</text:p>
              </table:table-cell>
              <table:table-cell office:value-type="float" office:value="9.99999998618621">
                <text:p>9.99999998618621</text:p>
              </table:table-cell>
              <table:table-cell office:value-type="float" office:value="3.19832825835138">
                <text:p>3.19832825835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.00007564263106">
                <text:p>2.00007564263106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9.99999999512558">
                <text:p>9.99999999512558</text:p>
              </table:table-cell>
              <table:table-cell office:value-type="float" office:value="3.26881126932123">
                <text:p>3.26881126932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5">
                <text:p>21.75</text:p>
              </table:table-cell>
              <table:table-cell office:value-type="float" office:value="2.00004144874183">
                <text:p>2.00004144874183</text:p>
              </table:table-cell>
              <table:table-cell office:value-type="float" office:value="0.9375">
                <text:p>0.9375</text:p>
              </table:table-cell>
              <table:table-cell office:value-type="float" office:value="9.9999999983271">
                <text:p>9.9999999983271</text:p>
              </table:table-cell>
              <table:table-cell office:value-type="float" office:value="3.33856389296512">
                <text:p>3.33856389296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2.00002235991903">
                <text:p>2.00002235991903</text:p>
              </table:table-cell>
              <table:table-cell office:value-type="float" office:value="0.833333333333334">
                <text:p>0.833333333333334</text:p>
              </table:table-cell>
              <table:table-cell office:value-type="float" office:value="9.99999999944159">
                <text:p>9.99999999944159</text:p>
              </table:table-cell>
              <table:table-cell office:value-type="float" office:value="3.40759369799556">
                <text:p>3.40759369799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2.00001187526336">
                <text:p>2.00001187526336</text:p>
              </table:table-cell>
              <table:table-cell office:value-type="float" office:value="0.729166666666666">
                <text:p>0.729166666666666</text:p>
              </table:table-cell>
              <table:table-cell office:value-type="float" office:value="9.99999999981871">
                <text:p>9.99999999981871</text:p>
              </table:table-cell>
              <table:table-cell office:value-type="float" office:value="3.4759081746935">
                <text:p>3.4759081746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2.00000620912527">
                <text:p>2.00000620912527</text:p>
              </table:table-cell>
              <table:table-cell office:value-type="float" office:value="0.625">
                <text:p>0.625</text:p>
              </table:table-cell>
              <table:table-cell office:value-type="float" office:value="9.99999999994276">
                <text:p>9.99999999994276</text:p>
              </table:table-cell>
              <table:table-cell office:value-type="float" office:value="3.54351473572108">
                <text:p>3.54351473572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75">
                <text:p>22.75</text:p>
              </table:table-cell>
              <table:table-cell office:value-type="float" office:value="2.00000319618377">
                <text:p>2.00000319618377</text:p>
              </table:table-cell>
              <table:table-cell office:value-type="float" office:value="0.520833333333334">
                <text:p>0.520833333333334</text:p>
              </table:table-cell>
              <table:table-cell office:value-type="float" office:value="9.99999999998242">
                <text:p>9.99999999998242</text:p>
              </table:table-cell>
              <table:table-cell office:value-type="float" office:value="3.61042071692601">
                <text:p>3.610420716926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2.0000016197471">
                <text:p>2.0000016197471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9.99999999999475">
                <text:p>9.99999999999475</text:p>
              </table:table-cell>
              <table:table-cell office:value-type="float" office:value="3.6766333781375">
                <text:p>3.6766333781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25">
                <text:p>23.25</text:p>
              </table:table-cell>
              <table:table-cell office:value-type="float" office:value="2.00000080812181">
                <text:p>2.00000080812181</text:p>
              </table:table-cell>
              <table:table-cell office:value-type="float" office:value="0.3125">
                <text:p>0.3125</text:p>
              </table:table-cell>
              <table:table-cell office:value-type="float" office:value="9.99999999999847">
                <text:p>9.99999999999847</text:p>
              </table:table-cell>
              <table:table-cell office:value-type="float" office:value="3.74215990395409">
                <text:p>3.74215990395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.0000003969361">
                <text:p>2.0000003969361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9.99999999999957">
                <text:p>9.99999999999957</text:p>
              </table:table-cell>
              <table:table-cell office:value-type="float" office:value="3.80700740452315">
                <text:p>3.807007404523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75">
                <text:p>23.75</text:p>
              </table:table-cell>
              <table:table-cell office:value-type="float" office:value="2.00000019194576">
                <text:p>2.00000019194576</text:p>
              </table:table-cell>
              <table:table-cell office:value-type="float" office:value="0.104166666666666">
                <text:p>0.104166666666666</text:p>
              </table:table-cell>
              <table:table-cell office:value-type="float" office:value="9.99999999999988">
                <text:p>9.99999999999988</text:p>
              </table:table-cell>
              <table:table-cell office:value-type="float" office:value="3.87118291631246">
                <text:p>3.87118291631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2.00000009137988">
                <text:p>2.00000009137988</text:p>
              </table:table-cell>
              <table:table-cell office:value-type="float" office:value="0">
                <text:p>0</text:p>
              </table:table-cell>
              <table:table-cell office:value-type="float" office:value="9.99999999999997">
                <text:p>9.99999999999997</text:p>
              </table:table-cell>
              <table:table-cell office:value-type="float" office:value="3.93469340287367">
                <text:p>3.934693402873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25">
                <text:p>24.25</text:p>
              </table:table-cell>
              <table:table-cell office:value-type="float" office:value="2.00000004238507">
                <text:p>2.00000004238507</text:p>
              </table:table-cell>
              <table:table-cell office:value-type="float" office:value="0">
                <text:p>0</text:p>
              </table:table-cell>
              <table:table-cell office:value-type="float" office:value="9.97927479782998">
                <text:p>9.97927479782998</text:p>
              </table:table-cell>
              <table:table-cell office:value-type="float" office:value="3.99754575559793">
                <text:p>3.99754575559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.00000001935483">
                <text:p>2.00000001935483</text:p>
              </table:table-cell>
              <table:table-cell office:value-type="float" office:value="0">
                <text:p>0</text:p>
              </table:table-cell>
              <table:table-cell office:value-type="float" office:value="9.95876436266248">
                <text:p>9.95876436266248</text:p>
              </table:table-cell>
              <table:table-cell office:value-type="float" office:value="4.05974679446365">
                <text:p>4.059746794463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75">
                <text:p>24.75</text:p>
              </table:table-cell>
              <table:table-cell office:value-type="float" office:value="2.00000000870122">
                <text:p>2.00000000870122</text:p>
              </table:table-cell>
              <table:table-cell office:value-type="float" office:value="0">
                <text:p>0</text:p>
              </table:table-cell>
              <table:table-cell office:value-type="float" office:value="9.93846646895269">
                <text:p>9.93846646895269</text:p>
              </table:table-cell>
              <table:table-cell office:value-type="float" office:value="4.12130326877653">
                <text:p>4.121303268776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2.0000000038511">
                <text:p>2.0000000038511</text:p>
              </table:table-cell>
              <table:table-cell office:value-type="float" office:value="0">
                <text:p>0</text:p>
              </table:table-cell>
              <table:table-cell office:value-type="float" office:value="9.91837891421828">
                <text:p>9.91837891421828</text:p>
              </table:table-cell>
              <table:table-cell office:value-type="float" office:value="4.18222185790192">
                <text:p>4.18222185790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5">
                <text:p>25.25</text:p>
              </table:table-cell>
              <table:table-cell office:value-type="float" office:value="2.00000000167805">
                <text:p>2.00000000167805</text:p>
              </table:table-cell>
              <table:table-cell office:value-type="float" office:value="0">
                <text:p>0</text:p>
              </table:table-cell>
              <table:table-cell office:value-type="float" office:value="9.89849951880035">
                <text:p>9.89849951880035</text:p>
              </table:table-cell>
              <table:table-cell office:value-type="float" office:value="4.24250917198953">
                <text:p>4.242509171989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2.00000000071984">
                <text:p>2.00000000071984</text:p>
              </table:table-cell>
              <table:table-cell office:value-type="float" office:value="0">
                <text:p>0</text:p>
              </table:table-cell>
              <table:table-cell office:value-type="float" office:value="9.87882612562695">
                <text:p>9.87882612562695</text:p>
              </table:table-cell>
              <table:table-cell office:value-type="float" office:value="4.30217175269077">
                <text:p>4.302171752690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5">
                <text:p>25.75</text:p>
              </table:table-cell>
              <table:table-cell office:value-type="float" office:value="2.00000000030401">
                <text:p>2.00000000030401</text:p>
              </table:table-cell>
              <table:table-cell office:value-type="float" office:value="0">
                <text:p>0</text:p>
              </table:table-cell>
              <table:table-cell office:value-type="float" office:value="9.859356599979">
                <text:p>9.859356599979</text:p>
              </table:table-cell>
              <table:table-cell office:value-type="float" office:value="4.3612160738685">
                <text:p>4.3612160738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2.0000000001264">
                <text:p>2.0000000001264</text:p>
              </table:table-cell>
              <table:table-cell office:value-type="float" office:value="0">
                <text:p>0</text:p>
              </table:table-cell>
              <table:table-cell office:value-type="float" office:value="9.84008882925865">
                <text:p>9.84008882925865</text:p>
              </table:table-cell>
              <table:table-cell office:value-type="float" office:value="4.41964854229953">
                <text:p>4.419648542299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25">
                <text:p>26.25</text:p>
              </table:table-cell>
              <table:table-cell office:value-type="float" office:value="2.00000000005174">
                <text:p>2.00000000005174</text:p>
              </table:table-cell>
              <table:table-cell office:value-type="float" office:value="0">
                <text:p>0</text:p>
              </table:table-cell>
              <table:table-cell office:value-type="float" office:value="9.82102072276007">
                <text:p>9.82102072276007</text:p>
              </table:table-cell>
              <table:table-cell office:value-type="float" office:value="4.4774754983698">
                <text:p>4.4774754983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2.00000000002085">
                <text:p>2.00000000002085</text:p>
              </table:table-cell>
              <table:table-cell office:value-type="float" office:value="0">
                <text:p>0</text:p>
              </table:table-cell>
              <table:table-cell office:value-type="float" office:value="9.80215021144258">
                <text:p>9.80215021144258</text:p>
              </table:table-cell>
              <table:table-cell office:value-type="float" office:value="4.53470321676235">
                <text:p>4.534703216762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75">
                <text:p>26.75</text:p>
              </table:table-cell>
              <table:table-cell office:value-type="float" office:value="2.00000000000827">
                <text:p>2.00000000000827</text:p>
              </table:table-cell>
              <table:table-cell office:value-type="float" office:value="0">
                <text:p>0</text:p>
              </table:table-cell>
              <table:table-cell office:value-type="float" office:value="9.78347524770615">
                <text:p>9.78347524770615</text:p>
              </table:table-cell>
              <table:table-cell office:value-type="float" office:value="4.59133790713819">
                <text:p>4.591337907138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2.00000000000323">
                <text:p>2.00000000000323</text:p>
              </table:table-cell>
              <table:table-cell office:value-type="float" office:value="0">
                <text:p>0</text:p>
              </table:table-cell>
              <table:table-cell office:value-type="float" office:value="9.76499380516919">
                <text:p>9.76499380516919</text:p>
              </table:table-cell>
              <table:table-cell office:value-type="float" office:value="4.6473857148101">
                <text:p>4.64738571481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25">
                <text:p>27.25</text:p>
              </table:table-cell>
              <table:table-cell office:value-type="float" office:value="2.00000000000124">
                <text:p>2.00000000000124</text:p>
              </table:table-cell>
              <table:table-cell office:value-type="float" office:value="0">
                <text:p>0</text:p>
              </table:table-cell>
              <table:table-cell office:value-type="float" office:value="9.74670387844872">
                <text:p>9.74670387844872</text:p>
              </table:table-cell>
              <table:table-cell office:value-type="float" office:value="4.70285272140941">
                <text:p>4.702852721409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2.00000000000047">
                <text:p>2.00000000000047</text:p>
              </table:table-cell>
              <table:table-cell office:value-type="float" office:value="0">
                <text:p>0</text:p>
              </table:table-cell>
              <table:table-cell office:value-type="float" office:value="9.72860348294273">
                <text:p>9.72860348294273</text:p>
              </table:table-cell>
              <table:table-cell office:value-type="float" office:value="4.75774494554596">
                <text:p>4.75774494554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75">
                <text:p>27.75</text:p>
              </table:table-cell>
              <table:table-cell office:value-type="float" office:value="2.00000000000018">
                <text:p>2.00000000000018</text:p>
              </table:table-cell>
              <table:table-cell office:value-type="float" office:value="0">
                <text:p>0</text:p>
              </table:table-cell>
              <table:table-cell office:value-type="float" office:value="9.71069065461485">
                <text:p>9.71069065461485</text:p>
              </table:table-cell>
              <table:table-cell office:value-type="float" office:value="4.81206834346111">
                <text:p>4.81206834346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2.00000000000006">
                <text:p>2.00000000000006</text:p>
              </table:table-cell>
              <table:table-cell office:value-type="float" office:value="0">
                <text:p>0</text:p>
              </table:table-cell>
              <table:table-cell office:value-type="float" office:value="9.69296344978123">
                <text:p>9.69296344978123</text:p>
              </table:table-cell>
              <table:table-cell office:value-type="float" office:value="4.86582880967408">
                <text:p>4.865828809674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25">
                <text:p>28.25</text:p>
              </table:table-cell>
              <table:table-cell office:value-type="float" office:value="2.00000000000002">
                <text:p>2.00000000000002</text:p>
              </table:table-cell>
              <table:table-cell office:value-type="float" office:value="0">
                <text:p>0</text:p>
              </table:table-cell>
              <table:table-cell office:value-type="float" office:value="9.67541994489965">
                <text:p>9.67541994489965</text:p>
              </table:table-cell>
              <table:table-cell office:value-type="float" office:value="4.91903217762154">
                <text:p>4.919032177621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">
                <text:p>0</text:p>
              </table:table-cell>
              <table:table-cell office:value-type="float" office:value="9.6580582363608">
                <text:p>9.6580582363608</text:p>
              </table:table-cell>
              <table:table-cell office:value-type="float" office:value="4.97168422029059">
                <text:p>4.971684220290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75">
                <text:p>28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64087644028169">
                <text:p>9.64087644028169</text:p>
              </table:table-cell>
              <table:table-cell office:value-type="float" office:value="5.02379065084515">
                <text:p>5.023790650845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62387269230127">
                <text:p>9.62387269230127</text:p>
              </table:table-cell>
              <table:table-cell office:value-type="float" office:value="5.0753571232459">
                <text:p>5.07535712324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25">
                <text:p>29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60704514737812">
                <text:p>9.60704514737812</text:p>
              </table:table-cell>
              <table:table-cell office:value-type="float" office:value="5.12638923286381">
                <text:p>5.126389232863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59039197959025">
                <text:p>9.59039197959025</text:p>
              </table:table-cell>
              <table:table-cell office:value-type="float" office:value="5.17689251708722">
                <text:p>5.176892517087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.75">
                <text:p>29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57391138193697">
                <text:p>9.57391138193697</text:p>
              </table:table-cell>
              <table:table-cell office:value-type="float" office:value="5.22687245592274">
                <text:p>5.22687245592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55760156614281">
                <text:p>9.55760156614281</text:p>
              </table:table-cell>
              <table:table-cell office:value-type="float" office:value="5.27633447258985">
                <text:p>5.276334472589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25">
                <text:p>30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5414607624635">
                <text:p>9.5414607624635</text:p>
              </table:table-cell>
              <table:table-cell office:value-type="float" office:value="5.32528393410939">
                <text:p>5.325283934109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5254872194939">
                <text:p>9.5254872194939</text:p>
              </table:table-cell>
              <table:table-cell office:value-type="float" office:value="5.37372615188587">
                <text:p>5.37372615188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75">
                <text:p>30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50967920397802">
                <text:p>9.50967920397802</text:p>
              </table:table-cell>
              <table:table-cell office:value-type="float" office:value="5.42166638228386">
                <text:p>5.421666382283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49403500062087">
                <text:p>9.49403500062087</text:p>
              </table:table-cell>
              <table:table-cell office:value-type="float" office:value="5.46910982719831">
                <text:p>5.469109827198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25">
                <text:p>31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4785529119024">
                <text:p>9.4785529119024</text:p>
              </table:table-cell>
              <table:table-cell office:value-type="float" office:value="5.51606163461902">
                <text:p>5.516061634619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46323125789328">
                <text:p>9.46323125789328</text:p>
              </table:table-cell>
              <table:table-cell office:value-type="float" office:value="5.5625268991892">
                <text:p>5.56252689918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.75">
                <text:p>31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44806837607263">
                <text:p>9.44806837607263</text:p>
              </table:table-cell>
              <table:table-cell office:value-type="float" office:value="5.60851066275834">
                <text:p>5.608510662758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43306262114758">
                <text:p>9.43306262114758</text:p>
              </table:table-cell>
              <table:table-cell office:value-type="float" office:value="5.65401791492922">
                <text:p>5.654017914929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25">
                <text:p>32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4182123648748">
                <text:p>9.4182123648748</text:p>
              </table:table-cell>
              <table:table-cell office:value-type="float" office:value="5.69905359359938">
                <text:p>5.699053593599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5">
                <text:p>32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40351599588378">
                <text:p>9.40351599588378</text:p>
              </table:table-cell>
              <table:table-cell office:value-type="float" office:value="5.74362258549689">
                <text:p>5.743622585496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.75">
                <text:p>32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38897191950202">
                <text:p>9.38897191950202</text:p>
              </table:table-cell>
              <table:table-cell office:value-type="float" office:value="5.7877297267106">
                <text:p>5.78772972671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37457855758195">
                <text:p>9.37457855758195</text:p>
              </table:table-cell>
              <table:table-cell office:value-type="float" office:value="5.83137980321492">
                <text:p>5.831379803214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25">
                <text:p>33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36033434832972">
                <text:p>9.36033434832972</text:p>
              </table:table-cell>
              <table:table-cell office:value-type="float" office:value="5.87457755138909">
                <text:p>5.87457755138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5">
                <text:p>3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34623774613575">
                <text:p>9.34623774613575</text:p>
              </table:table-cell>
              <table:table-cell office:value-type="float" office:value="5.91732765853116">
                <text:p>5.917327658531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75">
                <text:p>33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33228722140698">
                <text:p>9.33228722140698</text:p>
              </table:table-cell>
              <table:table-cell office:value-type="float" office:value="5.95963476336658">
                <text:p>5.959634763366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31848126040089">
                <text:p>9.31848126040089</text:p>
              </table:table-cell>
              <table:table-cell office:value-type="float" office:value="6.00150345655153">
                <text:p>6.001503456551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25">
                <text:p>34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3048183650613">
                <text:p>9.3048183650613</text:p>
              </table:table-cell>
              <table:table-cell office:value-type="float" office:value="6.04293828117105">
                <text:p>6.04293828117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5">
                <text:p>34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29129705285578">
                <text:p>9.29129705285578</text:p>
              </table:table-cell>
              <table:table-cell office:value-type="float" office:value="6.08394373323201">
                <text:p>6.08394373323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75">
                <text:p>3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2779158566148">
                <text:p>9.2779158566148</text:p>
              </table:table-cell>
              <table:table-cell office:value-type="float" office:value="6.12452426215095">
                <text:p>6.124524262150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2646733243725">
                <text:p>9.2646733243725</text:p>
              </table:table-cell>
              <table:table-cell office:value-type="float" office:value="6.16468427123689">
                <text:p>6.164684271236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25">
                <text:p>35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25156801920918">
                <text:p>9.25156801920918</text:p>
              </table:table-cell>
              <table:table-cell office:value-type="float" office:value="6.2044281181691">
                <text:p>6.20442811816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5">
                <text:p>3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23859851909537">
                <text:p>9.23859851909537</text:p>
              </table:table-cell>
              <table:table-cell office:value-type="float" office:value="6.24376011546997">
                <text:p>6.24376011546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75">
                <text:p>35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22576341673751">
                <text:p>9.22576341673751</text:p>
              </table:table-cell>
              <table:table-cell office:value-type="float" office:value="6.28268453097294">
                <text:p>6.282684530972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21306131942527">
                <text:p>9.21306131942527</text:p>
              </table:table-cell>
              <table:table-cell office:value-type="float" office:value="6.32120558828558">
                <text:p>6.321205588285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25">
                <text:p>36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20049084888042">
                <text:p>9.20049084888042</text:p>
              </table:table-cell>
              <table:table-cell office:value-type="float" office:value="6.35932746724791">
                <text:p>6.359327467247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5">
                <text:p>36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18805064110727">
                <text:p>9.18805064110727</text:p>
              </table:table-cell>
              <table:table-cell office:value-type="float" office:value="6.39705430438595">
                <text:p>6.397054304385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75">
                <text:p>36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17573934624469">
                <text:p>9.17573934624469</text:p>
              </table:table-cell>
              <table:table-cell office:value-type="float" office:value="6.43439019336053">
                <text:p>6.434390193360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16355562841962">
                <text:p>9.16355562841962</text:p>
              </table:table-cell>
              <table:table-cell office:value-type="float" office:value="6.47133918541151">
                <text:p>6.471339185411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25">
                <text:p>37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15149816560209">
                <text:p>9.15149816560209</text:p>
              </table:table-cell>
              <table:table-cell office:value-type="float" office:value="6.50790528979738">
                <text:p>6.507905289797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.5">
                <text:p>3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13956564946185">
                <text:p>9.13956564946185</text:p>
              </table:table-cell>
              <table:table-cell office:value-type="float" office:value="6.54409247423025">
                <text:p>6.54409247423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.75">
                <text:p>37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1277567852263">
                <text:p>9.1277567852263</text:p>
              </table:table-cell>
              <table:table-cell office:value-type="float" office:value="6.57990466530647">
                <text:p>6.579904665306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11607029154009">
                <text:p>9.11607029154009</text:p>
              </table:table-cell>
              <table:table-cell office:value-type="float" office:value="6.61534574893258">
                <text:p>6.615345748932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25">
                <text:p>38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10450490032604">
                <text:p>9.10450490032604</text:p>
              </table:table-cell>
              <table:table-cell office:value-type="float" office:value="6.65041957074705">
                <text:p>6.650419570747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5">
                <text:p>3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09305935664753">
                <text:p>9.09305935664753</text:p>
              </table:table-cell>
              <table:table-cell office:value-type="float" office:value="6.68512993653753">
                <text:p>6.685129936537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.75">
                <text:p>38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08173241857236">
                <text:p>9.08173241857236</text:p>
              </table:table-cell>
              <table:table-cell office:value-type="float" office:value="6.71948061265382">
                <text:p>6.719480612653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07052285703798">
                <text:p>9.07052285703798</text:p>
              </table:table-cell>
              <table:table-cell office:value-type="float" office:value="6.7534753264165">
                <text:p>6.75347532641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25">
                <text:p>39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05942945571812">
                <text:p>9.05942945571812</text:p>
              </table:table-cell>
              <table:table-cell office:value-type="float" office:value="6.78711776652147">
                <text:p>6.787117766521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5">
                <text:p>3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04845101089081">
                <text:p>9.04845101089081</text:p>
              </table:table-cell>
              <table:table-cell office:value-type="float" office:value="6.8204115834401">
                <text:p>6.8204115834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75">
                <text:p>39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03758633130778">
                <text:p>9.03758633130778</text:p>
              </table:table-cell>
              <table:table-cell office:value-type="float" office:value="6.85336038981541">
                <text:p>6.853360389815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02683423806518">
                <text:p>9.02683423806518</text:p>
              </table:table-cell>
              <table:table-cell office:value-type="float" office:value="6.88596776085402">
                <text:p>6.885967760854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25">
                <text:p>40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01619356447569">
                <text:p>9.01619356447569</text:p>
              </table:table-cell>
              <table:table-cell office:value-type="float" office:value="6.91823723471413">
                <text:p>6.918237234714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5">
                <text:p>40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00566315594188">
                <text:p>9.00566315594188</text:p>
              </table:table-cell>
              <table:table-cell office:value-type="float" office:value="6.95017231288941">
                <text:p>6.950172312889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75">
                <text:p>40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9524186983097">
                <text:p>8.99524186983097</text:p>
              </table:table-cell>
              <table:table-cell office:value-type="float" office:value="6.98177646058893">
                <text:p>6.981776460588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8492857535082">
                <text:p>8.98492857535082</text:p>
              </table:table-cell>
              <table:table-cell office:value-type="float" office:value="7.01305310711322">
                <text:p>7.013053107113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25">
                <text:p>41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7472215342724">
                <text:p>8.97472215342724</text:p>
              </table:table-cell>
              <table:table-cell office:value-type="float" office:value="7.04400564622629">
                <text:p>7.044005646226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.5">
                <text:p>41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6462149658256">
                <text:p>8.96462149658256</text:p>
              </table:table-cell>
              <table:table-cell office:value-type="float" office:value="7.07463743652397">
                <text:p>7.07463743652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75">
                <text:p>41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5462550881545">
                <text:p>8.95462550881545</text:p>
              </table:table-cell>
              <table:table-cell office:value-type="float" office:value="7.10495180179828">
                <text:p>7.104951801798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4473310548203">
                <text:p>8.94473310548203</text:p>
              </table:table-cell>
              <table:table-cell office:value-type="float" office:value="7.1349520313981">
                <text:p>7.13495203139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25">
                <text:p>42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3494321317812">
                <text:p>8.93494321317812</text:p>
              </table:table-cell>
              <table:table-cell office:value-type="float" office:value="7.16464138058612">
                <text:p>7.16464138058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.5">
                <text:p>42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2525476962283">
                <text:p>8.92525476962283</text:p>
              </table:table-cell>
              <table:table-cell office:value-type="float" office:value="7.19402307089203">
                <text:p>7.194023070892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.75">
                <text:p>42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1566672354323">
                <text:p>8.91566672354323</text:p>
              </table:table-cell>
              <table:table-cell office:value-type="float" office:value="7.2231002904621">
                <text:p>7.22310029046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90617803456034">
                <text:p>8.90617803456034</text:p>
              </table:table-cell>
              <table:table-cell office:value-type="float" office:value="7.2518761944051">
                <text:p>7.25187619440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25">
                <text:p>43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967876730762">
                <text:p>8.8967876730762</text:p>
              </table:table-cell>
              <table:table-cell office:value-type="float" office:value="7.28035390513468">
                <text:p>7.280353905134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5">
                <text:p>4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8749462016216">
                <text:p>8.88749462016216</text:p>
              </table:table-cell>
              <table:table-cell office:value-type="float" office:value="7.30853651270816">
                <text:p>7.308536512708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.75">
                <text:p>43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7829786744833">
                <text:p>8.87829786744833</text:p>
              </table:table-cell>
              <table:table-cell office:value-type="float" office:value="7.33642707516182">
                <text:p>7.336427075161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6919641701416">
                <text:p>8.86919641701416</text:p>
              </table:table-cell>
              <table:table-cell office:value-type="float" office:value="7.36402861884273">
                <text:p>7.364028618842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25">
                <text:p>44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6018928128013">
                <text:p>8.86018928128013</text:p>
              </table:table-cell>
              <table:table-cell office:value-type="float" office:value="7.39134413873715">
                <text:p>7.391344138737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.5">
                <text:p>44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5127548290062">
                <text:p>8.85127548290062</text:p>
              </table:table-cell>
              <table:table-cell office:value-type="float" office:value="7.41837659879547">
                <text:p>7.418376598795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.75">
                <text:p>4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4245405465788">
                <text:p>8.84245405465788</text:p>
              </table:table-cell>
              <table:table-cell office:value-type="float" office:value="7.44512893225387">
                <text:p>7.445128932253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3372403935702">
                <text:p>8.83372403935702</text:p>
              </table:table-cell>
              <table:table-cell office:value-type="float" office:value="7.47160404195254">
                <text:p>7.471604041952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25">
                <text:p>45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2508448972218">
                <text:p>8.82508448972218</text:p>
              </table:table-cell>
              <table:table-cell office:value-type="float" office:value="7.49780480065072">
                <text:p>7.497804800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.5">
                <text:p>4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1653446829377">
                <text:p>8.81653446829377</text:p>
              </table:table-cell>
              <table:table-cell office:value-type="float" office:value="7.52373405133838">
                <text:p>7.523734051338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.75">
                <text:p>45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0807304732668">
                <text:p>8.80807304732668</text:p>
              </table:table-cell>
              <table:table-cell office:value-type="float" office:value="7.54939460754474">
                <text:p>7.549394607544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996993086897">
                <text:p>8.7996993086897</text:p>
              </table:table-cell>
              <table:table-cell office:value-type="float" office:value="7.57478925364351">
                <text:p>7.574789253643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25">
                <text:p>46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9141234376579">
                <text:p>8.79141234376579</text:p>
              </table:table-cell>
              <table:table-cell office:value-type="float" office:value="7.59992074515507">
                <text:p>7.599920745155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.5">
                <text:p>46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832112533536">
                <text:p>8.7832112533536</text:p>
              </table:table-cell>
              <table:table-cell office:value-type="float" office:value="7.62479180904542">
                <text:p>7.624791809045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.75">
                <text:p>46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7509514756981">
                <text:p>8.77509514756981</text:p>
              </table:table-cell>
              <table:table-cell office:value-type="float" office:value="7.64940514402211">
                <text:p>7.64940514402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6706314575262">
                <text:p>8.76706314575262</text:p>
              </table:table-cell>
              <table:table-cell office:value-type="float" office:value="7.67376342082707">
                <text:p>7.673763420827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25">
                <text:p>47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5911437636618">
                <text:p>8.75911437636618</text:p>
              </table:table-cell>
              <table:table-cell office:value-type="float" office:value="7.69786928252639">
                <text:p>7.697869282526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5">
                <text:p>4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5124797690601">
                <text:p>8.75124797690601</text:p>
              </table:table-cell>
              <table:table-cell office:value-type="float" office:value="7.7217253447971">
                <text:p>7.72172534479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.75">
                <text:p>47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4346309380541">
                <text:p>8.74346309380541</text:p>
              </table:table-cell>
              <table:table-cell office:value-type="float" office:value="7.74533419621104">
                <text:p>7.745334196211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3575888234289">
                <text:p>8.73575888234289</text:p>
              </table:table-cell>
              <table:table-cell office:value-type="float" office:value="7.7686983985157">
                <text:p>7.76869839851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25">
                <text:p>48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2813450655042">
                <text:p>8.72813450655042</text:p>
              </table:table-cell>
              <table:table-cell office:value-type="float" office:value="7.79182048691221">
                <text:p>7.79182048691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.5">
                <text:p>4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2058913912281">
                <text:p>8.72058913912281</text:p>
              </table:table-cell>
              <table:table-cell office:value-type="float" office:value="7.81470297033042">
                <text:p>7.814702970330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.75">
                <text:p>48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131219613279">
                <text:p>8.7131219613279</text:p>
              </table:table-cell>
              <table:table-cell office:value-type="float" office:value="7.83734833170113">
                <text:p>7.837348331701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7057321629177">
                <text:p>8.7057321629177</text:p>
              </table:table-cell>
              <table:table-cell office:value-type="float" office:value="7.85975902822553">
                <text:p>7.859759028225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25">
                <text:p>49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9841894204053">
                <text:p>8.69841894204053</text:p>
              </table:table-cell>
              <table:table-cell office:value-type="float" office:value="7.8819374916418">
                <text:p>7.88193749164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.5">
                <text:p>4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9118150515395">
                <text:p>8.69118150515395</text:p>
              </table:table-cell>
              <table:table-cell office:value-type="float" office:value="7.90388612848902">
                <text:p>7.903886128489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.75">
                <text:p>49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8401906693871">
                <text:p>8.68401906693871</text:p>
              </table:table-cell>
              <table:table-cell office:value-type="float" office:value="7.92560732036823">
                <text:p>7.925607320368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7693085021348">
                <text:p>8.67693085021348</text:p>
              </table:table-cell>
              <table:table-cell office:value-type="float" office:value="7.94710342420091">
                <text:p>7.94710342420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25">
                <text:p>50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6991608585059">
                <text:p>8.66991608585059</text:p>
              </table:table-cell>
              <table:table-cell office:value-type="float" office:value="7.96837677248468">
                <text:p>7.968376772484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5">
                <text:p>50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6297401269249">
                <text:p>8.66297401269249</text:p>
              </table:table-cell>
              <table:table-cell office:value-type="float" office:value="7.98942967354645">
                <text:p>7.989429673546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75">
                <text:p>50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5610387746924">
                <text:p>8.65610387746924</text:p>
              </table:table-cell>
              <table:table-cell office:value-type="float" office:value="8.01026441179283">
                <text:p>8.010264411792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493049347167">
                <text:p>8.6493049347167</text:p>
              </table:table-cell>
              <table:table-cell office:value-type="float" office:value="8.03088324795806">
                <text:p>8.030883247958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25">
                <text:p>51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4257644669571">
                <text:p>8.64257644669571</text:p>
              </table:table-cell>
              <table:table-cell office:value-type="float" office:value="8.05128841934927">
                <text:p>8.051288419349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5">
                <text:p>51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3591768331198">
                <text:p>8.63591768331198</text:p>
              </table:table-cell>
              <table:table-cell office:value-type="float" office:value="8.07148214008928">
                <text:p>8.071482140089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.75">
                <text:p>51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2932792203692">
                <text:p>8.62932792203692</text:p>
              </table:table-cell>
              <table:table-cell office:value-type="float" office:value="8.09146660135684">
                <text:p>8.091466601356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228064478292">
                <text:p>8.6228064478292</text:p>
              </table:table-cell>
              <table:table-cell office:value-type="float" office:value="8.11124397162438">
                <text:p>8.111243971624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25">
                <text:p>52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1635255305717">
                <text:p>8.61635255305717</text:p>
              </table:table-cell>
              <table:table-cell office:value-type="float" office:value="8.13081639689333">
                <text:p>8.13081639689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5">
                <text:p>52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0996553742212">
                <text:p>8.60996553742212</text:p>
              </table:table-cell>
              <table:table-cell office:value-type="float" office:value="8.15018600092696">
                <text:p>8.150186000926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75">
                <text:p>52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60364470788221">
                <text:p>8.60364470788221</text:p>
              </table:table-cell>
              <table:table-cell office:value-type="float" office:value="8.16935488548081">
                <text:p>8.169354885480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9738937857736">
                <text:p>8.59738937857736</text:p>
              </table:table-cell>
              <table:table-cell office:value-type="float" office:value="8.18832513053078">
                <text:p>8.188325130530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25">
                <text:p>53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9119887075474">
                <text:p>8.59119887075474</text:p>
              </table:table-cell>
              <table:table-cell office:value-type="float" office:value="8.20709879449881">
                <text:p>8.207098794498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.5">
                <text:p>5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8507251269521">
                <text:p>8.58507251269521</text:p>
              </table:table-cell>
              <table:table-cell office:value-type="float" office:value="8.22567791447624">
                <text:p>8.225677914476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.75">
                <text:p>53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7900963964035">
                <text:p>8.57900963964035</text:p>
              </table:table-cell>
              <table:table-cell office:value-type="float" office:value="8.24406450644484">
                <text:p>8.244064506444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7300959372038">
                <text:p>8.57300959372038</text:p>
              </table:table-cell>
              <table:table-cell office:value-type="float" office:value="8.26226056549555">
                <text:p>8.262260565495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25">
                <text:p>54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6707172388278">
                <text:p>8.56707172388278</text:p>
              </table:table-cell>
              <table:table-cell office:value-type="float" office:value="8.280268066045">
                <text:p>8.2802680660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5">
                <text:p>54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6119538582159">
                <text:p>8.56119538582159</text:p>
              </table:table-cell>
              <table:table-cell office:value-type="float" office:value="8.29808896204971">
                <text:p>8.298088962049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.75">
                <text:p>5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5537994190758">
                <text:p>8.55537994190758</text:p>
              </table:table-cell>
              <table:table-cell office:value-type="float" office:value="8.31572518721816">
                <text:p>8.31572518721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4962476111898">
                <text:p>8.54962476111898</text:p>
              </table:table-cell>
              <table:table-cell office:value-type="float" office:value="8.33317865522053">
                <text:p>8.33317865522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25">
                <text:p>55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4392921897306">
                <text:p>8.54392921897306</text:p>
              </table:table-cell>
              <table:table-cell office:value-type="float" office:value="8.35045125989645">
                <text:p>8.350451259896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5">
                <text:p>5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3829269745837">
                <text:p>8.53829269745837</text:p>
              </table:table-cell>
              <table:table-cell office:value-type="float" office:value="8.36754487546042">
                <text:p>8.367544875460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75">
                <text:p>55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3271458496764">
                <text:p>8.53271458496764</text:p>
              </table:table-cell>
              <table:table-cell office:value-type="float" office:value="8.38446135670519">
                <text:p>8.384461356705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2719427623145">
                <text:p>8.52719427623145</text:p>
              </table:table-cell>
              <table:table-cell office:value-type="float" office:value="8.40120253920306">
                <text:p>8.401202539203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25">
                <text:p>56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2173117225257">
                <text:p>8.52173117225257</text:p>
              </table:table-cell>
              <table:table-cell office:value-type="float" office:value="8.41777023950502">
                <text:p>8.417770239505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5">
                <text:p>56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1632468024091">
                <text:p>8.51632468024091</text:p>
              </table:table-cell>
              <table:table-cell office:value-type="float" office:value="8.43416625533785">
                <text:p>8.434166255337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.75">
                <text:p>56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1097421354923">
                <text:p>8.51097421354923</text:p>
              </table:table-cell>
              <table:table-cell office:value-type="float" office:value="8.45039236579922">
                <text:p>8.450392365799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0567919160949">
                <text:p>8.50567919160949</text:p>
              </table:table-cell>
              <table:table-cell office:value-type="float" office:value="8.46645033155072">
                <text:p>8.466450331550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25">
                <text:p>57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50043903986986">
                <text:p>8.50043903986986</text:p>
              </table:table-cell>
              <table:table-cell office:value-type="float" office:value="8.4823418950089">
                <text:p>8.48234189500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.5">
                <text:p>5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9525318973232">
                <text:p>8.49525318973232</text:p>
              </table:table-cell>
              <table:table-cell office:value-type="float" office:value="8.49806878053434">
                <text:p>8.498068780534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.75">
                <text:p>57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9012107849105">
                <text:p>8.49012107849105</text:p>
              </table:table-cell>
              <table:table-cell office:value-type="float" office:value="8.51363269461877">
                <text:p>8.513632694618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850421492713">
                <text:p>8.4850421492713</text:p>
              </table:table-cell>
              <table:table-cell office:value-type="float" office:value="8.52903532607023">
                <text:p>8.529035326070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25">
                <text:p>58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8001585096899">
                <text:p>8.48001585096899</text:p>
              </table:table-cell>
              <table:table-cell office:value-type="float" office:value="8.5442783461963">
                <text:p>8.5442783461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5">
                <text:p>5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7504163819092">
                <text:p>8.47504163819092</text:p>
              </table:table-cell>
              <table:table-cell office:value-type="float" office:value="8.55936340898547">
                <text:p>8.559363408985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75">
                <text:p>58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7011897119558">
                <text:p>8.47011897119558</text:p>
              </table:table-cell>
              <table:table-cell office:value-type="float" office:value="8.57429215128661">
                <text:p>8.574292151286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6524731583459">
                <text:p>8.46524731583459</text:p>
              </table:table-cell>
              <table:table-cell office:value-type="float" office:value="8.58906619298659">
                <text:p>8.589066192986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25">
                <text:p>59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6042614349472">
                <text:p>8.46042614349472</text:p>
              </table:table-cell>
              <table:table-cell office:value-type="float" office:value="8.60368713718601">
                <text:p>8.603687137186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5">
                <text:p>5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5565493104058">
                <text:p>8.45565493104058</text:p>
              </table:table-cell>
              <table:table-cell office:value-type="float" office:value="8.61815657037321">
                <text:p>8.618156570373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75">
                <text:p>59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5093316075779">
                <text:p>8.45093316075779</text:p>
              </table:table-cell>
              <table:table-cell office:value-type="float" office:value="8.63247606259637">
                <text:p>8.632476062596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4626032029686">
                <text:p>8.44626032029686</text:p>
              </table:table-cell>
              <table:table-cell office:value-type="float" office:value="8.64664716763387">
                <text:p>8.646647167633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25">
                <text:p>60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4163590261756">
                <text:p>8.44163590261756</text:p>
              </table:table-cell>
              <table:table-cell office:value-type="float" office:value="8.66067142316294">
                <text:p>8.660671423162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.5">
                <text:p>60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3705940593392">
                <text:p>8.43705940593392</text:p>
              </table:table-cell>
              <table:table-cell office:value-type="float" office:value="8.67455035092645">
                <text:p>8.674550350926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75">
                <text:p>60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3253033365978">
                <text:p>8.43253033365978</text:p>
              </table:table-cell>
              <table:table-cell office:value-type="float" office:value="8.68828545689806">
                <text:p>8.688285456898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280481943549">
                <text:p>8.4280481943549</text:p>
              </table:table-cell>
              <table:table-cell office:value-type="float" office:value="8.70187823144562">
                <text:p>8.701878231445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25">
                <text:p>61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2361250167164">
                <text:p>8.42361250167164</text:p>
              </table:table-cell>
              <table:table-cell office:value-type="float" office:value="8.71533014949291">
                <text:p>8.715330149492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.5">
                <text:p>61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192227743022">
                <text:p>8.4192227743022</text:p>
              </table:table-cell>
              <table:table-cell office:value-type="float" office:value="8.72864267067964">
                <text:p>8.728642670679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75">
                <text:p>61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1487853592635">
                <text:p>8.41487853592635</text:p>
              </table:table-cell>
              <table:table-cell office:value-type="float" office:value="8.74181723951989">
                <text:p>8.741817239519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1057931515982">
                <text:p>8.41057931515982</text:p>
              </table:table-cell>
              <table:table-cell office:value-type="float" office:value="8.75485528555877">
                <text:p>8.754855285558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25">
                <text:p>62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0632464550306">
                <text:p>8.40632464550306</text:p>
              </table:table-cell>
              <table:table-cell office:value-type="float" office:value="8.76775822352763">
                <text:p>8.767758223527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5">
                <text:p>62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40211406529071">
                <text:p>8.40211406529071</text:p>
              </table:table-cell>
              <table:table-cell office:value-type="float" office:value="8.78052745349748">
                <text:p>8.780527453497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.75">
                <text:p>62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9794711764143">
                <text:p>8.39794711764143</text:p>
              </table:table-cell>
              <table:table-cell office:value-type="float" office:value="8.793164361031">
                <text:p>8.7931643610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9382335040839">
                <text:p>8.39382335040839</text:p>
              </table:table-cell>
              <table:table-cell office:value-type="float" office:value="8.8056703173328">
                <text:p>8.80567031733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25">
                <text:p>63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8974231613015">
                <text:p>8.38974231613015</text:p>
              </table:table-cell>
              <table:table-cell office:value-type="float" office:value="8.81804667939826">
                <text:p>8.818046679398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5">
                <text:p>6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8570357198215">
                <text:p>8.38570357198215</text:p>
              </table:table-cell>
              <table:table-cell office:value-type="float" office:value="8.83029479016075">
                <text:p>8.830294790160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75">
                <text:p>63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8170667972863">
                <text:p>8.38170667972863</text:p>
              </table:table-cell>
              <table:table-cell office:value-type="float" office:value="8.84241597863737">
                <text:p>8.842415978637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7775120567512">
                <text:p>8.37775120567512</text:p>
              </table:table-cell>
              <table:table-cell office:value-type="float" office:value="8.85441156007312">
                <text:p>8.854411560073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25">
                <text:p>64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7383672062133">
                <text:p>8.37383672062133</text:p>
              </table:table-cell>
              <table:table-cell office:value-type="float" office:value="8.86628283608368">
                <text:p>8.8662828360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.5">
                <text:p>64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6996279981461">
                <text:p>8.36996279981461</text:p>
              </table:table-cell>
              <table:table-cell office:value-type="float" office:value="8.87803109479656">
                <text:p>8.87803109479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75">
                <text:p>64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6612902290384">
                <text:p>8.36612902290384</text:p>
              </table:table-cell>
              <table:table-cell office:value-type="float" office:value="8.88965761099096">
                <text:p>8.889657610990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6233497389384">
                <text:p>8.36233497389384</text:p>
              </table:table-cell>
              <table:table-cell office:value-type="float" office:value="8.90116364623603">
                <text:p>8.901163646236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25">
                <text:p>65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5858024110024">
                <text:p>8.35858024110024</text:p>
              </table:table-cell>
              <table:table-cell office:value-type="float" office:value="8.91255044902779">
                <text:p>8.912550449027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5.5">
                <text:p>6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5486441710475">
                <text:p>8.35486441710475</text:p>
              </table:table-cell>
              <table:table-cell office:value-type="float" office:value="8.92381925492458">
                <text:p>8.923819254924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5.75">
                <text:p>65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5118709871103">
                <text:p>8.35118709871103</text:p>
              </table:table-cell>
              <table:table-cell office:value-type="float" office:value="8.93497128668116">
                <text:p>8.934971286681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4754788690089">
                <text:p>8.34754788690089</text:p>
              </table:table-cell>
              <table:table-cell office:value-type="float" office:value="8.94600775438136">
                <text:p>8.946007754381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25">
                <text:p>66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43946386791">
                <text:p>8.343946386791</text:p>
              </table:table-cell>
              <table:table-cell office:value-type="float" office:value="8.95692985556939">
                <text:p>8.956929855569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.5">
                <text:p>66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4038220759006">
                <text:p>8.34038220759006</text:p>
              </table:table-cell>
              <table:table-cell office:value-type="float" office:value="8.9677387753798">
                <text:p>8.96773877537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6.75">
                <text:p>66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3685496255637">
                <text:p>8.33685496255637</text:p>
              </table:table-cell>
              <table:table-cell office:value-type="float" office:value="8.97843568666606">
                <text:p>8.978435686666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3336426895589">
                <text:p>8.33336426895589</text:p>
              </table:table-cell>
              <table:table-cell office:value-type="float" office:value="8.98902175012781">
                <text:p>8.989021750127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25">
                <text:p>67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2990974802071">
                <text:p>8.32990974802071</text:p>
              </table:table-cell>
              <table:table-cell office:value-type="float" office:value="8.99949811443685">
                <text:p>8.999498114436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.5">
                <text:p>6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2649102490792">
                <text:p>8.32649102490792</text:p>
              </table:table-cell>
              <table:table-cell office:value-type="float" office:value="9.00986591636174">
                <text:p>9.009865916361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.75">
                <text:p>67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2310772865896">
                <text:p>8.32310772865896</text:p>
              </table:table-cell>
              <table:table-cell office:value-type="float" office:value="9.02012628089114">
                <text:p>9.020126280891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1975949215939">
                <text:p>8.31975949215939</text:p>
              </table:table-cell>
              <table:table-cell office:value-type="float" office:value="9.03028032135595">
                <text:p>9.030280321355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25">
                <text:p>68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16445952099">
                <text:p>8.316445952099</text:p>
              </table:table-cell>
              <table:table-cell office:value-type="float" office:value="9.04032913955002">
                <text:p>9.040329139550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.5">
                <text:p>6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1316674893243">
                <text:p>8.31316674893243</text:p>
              </table:table-cell>
              <table:table-cell office:value-type="float" office:value="9.05027382584976">
                <text:p>9.050273825849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8.75">
                <text:p>68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0992152684016">
                <text:p>8.30992152684016</text:p>
              </table:table-cell>
              <table:table-cell office:value-type="float" office:value="9.06011545933247">
                <text:p>9.060115459332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0670993368986">
                <text:p>8.30670993368986</text:p>
              </table:table-cell>
              <table:table-cell office:value-type="float" office:value="9.06985510789337">
                <text:p>9.069855107893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25">
                <text:p>69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0353162099822">
                <text:p>8.30353162099822</text:p>
              </table:table-cell>
              <table:table-cell office:value-type="float" office:value="9.07949382836152">
                <text:p>9.079493828361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.5">
                <text:p>6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30038624389313">
                <text:p>8.30038624389313</text:p>
              </table:table-cell>
              <table:table-cell office:value-type="float" office:value="9.08903266661449">
                <text:p>9.089032666614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.75">
                <text:p>69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9727346107624">
                <text:p>8.29727346107624</text:p>
              </table:table-cell>
              <table:table-cell office:value-type="float" office:value="9.09847265769184">
                <text:p>9.098472657691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9419293478595">
                <text:p>8.29419293478595</text:p>
              </table:table-cell>
              <table:table-cell office:value-type="float" office:value="9.1078148259074">
                <text:p>9.10781482590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25">
                <text:p>70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9114433076074">
                <text:p>8.29114433076074</text:p>
              </table:table-cell>
              <table:table-cell office:value-type="float" office:value="9.11706018496048">
                <text:p>9.117060184960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.5">
                <text:p>70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8812731820291">
                <text:p>8.28812731820291</text:p>
              </table:table-cell>
              <table:table-cell office:value-type="float" office:value="9.1262097380458">
                <text:p>9.12620973804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.75">
                <text:p>70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8514156974268">
                <text:p>8.28514156974268</text:p>
              </table:table-cell>
              <table:table-cell office:value-type="float" office:value="9.13526447796239">
                <text:p>9.135264477962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8218676140268">
                <text:p>8.28218676140268</text:p>
              </table:table-cell>
              <table:table-cell office:value-type="float" office:value="9.1442253872213">
                <text:p>9.14422538722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25">
                <text:p>71.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792625725628">
                <text:p>8.2792625725628</text:p>
              </table:table-cell>
              <table:table-cell office:value-type="float" office:value="9.1530934381522">
                <text:p>9.15309343815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5">
                <text:p>71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7636868592536">
                <text:p>8.27636868592536</text:p>
              </table:table-cell>
              <table:table-cell office:value-type="float" office:value="9.1618695930089">
                <text:p>9.16186959300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75">
                <text:p>71.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7350478748073">
                <text:p>8.27350478748073</text:p>
              </table:table-cell>
              <table:table-cell office:value-type="float" office:value="9.17055480407376">
                <text:p>9.170554804073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27067056647323">
                <text:p>8.27067056647323</text:p>
              </table:table-cell>
              <table:table-cell office:value-type="float" office:value="9.17915001376101">
                <text:p>9.179150013761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25">
                <text:p>72.25</text:p>
              </table:table-cell>
              <table:table-cell office:value-type="float" office:value="1.97938218133124">
                <text:p>1.97938218133124</text:p>
              </table:table-cell>
              <table:table-cell office:value-type="float" office:value="0">
                <text:p>0</text:p>
              </table:table-cell>
              <table:table-cell office:value-type="float" office:value="8.26786571536741">
                <text:p>8.26786571536741</text:p>
              </table:table-cell>
              <table:table-cell office:value-type="float" office:value="9.18765615471904">
                <text:p>9.187656154719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.5">
                <text:p>72.5</text:p>
              </table:table-cell>
              <table:table-cell office:value-type="float" office:value="1.95918945710914">
                <text:p>1.95918945710914</text:p>
              </table:table-cell>
              <table:table-cell office:value-type="float" office:value="0">
                <text:p>0</text:p>
              </table:table-cell>
              <table:table-cell office:value-type="float" office:value="8.26508992981471">
                <text:p>8.26508992981471</text:p>
              </table:table-cell>
              <table:table-cell office:value-type="float" office:value="9.19607414993154">
                <text:p>9.196074149931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2.75">
                <text:p>72.75</text:p>
              </table:table-cell>
              <table:table-cell office:value-type="float" office:value="1.93941306281348">
                <text:p>1.93941306281348</text:p>
              </table:table-cell>
              <table:table-cell office:value-type="float" office:value="0">
                <text:p>0</text:p>
              </table:table-cell>
              <table:table-cell office:value-type="float" office:value="8.26234290862039">
                <text:p>8.26234290862039</text:p>
              </table:table-cell>
              <table:table-cell office:value-type="float" office:value="9.20440491281772">
                <text:p>9.204404912817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">
                <text:p>73</text:p>
              </table:table-cell>
              <table:table-cell office:value-type="float" office:value="1.92004441462932">
                <text:p>1.92004441462932</text:p>
              </table:table-cell>
              <table:table-cell office:value-type="float" office:value="0">
                <text:p>0</text:p>
              </table:table-cell>
              <table:table-cell office:value-type="float" office:value="8.25962435371088">
                <text:p>8.25962435371088</text:p>
              </table:table-cell>
              <table:table-cell office:value-type="float" office:value="9.21264934733138">
                <text:p>9.212649347331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25">
                <text:p>73.25</text:p>
              </table:table-cell>
              <table:table-cell office:value-type="float" office:value="1.90107510572129">
                <text:p>1.90107510572129</text:p>
              </table:table-cell>
              <table:table-cell office:value-type="float" office:value="0">
                <text:p>0</text:p>
              </table:table-cell>
              <table:table-cell office:value-type="float" office:value="8.25693397010142">
                <text:p>8.25693397010142</text:p>
              </table:table-cell>
              <table:table-cell office:value-type="float" office:value="9.220808348059">
                <text:p>9.2208083480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.5">
                <text:p>73.5</text:p>
              </table:table-cell>
              <table:table-cell office:value-type="float" office:value="1.8824969025846">
                <text:p>1.8824969025846</text:p>
              </table:table-cell>
              <table:table-cell office:value-type="float" office:value="0">
                <text:p>0</text:p>
              </table:table-cell>
              <table:table-cell office:value-type="float" office:value="8.25427146586407">
                <text:p>8.25427146586407</text:p>
              </table:table-cell>
              <table:table-cell office:value-type="float" office:value="9.22888280031683">
                <text:p>9.228882800316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3.75">
                <text:p>73.75</text:p>
              </table:table-cell>
              <table:table-cell office:value-type="float" office:value="1.86430174147136">
                <text:p>1.86430174147136</text:p>
              </table:table-cell>
              <table:table-cell office:value-type="float" office:value="0">
                <text:p>0</text:p>
              </table:table-cell>
              <table:table-cell office:value-type="float" office:value="8.25163655209602">
                <text:p>8.25163655209602</text:p>
              </table:table-cell>
              <table:table-cell office:value-type="float" office:value="9.23687358024693">
                <text:p>9.236873580246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">
                <text:p>74</text:p>
              </table:table-cell>
              <table:table-cell office:value-type="float" office:value="1.84648172489061">
                <text:p>1.84648172489061</text:p>
              </table:table-cell>
              <table:table-cell office:value-type="float" office:value="0">
                <text:p>0</text:p>
              </table:table-cell>
              <table:table-cell office:value-type="float" office:value="8.24902894288825">
                <text:p>8.24902894288825</text:p>
              </table:table-cell>
              <table:table-cell office:value-type="float" office:value="9.24478155491226">
                <text:p>9.244781554912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25">
                <text:p>74.25</text:p>
              </table:table-cell>
              <table:table-cell office:value-type="float" office:value="1.8290291181804">
                <text:p>1.8290291181804</text:p>
              </table:table-cell>
              <table:table-cell office:value-type="float" office:value="0">
                <text:p>0</text:p>
              </table:table-cell>
              <table:table-cell office:value-type="float" office:value="8.24644835529448">
                <text:p>8.24644835529448</text:p>
              </table:table-cell>
              <table:table-cell office:value-type="float" office:value="9.25260758239074">
                <text:p>9.252607582390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5">
                <text:p>74.5</text:p>
              </table:table-cell>
              <table:table-cell office:value-type="float" office:value="1.81193634615064">
                <text:p>1.81193634615064</text:p>
              </table:table-cell>
              <table:table-cell office:value-type="float" office:value="0">
                <text:p>0</text:p>
              </table:table-cell>
              <table:table-cell office:value-type="float" office:value="8.2438945093005">
                <text:p>8.2438945093005</text:p>
              </table:table-cell>
              <table:table-cell office:value-type="float" office:value="9.26035251186838">
                <text:p>9.260352511868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.75">
                <text:p>74.75</text:p>
              </table:table-cell>
              <table:table-cell office:value-type="float" office:value="1.79519598979513">
                <text:p>1.79519598979513</text:p>
              </table:table-cell>
              <table:table-cell office:value-type="float" office:value="0">
                <text:p>0</text:p>
              </table:table-cell>
              <table:table-cell office:value-type="float" office:value="8.2413671277938">
                <text:p>8.2413671277938</text:p>
              </table:table-cell>
              <table:table-cell office:value-type="float" office:value="9.26801718373142">
                <text:p>9.268017183731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">
                <text:p>75</text:p>
              </table:table-cell>
              <table:table-cell office:value-type="float" office:value="1.77880078307141">
                <text:p>1.77880078307141</text:p>
              </table:table-cell>
              <table:table-cell office:value-type="float" office:value="0">
                <text:p>0</text:p>
              </table:table-cell>
              <table:table-cell office:value-type="float" office:value="8.23886593653344">
                <text:p>8.23886593653344</text:p>
              </table:table-cell>
              <table:table-cell office:value-type="float" office:value="9.27560242965749">
                <text:p>9.275602429657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25">
                <text:p>75.25</text:p>
              </table:table-cell>
              <table:table-cell office:value-type="float" office:value="1.76274360974695">
                <text:p>1.76274360974695</text:p>
              </table:table-cell>
              <table:table-cell office:value-type="float" office:value="0">
                <text:p>0</text:p>
              </table:table-cell>
              <table:table-cell office:value-type="float" office:value="8.23639066412035">
                <text:p>8.23639066412035</text:p>
              </table:table-cell>
              <table:table-cell office:value-type="float" office:value="9.28310907270589">
                <text:p>9.283109072705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.5">
                <text:p>75.5</text:p>
              </table:table-cell>
              <table:table-cell office:value-type="float" office:value="1.74701750031043">
                <text:p>1.74701750031043</text:p>
              </table:table-cell>
              <table:table-cell office:value-type="float" office:value="0">
                <text:p>0</text:p>
              </table:table-cell>
              <table:table-cell office:value-type="float" office:value="8.23394104196785">
                <text:p>8.23394104196785</text:p>
              </table:table-cell>
              <table:table-cell office:value-type="float" office:value="9.2905379274069">
                <text:p>9.29053792740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.75">
                <text:p>75.75</text:p>
              </table:table-cell>
              <table:table-cell office:value-type="float" office:value="1.73161562894664">
                <text:p>1.73161562894664</text:p>
              </table:table-cell>
              <table:table-cell office:value-type="float" office:value="0">
                <text:p>0</text:p>
              </table:table-cell>
              <table:table-cell office:value-type="float" office:value="8.23151680427253">
                <text:p>8.23151680427253</text:p>
              </table:table-cell>
              <table:table-cell office:value-type="float" office:value="9.29788979985012">
                <text:p>9.297889799850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">
                <text:p>76</text:p>
              </table:table-cell>
              <table:table-cell office:value-type="float" office:value="1.71653131057379">
                <text:p>1.71653131057379</text:p>
              </table:table-cell>
              <table:table-cell office:value-type="float" office:value="0">
                <text:p>0</text:p>
              </table:table-cell>
              <table:table-cell office:value-type="float" office:value="8.22911768798538">
                <text:p>8.22911768798538</text:p>
              </table:table-cell>
              <table:table-cell office:value-type="float" office:value="9.30516548777199">
                <text:p>9.305165487771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25">
                <text:p>76.25</text:p>
              </table:table-cell>
              <table:table-cell office:value-type="float" office:value="1.70175799794189">
                <text:p>1.70175799794189</text:p>
              </table:table-cell>
              <table:table-cell office:value-type="float" office:value="0">
                <text:p>0</text:p>
              </table:table-cell>
              <table:table-cell office:value-type="float" office:value="8.22674343278326">
                <text:p>8.22674343278326</text:p>
              </table:table-cell>
              <table:table-cell office:value-type="float" office:value="9.3123657806423">
                <text:p>9.31236578064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.5">
                <text:p>76.5</text:p>
              </table:table-cell>
              <table:table-cell office:value-type="float" office:value="1.68728927879097">
                <text:p>1.68728927879097</text:p>
              </table:table-cell>
              <table:table-cell office:value-type="float" office:value="0">
                <text:p>0</text:p>
              </table:table-cell>
              <table:table-cell office:value-type="float" office:value="8.22439378104069">
                <text:p>8.22439378104069</text:p>
              </table:table-cell>
              <table:table-cell office:value-type="float" office:value="9.3194914597499">
                <text:p>9.31949145974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.75">
                <text:p>76.75</text:p>
              </table:table-cell>
              <table:table-cell office:value-type="float" office:value="1.67311887306788">
                <text:p>1.67311887306788</text:p>
              </table:table-cell>
              <table:table-cell office:value-type="float" office:value="0">
                <text:p>0</text:p>
              </table:table-cell>
              <table:table-cell office:value-type="float" office:value="8.22206847780181">
                <text:p>8.22206847780181</text:p>
              </table:table-cell>
              <table:table-cell office:value-type="float" office:value="9.32654329828745">
                <text:p>9.326543298287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">
                <text:p>77</text:p>
              </table:table-cell>
              <table:table-cell office:value-type="float" office:value="1.65924063020044">
                <text:p>1.65924063020044</text:p>
              </table:table-cell>
              <table:table-cell office:value-type="float" office:value="0">
                <text:p>0</text:p>
              </table:table-cell>
              <table:table-cell office:value-type="float" office:value="8.21976727075279">
                <text:p>8.21976727075279</text:p>
              </table:table-cell>
              <table:table-cell office:value-type="float" office:value="9.33352206143532">
                <text:p>9.333522061435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25">
                <text:p>77.25</text:p>
              </table:table-cell>
              <table:table-cell office:value-type="float" office:value="1.64564852642789">
                <text:p>1.64564852642789</text:p>
              </table:table-cell>
              <table:table-cell office:value-type="float" office:value="0">
                <text:p>0</text:p>
              </table:table-cell>
              <table:table-cell office:value-type="float" office:value="8.21748991019444">
                <text:p>8.21748991019444</text:p>
              </table:table-cell>
              <table:table-cell office:value-type="float" office:value="9.34042850644462">
                <text:p>9.340428506444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.5">
                <text:p>77.5</text:p>
              </table:table-cell>
              <table:table-cell office:value-type="float" office:value="1.63233666218625">
                <text:p>1.63233666218625</text:p>
              </table:table-cell>
              <table:table-cell office:value-type="float" office:value="0">
                <text:p>0</text:p>
              </table:table-cell>
              <table:table-cell office:value-type="float" office:value="8.21523614901508">
                <text:p>8.21523614901508</text:p>
              </table:table-cell>
              <table:table-cell office:value-type="float" office:value="9.34726338271937">
                <text:p>9.347263382719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7.75">
                <text:p>77.75</text:p>
              </table:table-cell>
              <table:table-cell office:value-type="float" office:value="1.61929925954769">
                <text:p>1.61929925954769</text:p>
              </table:table-cell>
              <table:table-cell office:value-type="float" office:value="0">
                <text:p>0</text:p>
              </table:table-cell>
              <table:table-cell office:value-type="float" office:value="8.21300574266377">
                <text:p>8.21300574266377</text:p>
              </table:table-cell>
              <table:table-cell office:value-type="float" office:value="9.35402743189783">
                <text:p>9.354027431897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">
                <text:p>78</text:p>
              </table:table-cell>
              <table:table-cell office:value-type="float" office:value="1.60653065971263">
                <text:p>1.60653065971263</text:p>
              </table:table-cell>
              <table:table-cell office:value-type="float" office:value="0">
                <text:p>0</text:p>
              </table:table-cell>
              <table:table-cell office:value-type="float" office:value="8.21079844912373">
                <text:p>8.21079844912373</text:p>
              </table:table-cell>
              <table:table-cell office:value-type="float" office:value="9.36072138793293">
                <text:p>9.360721387932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25">
                <text:p>78.25</text:p>
              </table:table-cell>
              <table:table-cell office:value-type="float" office:value="1.59402532055364">
                <text:p>1.59402532055364</text:p>
              </table:table-cell>
              <table:table-cell office:value-type="float" office:value="0">
                <text:p>0</text:p>
              </table:table-cell>
              <table:table-cell office:value-type="float" office:value="8.20861402888612">
                <text:p>8.20861402888612</text:p>
              </table:table-cell>
              <table:table-cell office:value-type="float" office:value="9.36734597717195">
                <text:p>9.367345977171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.5">
                <text:p>78.5</text:p>
              </table:table-cell>
              <table:table-cell office:value-type="float" office:value="1.58177781420981">
                <text:p>1.58177781420981</text:p>
              </table:table-cell>
              <table:table-cell office:value-type="float" office:value="0">
                <text:p>0</text:p>
              </table:table-cell>
              <table:table-cell office:value-type="float" office:value="8.20645224492404">
                <text:p>8.20645224492404</text:p>
              </table:table-cell>
              <table:table-cell office:value-type="float" office:value="9.37390191843534">
                <text:p>9.373901918435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.75">
                <text:p>78.75</text:p>
              </table:table-cell>
              <table:table-cell office:value-type="float" office:value="1.56978282473092">
                <text:p>1.56978282473092</text:p>
              </table:table-cell>
              <table:table-cell office:value-type="float" office:value="0">
                <text:p>0</text:p>
              </table:table-cell>
              <table:table-cell office:value-type="float" office:value="8.20431286266679">
                <text:p>8.20431286266679</text:p>
              </table:table-cell>
              <table:table-cell office:value-type="float" office:value="9.38038992309468">
                <text:p>9.380389923094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">
                <text:p>79</text:p>
              </table:table-cell>
              <table:table-cell office:value-type="float" office:value="1.55803514577005">
                <text:p>1.55803514577005</text:p>
              </table:table-cell>
              <table:table-cell office:value-type="float" office:value="0">
                <text:p>0</text:p>
              </table:table-cell>
              <table:table-cell office:value-type="float" office:value="8.20219564997444">
                <text:p>8.20219564997444</text:p>
              </table:table-cell>
              <table:table-cell office:value-type="float" office:value="9.3868106951499">
                <text:p>9.38681069514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25">
                <text:p>79.25</text:p>
              </table:table-cell>
              <table:table-cell office:value-type="float" office:value="1.54652967832377">
                <text:p>1.54652967832377</text:p>
              </table:table-cell>
              <table:table-cell office:value-type="float" office:value="0">
                <text:p>0</text:p>
              </table:table-cell>
              <table:table-cell office:value-type="float" office:value="8.20010037711263">
                <text:p>8.20010037711263</text:p>
              </table:table-cell>
              <table:table-cell office:value-type="float" office:value="9.39316493130565">
                <text:p>9.393164931305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.5">
                <text:p>79.5</text:p>
              </table:table-cell>
              <table:table-cell office:value-type="float" office:value="1.53526142851899">
                <text:p>1.53526142851899</text:p>
              </table:table-cell>
              <table:table-cell office:value-type="float" office:value="0">
                <text:p>0</text:p>
              </table:table-cell>
              <table:table-cell office:value-type="float" office:value="8.19802681672765">
                <text:p>8.19802681672765</text:p>
              </table:table-cell>
              <table:table-cell office:value-type="float" office:value="9.39945332104692">
                <text:p>9.399453321046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.75">
                <text:p>79.75</text:p>
              </table:table-cell>
              <table:table-cell office:value-type="float" office:value="1.5242255054454">
                <text:p>1.5242255054454</text:p>
              </table:table-cell>
              <table:table-cell office:value-type="float" office:value="0">
                <text:p>0</text:p>
              </table:table-cell>
              <table:table-cell office:value-type="float" office:value="8.19597474382177">
                <text:p>8.19597474382177</text:p>
              </table:table-cell>
              <table:table-cell office:value-type="float" office:value="9.40567654671384">
                <text:p>9.405676546713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1.51341711903259">
                <text:p>1.51341711903259</text:p>
              </table:table-cell>
              <table:table-cell office:value-type="float" office:value="0">
                <text:p>0</text:p>
              </table:table-cell>
              <table:table-cell office:value-type="float" office:value="8.19394393572881">
                <text:p>8.19394393572881</text:p>
              </table:table-cell>
              <table:table-cell office:value-type="float" office:value="9.4118352835757">
                <text:p>9.41183528357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25">
                <text:p>80.25</text:p>
              </table:table-cell>
              <table:table-cell office:value-type="float" office:value="1.50283157797094">
                <text:p>1.50283157797094</text:p>
              </table:table-cell>
              <table:table-cell office:value-type="float" office:value="0">
                <text:p>0</text:p>
              </table:table-cell>
              <table:table-cell office:value-type="float" office:value="8.19193417209">
                <text:p>8.19193417209</text:p>
              </table:table-cell>
              <table:table-cell office:value-type="float" office:value="9.41793019990428">
                <text:p>9.417930199904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.5">
                <text:p>80.5</text:p>
              </table:table-cell>
              <table:table-cell office:value-type="float" office:value="1.49246428767541">
                <text:p>1.49246428767541</text:p>
              </table:table-cell>
              <table:table-cell office:value-type="float" office:value="0">
                <text:p>0</text:p>
              </table:table-cell>
              <table:table-cell office:value-type="float" office:value="8.18994523483005">
                <text:p>8.18994523483005</text:p>
              </table:table-cell>
              <table:table-cell office:value-type="float" office:value="9.4239619570463">
                <text:p>9.42396195704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.75">
                <text:p>80.75</text:p>
              </table:table-cell>
              <table:table-cell office:value-type="float" office:value="1.48231074829128">
                <text:p>1.48231074829128</text:p>
              </table:table-cell>
              <table:table-cell office:value-type="float" office:value="0">
                <text:p>0</text:p>
              </table:table-cell>
              <table:table-cell office:value-type="float" office:value="8.18797690813351">
                <text:p>8.18797690813351</text:p>
              </table:table-cell>
              <table:table-cell office:value-type="float" office:value="9.42993120949522">
                <text:p>9.429931209495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">
                <text:p>81</text:p>
              </table:table-cell>
              <table:table-cell office:value-type="float" office:value="1.47236655274101">
                <text:p>1.47236655274101</text:p>
              </table:table-cell>
              <table:table-cell office:value-type="float" office:value="0">
                <text:p>0</text:p>
              </table:table-cell>
              <table:table-cell office:value-type="float" office:value="8.18602897842133">
                <text:p>8.18602897842133</text:p>
              </table:table-cell>
              <table:table-cell office:value-type="float" office:value="9.43583860496223">
                <text:p>9.435838604962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25">
                <text:p>81.25</text:p>
              </table:table-cell>
              <table:table-cell office:value-type="float" office:value="1.46262738481141">
                <text:p>1.46262738481141</text:p>
              </table:table-cell>
              <table:table-cell office:value-type="float" office:value="0">
                <text:p>0</text:p>
              </table:table-cell>
              <table:table-cell office:value-type="float" office:value="8.1841012343277">
                <text:p>8.1841012343277</text:p>
              </table:table-cell>
              <table:table-cell office:value-type="float" office:value="9.44168478444656">
                <text:p>9.441684784446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.5">
                <text:p>81.5</text:p>
              </table:table-cell>
              <table:table-cell office:value-type="float" office:value="1.45308901728017">
                <text:p>1.45308901728017</text:p>
              </table:table-cell>
              <table:table-cell office:value-type="float" office:value="0">
                <text:p>0</text:p>
              </table:table-cell>
              <table:table-cell office:value-type="float" office:value="8.1821934666771">
                <text:p>8.1821934666771</text:p>
              </table:table-cell>
              <table:table-cell office:value-type="float" office:value="9.44747038230503">
                <text:p>9.447470382305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.75">
                <text:p>81.75</text:p>
              </table:table-cell>
              <table:table-cell office:value-type="float" office:value="1.44374731008108">
                <text:p>1.44374731008108</text:p>
              </table:table-cell>
              <table:table-cell office:value-type="float" office:value="0">
                <text:p>0</text:p>
              </table:table-cell>
              <table:table-cell office:value-type="float" office:value="8.18030546846163">
                <text:p>8.18030546846163</text:p>
              </table:table-cell>
              <table:table-cell office:value-type="float" office:value="9.45319602632085">
                <text:p>9.453196026320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">
                <text:p>82</text:p>
              </table:table-cell>
              <table:table-cell office:value-type="float" office:value="1.43459820850708">
                <text:p>1.43459820850708</text:p>
              </table:table-cell>
              <table:table-cell office:value-type="float" office:value="0">
                <text:p>0</text:p>
              </table:table-cell>
              <table:table-cell office:value-type="float" office:value="8.17843703481852">
                <text:p>8.17843703481852</text:p>
              </table:table-cell>
              <table:table-cell office:value-type="float" office:value="9.45886233777178">
                <text:p>9.458862337771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25">
                <text:p>82.25</text:p>
              </table:table-cell>
              <table:table-cell office:value-type="float" office:value="1.42563774145031">
                <text:p>1.42563774145031</text:p>
              </table:table-cell>
              <table:table-cell office:value-type="float" office:value="0">
                <text:p>0</text:p>
              </table:table-cell>
              <table:table-cell office:value-type="float" office:value="8.1765879630079">
                <text:p>8.1765879630079</text:p>
              </table:table-cell>
              <table:table-cell office:value-type="float" office:value="9.46446993149753">
                <text:p>9.464469931497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.5">
                <text:p>82.5</text:p>
              </table:table-cell>
              <table:table-cell office:value-type="float" office:value="1.41686201967851">
                <text:p>1.41686201967851</text:p>
              </table:table-cell>
              <table:table-cell office:value-type="float" office:value="0">
                <text:p>0</text:p>
              </table:table-cell>
              <table:table-cell office:value-type="float" office:value="8.17475805239084">
                <text:p>8.17475805239084</text:p>
              </table:table-cell>
              <table:table-cell office:value-type="float" office:value="9.47001941596644">
                <text:p>9.470019415966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.75">
                <text:p>82.75</text:p>
              </table:table-cell>
              <table:table-cell office:value-type="float" office:value="1.40826723414688">
                <text:p>1.40826723414688</text:p>
              </table:table-cell>
              <table:table-cell office:value-type="float" office:value="0">
                <text:p>0</text:p>
              </table:table-cell>
              <table:table-cell office:value-type="float" office:value="8.17294710440752">
                <text:p>8.17294710440752</text:p>
              </table:table-cell>
              <table:table-cell office:value-type="float" office:value="9.47551139334158">
                <text:p>9.475511393341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">
                <text:p>83</text:p>
              </table:table-cell>
              <table:table-cell office:value-type="float" office:value="1.39984965434485">
                <text:p>1.39984965434485</text:p>
              </table:table-cell>
              <table:table-cell office:value-type="float" office:value="0">
                <text:p>0</text:p>
              </table:table-cell>
              <table:table-cell office:value-type="float" office:value="8.17115492255574">
                <text:p>8.17115492255574</text:p>
              </table:table-cell>
              <table:table-cell office:value-type="float" office:value="9.48094645954601">
                <text:p>9.480946459546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25">
                <text:p>83.25</text:p>
              </table:table-cell>
              <table:table-cell office:value-type="float" office:value="1.3916056266768">
                <text:p>1.3916056266768</text:p>
              </table:table-cell>
              <table:table-cell office:value-type="float" office:value="0">
                <text:p>0</text:p>
              </table:table-cell>
              <table:table-cell office:value-type="float" office:value="8.16938131236956">
                <text:p>8.16938131236956</text:p>
              </table:table-cell>
              <table:table-cell office:value-type="float" office:value="9.48632520432749">
                <text:p>9.486325204327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.5">
                <text:p>83.5</text:p>
              </table:table-cell>
              <table:table-cell office:value-type="float" office:value="1.38353157287631">
                <text:p>1.38353157287631</text:p>
              </table:table-cell>
              <table:table-cell office:value-type="float" office:value="0">
                <text:p>0</text:p>
              </table:table-cell>
              <table:table-cell office:value-type="float" office:value="8.16762608139822">
                <text:p>8.16762608139822</text:p>
              </table:table-cell>
              <table:table-cell office:value-type="float" office:value="9.49164821132247">
                <text:p>9.491648211322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.75">
                <text:p>83.75</text:p>
              </table:table-cell>
              <table:table-cell office:value-type="float" office:value="1.375623988453">
                <text:p>1.375623988453</text:p>
              </table:table-cell>
              <table:table-cell office:value-type="float" office:value="0">
                <text:p>0</text:p>
              </table:table-cell>
              <table:table-cell office:value-type="float" office:value="8.16588903918525">
                <text:p>8.16588903918525</text:p>
              </table:table-cell>
              <table:table-cell office:value-type="float" office:value="9.49691605811938">
                <text:p>9.496916058119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">
                <text:p>84</text:p>
              </table:table-cell>
              <table:table-cell office:value-type="float" office:value="1.36787944117144">
                <text:p>1.36787944117144</text:p>
              </table:table-cell>
              <table:table-cell office:value-type="float" office:value="0">
                <text:p>0</text:p>
              </table:table-cell>
              <table:table-cell office:value-type="float" office:value="8.1641699972478">
                <text:p>8.1641699972478</text:p>
              </table:table-cell>
              <table:table-cell office:value-type="float" office:value="9.50212931632136">
                <text:p>9.50212931632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25">
                <text:p>84.25</text:p>
              </table:table-cell>
              <table:table-cell office:value-type="float" office:value="1.3602945695614">
                <text:p>1.3602945695614</text:p>
              </table:table-cell>
              <table:table-cell office:value-type="float" office:value="0">
                <text:p>0</text:p>
              </table:table-cell>
              <table:table-cell office:value-type="float" office:value="8.16246876905619">
                <text:p>8.16246876905619</text:p>
              </table:table-cell>
              <table:table-cell office:value-type="float" office:value="9.50728855160824">
                <text:p>9.507288551608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4.5">
                <text:p>84.5</text:p>
              </table:table-cell>
              <table:table-cell office:value-type="float" office:value="1.35286608145885">
                <text:p>1.35286608145885</text:p>
              </table:table-cell>
              <table:table-cell office:value-type="float" office:value="0">
                <text:p>0</text:p>
              </table:table-cell>
              <table:table-cell office:value-type="float" office:value="8.16078517001369">
                <text:p>8.16078517001369</text:p>
              </table:table-cell>
              <table:table-cell office:value-type="float" office:value="9.51239432379794">
                <text:p>9.512394323797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4.75">
                <text:p>84.75</text:p>
              </table:table-cell>
              <table:table-cell office:value-type="float" office:value="1.34559075257697">
                <text:p>1.34559075257697</text:p>
              </table:table-cell>
              <table:table-cell office:value-type="float" office:value="0">
                <text:p>0</text:p>
              </table:table-cell>
              <table:table-cell office:value-type="float" office:value="8.15911901743646">
                <text:p>8.15911901743646</text:p>
              </table:table-cell>
              <table:table-cell office:value-type="float" office:value="9.51744718690721">
                <text:p>9.517447186907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">
                <text:p>85</text:p>
              </table:table-cell>
              <table:table-cell office:value-type="float" office:value="1.33846542510674">
                <text:p>1.33846542510674</text:p>
              </table:table-cell>
              <table:table-cell office:value-type="float" office:value="0">
                <text:p>0</text:p>
              </table:table-cell>
              <table:table-cell office:value-type="float" office:value="8.15747013053372">
                <text:p>8.15747013053372</text:p>
              </table:table-cell>
              <table:table-cell office:value-type="float" office:value="9.52244768921173">
                <text:p>9.522447689211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25">
                <text:p>85.25</text:p>
              </table:table-cell>
              <table:table-cell office:value-type="float" office:value="1.33148700634625">
                <text:p>1.33148700634625</text:p>
              </table:table-cell>
              <table:table-cell office:value-type="float" office:value="0">
                <text:p>0</text:p>
              </table:table-cell>
              <table:table-cell office:value-type="float" office:value="8.1558383303882">
                <text:p>8.1558383303882</text:p>
              </table:table-cell>
              <table:table-cell office:value-type="float" office:value="9.52739637330565">
                <text:p>9.527396373305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.5">
                <text:p>85.5</text:p>
              </table:table-cell>
              <table:table-cell office:value-type="float" office:value="1.32465246735835">
                <text:p>1.32465246735835</text:p>
              </table:table-cell>
              <table:table-cell office:value-type="float" office:value="0">
                <text:p>0</text:p>
              </table:table-cell>
              <table:table-cell office:value-type="float" office:value="8.15422343993663">
                <text:p>8.15422343993663</text:p>
              </table:table-cell>
              <table:table-cell office:value-type="float" office:value="9.53229377616041">
                <text:p>9.532293776160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.75">
                <text:p>85.75</text:p>
              </table:table-cell>
              <table:table-cell office:value-type="float" office:value="1.31795884165599">
                <text:p>1.31795884165599</text:p>
              </table:table-cell>
              <table:table-cell office:value-type="float" office:value="0">
                <text:p>0</text:p>
              </table:table-cell>
              <table:table-cell office:value-type="float" office:value="8.15262528395061">
                <text:p>8.15262528395061</text:p>
              </table:table-cell>
              <table:table-cell office:value-type="float" office:value="9.53714042918303">
                <text:p>9.537140429183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">
                <text:p>86</text:p>
              </table:table-cell>
              <table:table-cell office:value-type="float" office:value="1.3114032239146">
                <text:p>1.3114032239146</text:p>
              </table:table-cell>
              <table:table-cell office:value-type="float" office:value="0">
                <text:p>0</text:p>
              </table:table-cell>
              <table:table-cell office:value-type="float" office:value="8.15104368901755">
                <text:p>8.15104368901755</text:p>
              </table:table-cell>
              <table:table-cell office:value-type="float" office:value="9.54193685827379">
                <text:p>9.541936858273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25">
                <text:p>86.25</text:p>
              </table:table-cell>
              <table:table-cell office:value-type="float" office:value="1.30498276871106">
                <text:p>1.30498276871106</text:p>
              </table:table-cell>
              <table:table-cell office:value-type="float" office:value="0">
                <text:p>0</text:p>
              </table:table-cell>
              <table:table-cell office:value-type="float" office:value="8.14947848352185">
                <text:p>8.14947848352185</text:p>
              </table:table-cell>
              <table:table-cell office:value-type="float" office:value="9.54668358388324">
                <text:p>9.546683583883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.5">
                <text:p>86.5</text:p>
              </table:table-cell>
              <table:table-cell office:value-type="float" office:value="1.29869468928868">
                <text:p>1.29869468928868</text:p>
              </table:table-cell>
              <table:table-cell office:value-type="float" office:value="0">
                <text:p>0</text:p>
              </table:table-cell>
              <table:table-cell office:value-type="float" office:value="8.14792949762632">
                <text:p>8.14792949762632</text:p>
              </table:table-cell>
              <table:table-cell office:value-type="float" office:value="9.55138112106874">
                <text:p>9.551381121068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6.75">
                <text:p>86.75</text:p>
              </table:table-cell>
              <table:table-cell office:value-type="float" office:value="1.2925362563476">
                <text:p>1.2925362563476</text:p>
              </table:table-cell>
              <table:table-cell office:value-type="float" office:value="0">
                <text:p>0</text:p>
              </table:table-cell>
              <table:table-cell office:value-type="float" office:value="8.14639656325372">
                <text:p>8.14639656325372</text:p>
              </table:table-cell>
              <table:table-cell office:value-type="float" office:value="9.55602997955031">
                <text:p>9.556029979550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">
                <text:p>87</text:p>
              </table:table-cell>
              <table:table-cell office:value-type="float" office:value="1.28650479686019">
                <text:p>1.28650479686019</text:p>
              </table:table-cell>
              <table:table-cell office:value-type="float" office:value="0">
                <text:p>0</text:p>
              </table:table-cell>
              <table:table-cell office:value-type="float" office:value="8.1448795140685">
                <text:p>8.1448795140685</text:p>
              </table:table-cell>
              <table:table-cell office:value-type="float" office:value="9.56063066376593">
                <text:p>9.560630663765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25">
                <text:p>87.25</text:p>
              </table:table-cell>
              <table:table-cell office:value-type="float" office:value="1.2805976929108">
                <text:p>1.2805976929108</text:p>
              </table:table-cell>
              <table:table-cell office:value-type="float" office:value="0">
                <text:p>0</text:p>
              </table:table-cell>
              <table:table-cell office:value-type="float" office:value="8.14337818545882">
                <text:p>8.14337818545882</text:p>
              </table:table-cell>
              <table:table-cell office:value-type="float" office:value="9.5651836729263">
                <text:p>9.56518367292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.5">
                <text:p>87.5</text:p>
              </table:table-cell>
              <table:table-cell office:value-type="float" office:value="1.27481238055949">
                <text:p>1.27481238055949</text:p>
              </table:table-cell>
              <table:table-cell office:value-type="float" office:value="0">
                <text:p>0</text:p>
              </table:table-cell>
              <table:table-cell office:value-type="float" office:value="8.14189241451862">
                <text:p>8.14189241451862</text:p>
              </table:table-cell>
              <table:table-cell office:value-type="float" office:value="9.56968950106901">
                <text:p>9.569689501069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7.75">
                <text:p>87.75</text:p>
              </table:table-cell>
              <table:table-cell office:value-type="float" office:value="1.26914634872918">
                <text:p>1.26914634872918</text:p>
              </table:table-cell>
              <table:table-cell office:value-type="float" office:value="0">
                <text:p>0</text:p>
              </table:table-cell>
              <table:table-cell office:value-type="float" office:value="8.14042204002998">
                <text:p>8.14042204002998</text:p>
              </table:table-cell>
              <table:table-cell office:value-type="float" office:value="9.57414863711212">
                <text:p>9.574148637112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">
                <text:p>88</text:p>
              </table:table-cell>
              <table:table-cell office:value-type="float" office:value="1.26359713811573">
                <text:p>1.26359713811573</text:p>
              </table:table-cell>
              <table:table-cell office:value-type="float" office:value="0">
                <text:p>0</text:p>
              </table:table-cell>
              <table:table-cell office:value-type="float" office:value="8.1389669024456">
                <text:p>8.1389669024456</text:p>
              </table:table-cell>
              <table:table-cell office:value-type="float" office:value="9.57856156490724">
                <text:p>9.578561564907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25">
                <text:p>88.25</text:p>
              </table:table-cell>
              <table:table-cell office:value-type="float" office:value="1.25816234012045">
                <text:p>1.25816234012045</text:p>
              </table:table-cell>
              <table:table-cell office:value-type="float" office:value="0">
                <text:p>0</text:p>
              </table:table-cell>
              <table:table-cell office:value-type="float" office:value="8.13752684387154">
                <text:p>8.13752684387154</text:p>
              </table:table-cell>
              <table:table-cell office:value-type="float" office:value="9.58292876329199">
                <text:p>9.582928763291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8.5">
                <text:p>88.5</text:p>
              </table:table-cell>
              <table:table-cell office:value-type="float" office:value="1.25283959580475">
                <text:p>1.25283959580475</text:p>
              </table:table-cell>
              <table:table-cell office:value-type="float" office:value="0">
                <text:p>0</text:p>
              </table:table-cell>
              <table:table-cell office:value-type="float" office:value="8.13610170805002">
                <text:p>8.13610170805002</text:p>
              </table:table-cell>
              <table:table-cell office:value-type="float" office:value="9.58725070614202">
                <text:p>9.587250706142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.75">
                <text:p>88.75</text:p>
              </table:table-cell>
              <table:table-cell office:value-type="float" office:value="1.24762659486616">
                <text:p>1.24762659486616</text:p>
              </table:table-cell>
              <table:table-cell office:value-type="float" office:value="0">
                <text:p>0</text:p>
              </table:table-cell>
              <table:table-cell office:value-type="float" office:value="8.13469134034251">
                <text:p>8.13469134034251</text:p>
              </table:table-cell>
              <table:table-cell office:value-type="float" office:value="9.59152786242239">
                <text:p>9.59152786242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">
                <text:p>89</text:p>
              </table:table-cell>
              <table:table-cell office:value-type="float" office:value="1.24252107463565">
                <text:p>1.24252107463565</text:p>
              </table:table-cell>
              <table:table-cell office:value-type="float" office:value="0">
                <text:p>0</text:p>
              </table:table-cell>
              <table:table-cell office:value-type="float" office:value="8.13329558771294">
                <text:p>8.13329558771294</text:p>
              </table:table-cell>
              <table:table-cell office:value-type="float" office:value="9.59576069623845">
                <text:p>9.595760696238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25">
                <text:p>89.25</text:p>
              </table:table-cell>
              <table:table-cell office:value-type="float" office:value="1.23752081909546">
                <text:p>1.23752081909546</text:p>
              </table:table-cell>
              <table:table-cell office:value-type="float" office:value="0">
                <text:p>0</text:p>
              </table:table-cell>
              <table:table-cell office:value-type="float" office:value="8.13191429871108">
                <text:p>8.13191429871108</text:p>
              </table:table-cell>
              <table:table-cell office:value-type="float" office:value="9.59994966688621">
                <text:p>9.599949666886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.5">
                <text:p>89.5</text:p>
              </table:table-cell>
              <table:table-cell office:value-type="float" office:value="1.23262365791729">
                <text:p>1.23262365791729</text:p>
              </table:table-cell>
              <table:table-cell office:value-type="float" office:value="0">
                <text:p>0</text:p>
              </table:table-cell>
              <table:table-cell office:value-type="float" office:value="8.13054732345613">
                <text:p>8.13054732345613</text:p>
              </table:table-cell>
              <table:table-cell office:value-type="float" office:value="9.60409522890219">
                <text:p>9.604095228902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9.75">
                <text:p>89.75</text:p>
              </table:table-cell>
              <table:table-cell office:value-type="float" office:value="1.22782746552029">
                <text:p>1.22782746552029</text:p>
              </table:table-cell>
              <table:table-cell office:value-type="float" office:value="0">
                <text:p>0</text:p>
              </table:table-cell>
              <table:table-cell office:value-type="float" office:value="8.12919451362044">
                <text:p>8.12919451362044</text:p>
              </table:table-cell>
              <table:table-cell office:value-type="float" office:value="9.60819783211272">
                <text:p>9.608197832112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1.22313016014843">
                <text:p>1.22313016014843</text:p>
              </table:table-cell>
              <table:table-cell office:value-type="float" office:value="0">
                <text:p>0</text:p>
              </table:table-cell>
              <table:table-cell office:value-type="float" office:value="8.12785572241342">
                <text:p>8.12785572241342</text:p>
              </table:table-cell>
              <table:table-cell office:value-type="float" office:value="9.61225792168278">
                <text:p>9.612257921682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25">
                <text:p>90.25</text:p>
              </table:table-cell>
              <table:table-cell office:value-type="float" office:value="1.21852970296696">
                <text:p>1.21852970296696</text:p>
              </table:table-cell>
              <table:table-cell office:value-type="float" office:value="0">
                <text:p>0</text:p>
              </table:table-cell>
              <table:table-cell office:value-type="float" office:value="8.12653080456561">
                <text:p>8.12653080456561</text:p>
              </table:table-cell>
              <table:table-cell office:value-type="float" office:value="9.61627593816425">
                <text:p>9.616275938164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.5">
                <text:p>90.5</text:p>
              </table:table-cell>
              <table:table-cell office:value-type="float" office:value="1.21402409717745">
                <text:p>1.21402409717745</text:p>
              </table:table-cell>
              <table:table-cell office:value-type="float" office:value="0">
                <text:p>0</text:p>
              </table:table-cell>
              <table:table-cell office:value-type="float" office:value="8.12521961631293">
                <text:p>8.12521961631293</text:p>
              </table:table-cell>
              <table:table-cell office:value-type="float" office:value="9.62025231754377">
                <text:p>9.620252317543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.75">
                <text:p>90.75</text:p>
              </table:table-cell>
              <table:table-cell office:value-type="float" office:value="1.2096113871511">
                <text:p>1.2096113871511</text:p>
              </table:table-cell>
              <table:table-cell office:value-type="float" office:value="0">
                <text:p>0</text:p>
              </table:table-cell>
              <table:table-cell office:value-type="float" office:value="8.12392201538106">
                <text:p>8.12392201538106</text:p>
              </table:table-cell>
              <table:table-cell office:value-type="float" office:value="9.62418749129002">
                <text:p>9.624187491290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">
                <text:p>91</text:p>
              </table:table-cell>
              <table:table-cell office:value-type="float" office:value="1.20528965757991">
                <text:p>1.20528965757991</text:p>
              </table:table-cell>
              <table:table-cell office:value-type="float" office:value="0">
                <text:p>0</text:p>
              </table:table-cell>
              <table:table-cell office:value-type="float" office:value="8.12263786097002">
                <text:p>8.12263786097002</text:p>
              </table:table-cell>
              <table:table-cell office:value-type="float" office:value="9.62808188640054">
                <text:p>9.628081886400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25">
                <text:p>91.25</text:p>
              </table:table-cell>
              <table:table-cell office:value-type="float" office:value="1.20105703264536">
                <text:p>1.20105703264536</text:p>
              </table:table-cell>
              <table:table-cell office:value-type="float" office:value="0">
                <text:p>0</text:p>
              </table:table-cell>
              <table:table-cell office:value-type="float" office:value="8.12136701373887">
                <text:p>8.12136701373887</text:p>
              </table:table-cell>
              <table:table-cell office:value-type="float" office:value="9.63193592544806">
                <text:p>9.631935925448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.5">
                <text:p>91.5</text:p>
              </table:table-cell>
              <table:table-cell office:value-type="float" office:value="1.19691167520419">
                <text:p>1.19691167520419</text:p>
              </table:table-cell>
              <table:table-cell office:value-type="float" office:value="0">
                <text:p>0</text:p>
              </table:table-cell>
              <table:table-cell office:value-type="float" office:value="8.12010933579062">
                <text:p>8.12010933579062</text:p>
              </table:table-cell>
              <table:table-cell office:value-type="float" office:value="9.63575002662636">
                <text:p>9.635750026626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.75">
                <text:p>91.75</text:p>
              </table:table-cell>
              <table:table-cell office:value-type="float" office:value="1.19285178599107">
                <text:p>1.19285178599107</text:p>
              </table:table-cell>
              <table:table-cell office:value-type="float" office:value="0">
                <text:p>0</text:p>
              </table:table-cell>
              <table:table-cell office:value-type="float" office:value="8.11886469065723">
                <text:p>8.11886469065723</text:p>
              </table:table-cell>
              <table:table-cell office:value-type="float" office:value="9.63952460379565">
                <text:p>9.639524603795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">
                <text:p>92</text:p>
              </table:table-cell>
              <table:table-cell office:value-type="float" office:value="1.18887560283756">
                <text:p>1.18887560283756</text:p>
              </table:table-cell>
              <table:table-cell office:value-type="float" office:value="0">
                <text:p>0</text:p>
              </table:table-cell>
              <table:table-cell office:value-type="float" office:value="8.11763294328486">
                <text:p>8.11763294328486</text:p>
              </table:table-cell>
              <table:table-cell office:value-type="float" office:value="9.64326006652748">
                <text:p>9.643260066527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25">
                <text:p>92.25</text:p>
              </table:table-cell>
              <table:table-cell office:value-type="float" office:value="1.1849813999073">
                <text:p>1.1849813999073</text:p>
              </table:table-cell>
              <table:table-cell office:value-type="float" office:value="0">
                <text:p>0</text:p>
              </table:table-cell>
              <table:table-cell office:value-type="float" office:value="8.11641396001915">
                <text:p>8.11641396001915</text:p>
              </table:table-cell>
              <table:table-cell office:value-type="float" office:value="9.64695682014914">
                <text:p>9.646956820149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2.5">
                <text:p>92.5</text:p>
              </table:table-cell>
              <table:table-cell office:value-type="float" office:value="1.18116748694692">
                <text:p>1.18116748694692</text:p>
              </table:table-cell>
              <table:table-cell office:value-type="float" office:value="0">
                <text:p>0</text:p>
              </table:table-cell>
              <table:table-cell office:value-type="float" office:value="8.11520760859074">
                <text:p>8.11520760859074</text:p>
              </table:table-cell>
              <table:table-cell office:value-type="float" office:value="9.65061526578772">
                <text:p>9.650615265787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2.75">
                <text:p>92.75</text:p>
              </table:table-cell>
              <table:table-cell office:value-type="float" office:value="1.17743220855238">
                <text:p>1.17743220855238</text:p>
              </table:table-cell>
              <table:table-cell office:value-type="float" office:value="0">
                <text:p>0</text:p>
              </table:table-cell>
              <table:table-cell office:value-type="float" office:value="8.11401375810096">
                <text:p>8.11401375810096</text:p>
              </table:table-cell>
              <table:table-cell office:value-type="float" office:value="9.65423580041355">
                <text:p>9.654235800413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">
                <text:p>93</text:p>
              </table:table-cell>
              <table:table-cell office:value-type="float" office:value="1.17377394345045">
                <text:p>1.17377394345045</text:p>
              </table:table-cell>
              <table:table-cell office:value-type="float" office:value="0">
                <text:p>0</text:p>
              </table:table-cell>
              <table:table-cell office:value-type="float" office:value="8.11283227900755">
                <text:p>8.11283227900755</text:p>
              </table:table-cell>
              <table:table-cell office:value-type="float" office:value="9.65781881688334">
                <text:p>9.657818816883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25">
                <text:p>93.25</text:p>
              </table:table-cell>
              <table:table-cell office:value-type="float" office:value="1.17019110379503">
                <text:p>1.17019110379503</text:p>
              </table:table-cell>
              <table:table-cell office:value-type="float" office:value="0">
                <text:p>0</text:p>
              </table:table-cell>
              <table:table-cell office:value-type="float" office:value="8.11166304311069">
                <text:p>8.11166304311069</text:p>
              </table:table-cell>
              <table:table-cell office:value-type="float" office:value="9.66136470398277">
                <text:p>9.661364703982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3.5">
                <text:p>93.5</text:p>
              </table:table-cell>
              <table:table-cell office:value-type="float" office:value="1.16668213447795">
                <text:p>1.16668213447795</text:p>
              </table:table-cell>
              <table:table-cell office:value-type="float" office:value="0">
                <text:p>0</text:p>
              </table:table-cell>
              <table:table-cell office:value-type="float" office:value="8.11050592353899">
                <text:p>8.11050592353899</text:p>
              </table:table-cell>
              <table:table-cell office:value-type="float" office:value="9.6648738464687">
                <text:p>9.66487384646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3.75">
                <text:p>93.75</text:p>
              </table:table-cell>
              <table:table-cell office:value-type="float" office:value="1.16324551245396">
                <text:p>1.16324551245396</text:p>
              </table:table-cell>
              <table:table-cell office:value-type="float" office:value="0">
                <text:p>0</text:p>
              </table:table-cell>
              <table:table-cell office:value-type="float" office:value="8.10936079473583">
                <text:p>8.10936079473583</text:p>
              </table:table-cell>
              <table:table-cell office:value-type="float" office:value="9.6683466251109">
                <text:p>9.66834662511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">
                <text:p>94</text:p>
              </table:table-cell>
              <table:table-cell office:value-type="float" office:value="1.15987974607969">
                <text:p>1.15987974607969</text:p>
              </table:table-cell>
              <table:table-cell office:value-type="float" office:value="0">
                <text:p>0</text:p>
              </table:table-cell>
              <table:table-cell office:value-type="float" office:value="8.10822753244564">
                <text:p>8.10822753244564</text:p>
              </table:table-cell>
              <table:table-cell office:value-type="float" office:value="9.67178341673337">
                <text:p>9.671783416733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25">
                <text:p>94.25</text:p>
              </table:table-cell>
              <table:table-cell office:value-type="float" office:value="1.15658337446622">
                <text:p>1.15658337446622</text:p>
              </table:table-cell>
              <table:table-cell office:value-type="float" office:value="0">
                <text:p>0</text:p>
              </table:table-cell>
              <table:table-cell office:value-type="float" office:value="8.1071060137005">
                <text:p>8.1071060137005</text:p>
              </table:table-cell>
              <table:table-cell office:value-type="float" office:value="9.67518459425524">
                <text:p>9.675184594255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5">
                <text:p>94.5</text:p>
              </table:table-cell>
              <table:table-cell office:value-type="float" office:value="1.15335496684493">
                <text:p>1.15335496684493</text:p>
              </table:table-cell>
              <table:table-cell office:value-type="float" office:value="0">
                <text:p>0</text:p>
              </table:table-cell>
              <table:table-cell office:value-type="float" office:value="8.10599611680671">
                <text:p>8.10599611680671</text:p>
              </table:table-cell>
              <table:table-cell office:value-type="float" office:value="9.67855052673124">
                <text:p>9.678550526731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75">
                <text:p>94.75</text:p>
              </table:table-cell>
              <table:table-cell office:value-type="float" office:value="1.15019312194657">
                <text:p>1.15019312194657</text:p>
              </table:table-cell>
              <table:table-cell office:value-type="float" office:value="0">
                <text:p>0</text:p>
              </table:table-cell>
              <table:table-cell office:value-type="float" office:value="8.10489772133168">
                <text:p>8.10489772133168</text:p>
              </table:table-cell>
              <table:table-cell office:value-type="float" office:value="9.68188157939171">
                <text:p>9.681881579391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">
                <text:p>95</text:p>
              </table:table-cell>
              <table:table-cell office:value-type="float" office:value="1.14709646739298">
                <text:p>1.14709646739298</text:p>
              </table:table-cell>
              <table:table-cell office:value-type="float" office:value="0">
                <text:p>0</text:p>
              </table:table-cell>
              <table:table-cell office:value-type="float" office:value="8.1038107080908">
                <text:p>8.1038107080908</text:p>
              </table:table-cell>
              <table:table-cell office:value-type="float" office:value="9.68517811368226">
                <text:p>9.685178113682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25">
                <text:p>95.25</text:p>
              </table:table-cell>
              <table:table-cell office:value-type="float" office:value="1.14406365910145">
                <text:p>1.14406365910145</text:p>
              </table:table-cell>
              <table:table-cell office:value-type="float" office:value="0">
                <text:p>0</text:p>
              </table:table-cell>
              <table:table-cell office:value-type="float" office:value="8.1027349591345">
                <text:p>8.1027349591345</text:p>
              </table:table-cell>
              <table:table-cell office:value-type="float" office:value="9.688440487303">
                <text:p>9.6884404873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5.5">
                <text:p>95.5</text:p>
              </table:table-cell>
              <table:table-cell office:value-type="float" office:value="1.14109338070134">
                <text:p>1.14109338070134</text:p>
              </table:table-cell>
              <table:table-cell office:value-type="float" office:value="0">
                <text:p>0</text:p>
              </table:table-cell>
              <table:table-cell office:value-type="float" office:value="8.10167035773551">
                <text:p>8.10167035773551</text:p>
              </table:table-cell>
              <table:table-cell office:value-type="float" office:value="9.69166905424732">
                <text:p>9.691669054247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5.75">
                <text:p>95.75</text:p>
              </table:table-cell>
              <table:table-cell office:value-type="float" office:value="1.13818434296268">
                <text:p>1.13818434296268</text:p>
              </table:table-cell>
              <table:table-cell office:value-type="float" office:value="0">
                <text:p>0</text:p>
              </table:table-cell>
              <table:table-cell office:value-type="float" office:value="8.10061678837612">
                <text:p>8.10061678837612</text:p>
              </table:table-cell>
              <table:table-cell office:value-type="float" office:value="9.69486416484032">
                <text:p>9.694864164840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  <table:table-cell office:value-type="float" office:value="1.13533528323661">
                <text:p>1.13533528323661</text:p>
              </table:table-cell>
              <table:table-cell office:value-type="float" office:value="0">
                <text:p>0</text:p>
              </table:table-cell>
              <table:table-cell office:value-type="float" office:value="8.09957413673573">
                <text:p>8.09957413673573</text:p>
              </table:table-cell>
              <table:table-cell office:value-type="float" office:value="9.69802616577682">
                <text:p>9.698026165776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25">
                <text:p>96.25</text:p>
              </table:table-cell>
              <table:table-cell office:value-type="float" office:value="1.13254496490736">
                <text:p>1.13254496490736</text:p>
              </table:table-cell>
              <table:table-cell office:value-type="float" office:value="0">
                <text:p>0</text:p>
              </table:table-cell>
              <table:table-cell office:value-type="float" office:value="8.09854228967835">
                <text:p>8.09854228967835</text:p>
              </table:table-cell>
              <table:table-cell office:value-type="float" office:value="9.70115540015898">
                <text:p>9.701155400158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6.5">
                <text:p>96.5</text:p>
              </table:table-cell>
              <table:table-cell office:value-type="float" office:value="1.12981217685544">
                <text:p>1.12981217685544</text:p>
              </table:table-cell>
              <table:table-cell office:value-type="float" office:value="0">
                <text:p>0</text:p>
              </table:table-cell>
              <table:table-cell office:value-type="float" office:value="8.09752113524041">
                <text:p>8.09752113524041</text:p>
              </table:table-cell>
              <table:table-cell office:value-type="float" office:value="9.70425220753354">
                <text:p>9.704252207533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6.75">
                <text:p>96.75</text:p>
              </table:table-cell>
              <table:table-cell office:value-type="float" office:value="1.12713573293204">
                <text:p>1.12713573293204</text:p>
              </table:table-cell>
              <table:table-cell office:value-type="float" office:value="0">
                <text:p>0</text:p>
              </table:table-cell>
              <table:table-cell office:value-type="float" office:value="8.09651056261856">
                <text:p>8.09651056261856</text:p>
              </table:table-cell>
              <table:table-cell office:value-type="float" office:value="9.70731692392864">
                <text:p>9.707316923928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">
                <text:p>97</text:p>
              </table:table-cell>
              <table:table-cell office:value-type="float" office:value="1.12451447144412">
                <text:p>1.12451447144412</text:p>
              </table:table-cell>
              <table:table-cell office:value-type="float" office:value="0">
                <text:p>0</text:p>
              </table:table-cell>
              <table:table-cell office:value-type="float" office:value="8.09551046215765">
                <text:p>8.09551046215765</text:p>
              </table:table-cell>
              <table:table-cell office:value-type="float" office:value="9.7103498818903">
                <text:p>9.71034988189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25">
                <text:p>97.25</text:p>
              </table:table-cell>
              <table:table-cell office:value-type="float" office:value="1.12194725465025">
                <text:p>1.12194725465025</text:p>
              </table:table-cell>
              <table:table-cell office:value-type="float" office:value="0">
                <text:p>0</text:p>
              </table:table-cell>
              <table:table-cell office:value-type="float" office:value="8.09452072533887">
                <text:p>8.09452072533887</text:p>
              </table:table-cell>
              <table:table-cell office:value-type="float" office:value="9.71335141051849">
                <text:p>9.713351410518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.5">
                <text:p>97.5</text:p>
              </table:table-cell>
              <table:table-cell office:value-type="float" office:value="1.11943296826672">
                <text:p>1.11943296826672</text:p>
              </table:table-cell>
              <table:table-cell office:value-type="float" office:value="0">
                <text:p>0</text:p>
              </table:table-cell>
              <table:table-cell office:value-type="float" office:value="8.09354124476792">
                <text:p>8.09354124476792</text:p>
              </table:table-cell>
              <table:table-cell office:value-type="float" office:value="9.71632183550287">
                <text:p>9.716321835502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7.75">
                <text:p>97.75</text:p>
              </table:table-cell>
              <table:table-cell office:value-type="float" office:value="1.11697052098392">
                <text:p>1.11697052098392</text:p>
              </table:table-cell>
              <table:table-cell office:value-type="float" office:value="0">
                <text:p>0</text:p>
              </table:table-cell>
              <table:table-cell office:value-type="float" office:value="8.09257191416339">
                <text:p>8.09257191416339</text:p>
              </table:table-cell>
              <table:table-cell office:value-type="float" office:value="9.71926147915808">
                <text:p>9.719261479158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">
                <text:p>98</text:p>
              </table:table-cell>
              <table:table-cell office:value-type="float" office:value="1.11455884399269">
                <text:p>1.11455884399269</text:p>
              </table:table-cell>
              <table:table-cell office:value-type="float" office:value="0">
                <text:p>0</text:p>
              </table:table-cell>
              <table:table-cell office:value-type="float" office:value="8.09161262834524">
                <text:p>8.09161262834524</text:p>
              </table:table-cell>
              <table:table-cell office:value-type="float" office:value="9.72217066045876">
                <text:p>9.722170660458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25">
                <text:p>98.25</text:p>
              </table:table-cell>
              <table:table-cell office:value-type="float" office:value="1.11219689052034">
                <text:p>1.11219689052034</text:p>
              </table:table-cell>
              <table:table-cell office:value-type="float" office:value="0">
                <text:p>0</text:p>
              </table:table-cell>
              <table:table-cell office:value-type="float" office:value="8.09066328322335">
                <text:p>8.09066328322335</text:p>
              </table:table-cell>
              <table:table-cell office:value-type="float" office:value="9.72504969507413">
                <text:p>9.725049695074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8.5">
                <text:p>98.5</text:p>
              </table:table-cell>
              <table:table-cell office:value-type="float" office:value="1.1098836353764">
                <text:p>1.1098836353764</text:p>
              </table:table-cell>
              <table:table-cell office:value-type="float" office:value="0">
                <text:p>0</text:p>
              </table:table-cell>
              <table:table-cell office:value-type="float" office:value="8.08972377578625">
                <text:p>8.08972377578625</text:p>
              </table:table-cell>
              <table:table-cell office:value-type="float" office:value="9.72789889540228">
                <text:p>9.727898895402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8.75">
                <text:p>98.75</text:p>
              </table:table-cell>
              <table:table-cell office:value-type="float" office:value="1.10761807450754">
                <text:p>1.10761807450754</text:p>
              </table:table-cell>
              <table:table-cell office:value-type="float" office:value="0">
                <text:p>0</text:p>
              </table:table-cell>
              <table:table-cell office:value-type="float" office:value="8.08879400408994">
                <text:p>8.08879400408994</text:p>
              </table:table-cell>
              <table:table-cell office:value-type="float" office:value="9.73071857060402">
                <text:p>9.730718570604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">
                <text:p>99</text:p>
              </table:table-cell>
              <table:table-cell office:value-type="float" office:value="1.10539922456186">
                <text:p>1.10539922456186</text:p>
              </table:table-cell>
              <table:table-cell office:value-type="float" office:value="0">
                <text:p>0</text:p>
              </table:table-cell>
              <table:table-cell office:value-type="float" office:value="8.08787386724682">
                <text:p>8.08787386724682</text:p>
              </table:table-cell>
              <table:table-cell office:value-type="float" office:value="9.73350902663645">
                <text:p>9.733509026636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25">
                <text:p>99.25</text:p>
              </table:table-cell>
              <table:table-cell office:value-type="float" office:value="1.10322612246202">
                <text:p>1.10322612246202</text:p>
              </table:table-cell>
              <table:table-cell office:value-type="float" office:value="0">
                <text:p>0</text:p>
              </table:table-cell>
              <table:table-cell office:value-type="float" office:value="8.08696326541474">
                <text:p>8.08696326541474</text:p>
              </table:table-cell>
              <table:table-cell office:value-type="float" office:value="9.73627056628617">
                <text:p>9.736270566286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5">
                <text:p>99.5</text:p>
              </table:table-cell>
              <table:table-cell office:value-type="float" office:value="1.10109782498722">
                <text:p>1.10109782498722</text:p>
              </table:table-cell>
              <table:table-cell office:value-type="float" office:value="0">
                <text:p>0</text:p>
              </table:table-cell>
              <table:table-cell office:value-type="float" office:value="8.0860620997862">
                <text:p>8.0860620997862</text:p>
              </table:table-cell>
              <table:table-cell office:value-type="float" office:value="9.73900348920212">
                <text:p>9.739003489202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75">
                <text:p>99.75</text:p>
              </table:table-cell>
              <table:table-cell office:value-type="float" office:value="1.09901340836383">
                <text:p>1.09901340836383</text:p>
              </table:table-cell>
              <table:table-cell office:value-type="float" office:value="0">
                <text:p>0</text:p>
              </table:table-cell>
              <table:table-cell office:value-type="float" office:value="8.08517027257757">
                <text:p>8.08517027257757</text:p>
              </table:table-cell>
              <table:table-cell office:value-type="float" office:value="9.74170809192809">
                <text:p>9.741708091928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  <table:table-cell office:value-type="float" office:value="1.09697196786441">
                <text:p>1.09697196786441</text:p>
              </table:table-cell>
              <table:table-cell office:value-type="float" office:value="0">
                <text:p>0</text:p>
              </table:table-cell>
              <table:table-cell office:value-type="float" office:value="8.08428768701855">
                <text:p>8.08428768701855</text:p>
              </table:table-cell>
              <table:table-cell office:value-type="float" office:value="9.74438466793493">
                <text:p>9.74438466793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027cm" svg:height="16.177cm" xlink:href=".." xlink:type="simple" chart:class="chart:scatter" chart:style-name="ch1">
        <chart:legend chart:legend-position="end" svg:x="39.444cm" svg:y="7.042cm" style:legend-expansion="high" chart:style-name="ch2"/>
        <chart:plot-area chart:style-name="ch3" table:cell-range-address="hunger_glycogen_glucose_ketones_100h_15min.A2:hunger_glycogen_glucose_ketones_100h_15min.E100" chart:data-source-has-labels="row" svg:x="0.699cm" svg:y="0.408cm" svg:width="36.302cm" svg:height="15.251cm">
          <chart:coordinate-region svg:x="1.32cm" svg:y="0.607cm" svg:width="35.494cm" svg:height="14.4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unger_glycogen_glucose_ketones_100h_15min.B2:hunger_glycogen_glucose_ketones_100h_15min.B100" loext:label-string="poziom_głodu" chart:class="chart:scatter">
            <chart:domain table:cell-range-address="hunger_glycogen_glucose_ketones_100h_15min.A2:hunger_glycogen_glucose_ketones_100h_15min.A100"/>
            <chart:data-point chart:repeated="99"/>
          </chart:series>
          <chart:series chart:style-name="ch7" chart:values-cell-range-address="hunger_glycogen_glucose_ketones_100h_15min.C2:hunger_glycogen_glucose_ketones_100h_15min.C100" loext:label-string="poziom_glikogenu_wątroby" chart:class="chart:scatter">
            <chart:data-point chart:repeated="99"/>
          </chart:series>
          <chart:series chart:style-name="ch8" chart:values-cell-range-address="hunger_glycogen_glucose_ketones_100h_15min.D2:hunger_glycogen_glucose_ketones_100h_15min.D100" loext:label-string="poziom_glukozy_we_krwi" chart:class="chart:scatter">
            <chart:data-point chart:repeated="99"/>
          </chart:series>
          <chart:series chart:style-name="ch9" chart:values-cell-range-address="hunger_glycogen_glucose_ketones_100h_15min.E2:hunger_glycogen_glucose_ketones_100h_15min.E100" loext:label-string="poziom_ciał_ketonowych_we_krwi" chart:class="chart:scatter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ziom_głodu</text:p>
              </table:table-cell>
              <table:table-cell office:value-type="string">
                <text:p>poziom_glikogenu_wątroby</text:p>
              </table:table-cell>
              <table:table-cell office:value-type="string">
                <text:p>poziom_glukozy_we_krwi</text:p>
              </table:table-cell>
              <table:table-cell office:value-type="string">
                <text:p>poziom_ciał_ketonowych_we_krw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unger_glycogen_glucose_ketones_100h_15min.A2:hunger_glycogen_glucose_ketones_100h_15min.A100</svg:desc>
                </draw:g>
              </table:table-cell>
              <table:table-cell office:value-type="float" office:value="2.17139309608718">
                <text:p>2.17139309608718</text:p>
                <draw:g>
                  <svg:desc>hunger_glycogen_glucose_ketones_100h_15min.B2:hunger_glycogen_glucose_ketones_100h_15min.B100</svg:desc>
                </draw:g>
              </table:table-cell>
              <table:table-cell office:value-type="float" office:value="10">
                <text:p>10</text:p>
                <draw:g>
                  <svg:desc>hunger_glycogen_glucose_ketones_100h_15min.C2:hunger_glycogen_glucose_ketones_100h_15min.C100</svg:desc>
                </draw:g>
              </table:table-cell>
              <table:table-cell office:value-type="float" office:value="11.8001127357115">
                <text:p>11.8001127357115</text:p>
                <draw:g>
                  <svg:desc>hunger_glycogen_glucose_ketones_100h_15min.D2:hunger_glycogen_glucose_ketones_100h_15min.D100</svg:desc>
                </draw:g>
              </table:table-cell>
              <table:table-cell office:value-type="float" office:value="0">
                <text:p>0</text:p>
                <draw:g>
                  <svg:desc>hunger_glycogen_glucose_ketones_100h_15min.E2:hunger_glycogen_glucose_ketones_100h_15min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2636217936862">
                <text:p>2.2636217936862</text:p>
              </table:table-cell>
              <table:table-cell office:value-type="float" office:value="9.89583333333333">
                <text:p>9.89583333333333</text:p>
              </table:table-cell>
              <table:table-cell office:value-type="float" office:value="12.6380940332308">
                <text:p>12.638094033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39437156863528">
                <text:p>2.39437156863528</text:p>
              </table:table-cell>
              <table:table-cell office:value-type="float" office:value="9.79166666666667">
                <text:p>9.79166666666667</text:p>
              </table:table-cell>
              <table:table-cell office:value-type="float" office:value="12.993437526645">
                <text:p>12.993437526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57380747711705">
                <text:p>2.57380747711705</text:p>
              </table:table-cell>
              <table:table-cell office:value-type="float" office:value="9.6875">
                <text:p>9.6875</text:p>
              </table:table-cell>
              <table:table-cell office:value-type="float" office:value="12.6254873044571">
                <text:p>12.6254873044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81201331916678">
                <text:p>2.81201331916678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11.7677921339752">
                <text:p>11.7677921339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3.11762597836998">
                <text:p>3.11762597836998</text:p>
              </table:table-cell>
              <table:table-cell office:value-type="float" office:value="9.47916666666667">
                <text:p>9.47916666666667</text:p>
              </table:table-cell>
              <table:table-cell office:value-type="float" office:value="10.8834683374363">
                <text:p>10.883468337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.49611946178904">
                <text:p>3.49611946178904</text:p>
              </table:table-cell>
              <table:table-cell office:value-type="float" office:value="9.375">
                <text:p>9.375</text:p>
              </table:table-cell>
              <table:table-cell office:value-type="float" office:value="10.2579570239877">
                <text:p>10.2579570239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3.94792667941346">
                <text:p>3.94792667941346</text:p>
              </table:table-cell>
              <table:table-cell office:value-type="float" office:value="9.27083333333333">
                <text:p>9.27083333333333</text:p>
              </table:table-cell>
              <table:table-cell office:value-type="float" office:value="9.8849884227247">
                <text:p>9.8849884227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.46669610296216">
                <text:p>4.46669610296216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.62439683187621">
                <text:p>9.62439683187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5.03805514863043">
                <text:p>5.03805514863043</text:p>
              </table:table-cell>
              <table:table-cell office:value-type="float" office:value="9.0625">
                <text:p>9.0625</text:p>
              </table:table-cell>
              <table:table-cell office:value-type="float" office:value="9.35120449783744">
                <text:p>9.35120449783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5.63925960090686">
                <text:p>5.63925960090686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.02604259305053">
                <text:p>9.02604259305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6.2400255723386">
                <text:p>6.2400255723386</text:p>
              </table:table-cell>
              <table:table-cell office:value-type="float" office:value="8.85416666666667">
                <text:p>8.85416666666667</text:p>
              </table:table-cell>
              <table:table-cell office:value-type="float" office:value="8.62649990087136">
                <text:p>8.62649990087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6.80466480928521">
                <text:p>6.80466480928521</text:p>
              </table:table-cell>
              <table:table-cell office:value-type="float" office:value="8.75">
                <text:p>8.75</text:p>
              </table:table-cell>
              <table:table-cell office:value-type="float" office:value="8.18040798278715">
                <text:p>8.1804079827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7.29540003297075">
                <text:p>7.29540003297075</text:p>
              </table:table-cell>
              <table:table-cell office:value-type="float" office:value="8.64583333333333">
                <text:p>8.64583333333333</text:p>
              </table:table-cell>
              <table:table-cell office:value-type="float" office:value="7.73548109196208">
                <text:p>7.73548109196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7.67647449074208">
                <text:p>7.67647449074208</text:p>
              </table:table-cell>
              <table:table-cell office:value-type="float" office:value="8.54166666666667">
                <text:p>8.54166666666667</text:p>
              </table:table-cell>
              <table:table-cell office:value-type="float" office:value="7.35250902611193">
                <text:p>7.3525090261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7.9184540102571">
                <text:p>7.9184540102571</text:p>
              </table:table-cell>
              <table:table-cell office:value-type="float" office:value="8.4375">
                <text:p>8.4375</text:p>
              </table:table-cell>
              <table:table-cell office:value-type="float" office:value="7.09229962167634">
                <text:p>7.09229962167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8.00201277576742">
                <text:p>8.0020127757674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99999833540963">
                <text:p>6.99999833540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7.92053538186409">
                <text:p>7.92053538186409</text:p>
              </table:table-cell>
              <table:table-cell office:value-type="float" office:value="8.22916666666667">
                <text:p>8.22916666666667</text:p>
              </table:table-cell>
              <table:table-cell office:value-type="float" office:value="7.09229630342626">
                <text:p>7.0922963034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7.6810597712822">
                <text:p>7.6810597712822</text:p>
              </table:table-cell>
              <table:table-cell office:value-type="float" office:value="8.125">
                <text:p>8.125</text:p>
              </table:table-cell>
              <table:table-cell office:value-type="float" office:value="7.35249997561328">
                <text:p>7.3524999756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7.30338957202089">
                <text:p>7.30338957202089</text:p>
              </table:table-cell>
              <table:table-cell office:value-type="float" office:value="8.02083333333333">
                <text:p>8.02083333333333</text:p>
              </table:table-cell>
              <table:table-cell office:value-type="float" office:value="7.73546005236806">
                <text:p>7.73546005236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.81754936420995">
                <text:p>6.81754936420995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8.18036135968932">
                <text:p>8.18036135968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6.26005978607389">
                <text:p>6.26005978607389</text:p>
              </table:table-cell>
              <table:table-cell office:value-type="float" office:value="7.8125">
                <text:p>7.8125</text:p>
              </table:table-cell>
              <table:table-cell office:value-type="float" office:value="8.62639975144167">
                <text:p>8.62639975144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.66970037366188">
                <text:p>5.66970037366188</text:p>
              </table:table-cell>
              <table:table-cell office:value-type="float" office:value="7.70833333333333">
                <text:p>7.70833333333333</text:p>
              </table:table-cell>
              <table:table-cell office:value-type="float" office:value="9.02583347705688">
                <text:p>9.0258334770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5.08346776455416">
                <text:p>5.08346776455416</text:p>
              </table:table-cell>
              <table:table-cell office:value-type="float" office:value="7.60416666666667">
                <text:p>7.60416666666667</text:p>
              </table:table-cell>
              <table:table-cell office:value-type="float" office:value="9.35077985781894">
                <text:p>9.3507798578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4.53332772227258">
                <text:p>4.53332772227258</text:p>
              </table:table-cell>
              <table:table-cell office:value-type="float" office:value="NaN">
                <text:p>NaN</text:p>
              </table:table-cell>
              <table:table-cell office:value-type="float" office:value="9.5931554937204">
                <text:p>9.5931554937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4.0441410598022">
                <text:p>4.0441410598022</text:p>
              </table:table-cell>
              <table:table-cell office:value-type="float" office:value="7.39583333333333">
                <text:p>7.39583333333333</text:p>
              </table:table-cell>
              <table:table-cell office:value-type="float" office:value="9.7597105242939">
                <text:p>9.759710524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.63287833796545">
                <text:p>3.63287833796545</text:p>
              </table:table-cell>
              <table:table-cell office:value-type="float" office:value="7.29166666666667">
                <text:p>7.29166666666667</text:p>
              </table:table-cell>
              <table:table-cell office:value-type="float" office:value="9.86517954914271">
                <text:p>9.8651795491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3.30899154235915">
                <text:p>3.30899154235915</text:p>
              </table:table-cell>
              <table:table-cell office:value-type="float" office:value="7.1875">
                <text:p>7.1875</text:p>
              </table:table-cell>
              <table:table-cell office:value-type="float" office:value="9.92614872955371">
                <text:p>9.9261487295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3.07563330116012">
                <text:p>3.07563330116012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9.95700821003659">
                <text:p>9.95700821003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2.93133058156715">
                <text:p>2.93133058156715</text:p>
              </table:table-cell>
              <table:table-cell office:value-type="float" office:value="6.97916666666667">
                <text:p>6.97916666666667</text:p>
              </table:table-cell>
              <table:table-cell office:value-type="float" office:value="9.96812926410011">
                <text:p>9.9681292641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.87172822400855">
                <text:p>2.87172822400855</text:p>
              </table:table-cell>
              <table:table-cell office:value-type="float" office:value="6.875">
                <text:p>6.875</text:p>
              </table:table-cell>
              <table:table-cell office:value-type="float" office:value="9.96566503529984">
                <text:p>9.9656650352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2.89109560947445">
                <text:p>2.89109560947445</text:p>
              </table:table-cell>
              <table:table-cell office:value-type="float" office:value="6.77083333333333">
                <text:p>6.77083333333333</text:p>
              </table:table-cell>
              <table:table-cell office:value-type="float" office:value="9.95219098752974">
                <text:p>9.9521909875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2.98340470412698">
                <text:p>2.98340470412698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.92757986015492">
                <text:p>9.92757986015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3.1429078238812">
                <text:p>3.1429078238812</text:p>
              </table:table-cell>
              <table:table-cell office:value-type="float" office:value="6.5625">
                <text:p>6.5625</text:p>
              </table:table-cell>
              <table:table-cell office:value-type="float" office:value="9.88979882729074">
                <text:p>9.88979882729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.36424498020878">
                <text:p>3.36424498020878</text:p>
              </table:table-cell>
              <table:table-cell office:value-type="float" office:value="6.45833333333333">
                <text:p>6.45833333333333</text:p>
              </table:table-cell>
              <table:table-cell office:value-type="float" office:value="9.83555848256649">
                <text:p>9.83555848256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3.64218107905451">
                <text:p>3.64218107905451</text:p>
              </table:table-cell>
              <table:table-cell office:value-type="float" office:value="6.35416666666667">
                <text:p>6.35416666666667</text:p>
              </table:table-cell>
              <table:table-cell office:value-type="float" office:value="9.76087606660312">
                <text:p>9.7608760666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3.97111032498694">
                <text:p>3.97111032498694</text:p>
              </table:table-cell>
              <table:table-cell office:value-type="float" office:value="6.25">
                <text:p>6.25</text:p>
              </table:table-cell>
              <table:table-cell office:value-type="float" office:value="9.66165061194895">
                <text:p>9.66165061194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4.34447371178328">
                <text:p>4.34447371178328</text:p>
              </table:table-cell>
              <table:table-cell office:value-type="float" office:value="6.14583333333333">
                <text:p>6.14583333333333</text:p>
              </table:table-cell>
              <table:table-cell office:value-type="float" office:value="9.53432073619312">
                <text:p>9.53432073619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.75422333059866">
                <text:p>4.75422333059866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9.37661866818321">
                <text:p>9.37661866818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5.19044222513548">
                <text:p>5.19044222513548</text:p>
              </table:table-cell>
              <table:table-cell office:value-type="float" office:value="5.9375">
                <text:p>5.9375</text:p>
              </table:table-cell>
              <table:table-cell office:value-type="float" office:value="9.18836863313608">
                <text:p>9.18836863313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5.64119673404322">
                <text:p>5.64119673404322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.97221922804209">
                <text:p>8.9722192280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6.09266364720146">
                <text:p>6.09266364720146</text:p>
              </table:table-cell>
              <table:table-cell office:value-type="float" office:value="5.72916666666667">
                <text:p>5.72916666666667</text:p>
              </table:table-cell>
              <table:table-cell office:value-type="float" office:value="8.73416094849861">
                <text:p>8.73416094849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6.52953950201742">
                <text:p>6.52953950201742</text:p>
              </table:table-cell>
              <table:table-cell office:value-type="float" office:value="5.625">
                <text:p>5.625</text:p>
              </table:table-cell>
              <table:table-cell office:value-type="float" office:value="8.48367334871094">
                <text:p>8.4836733487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6.93570576617635">
                <text:p>6.93570576617635</text:p>
              </table:table-cell>
              <table:table-cell office:value-type="float" office:value="5.52083333333333">
                <text:p>5.52083333333333</text:p>
              </table:table-cell>
              <table:table-cell office:value-type="float" office:value="8.23337930497258">
                <text:p>8.23337930497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7.29509340232225">
                <text:p>7.29509340232225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7.99815649263929">
                <text:p>7.9981564926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7.59266569415298">
                <text:p>7.59266569415298</text:p>
              </table:table-cell>
              <table:table-cell office:value-type="float" office:value="5.3125">
                <text:p>5.3125</text:p>
              </table:table-cell>
              <table:table-cell office:value-type="float" office:value="7.79375774352694">
                <text:p>7.7937577435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7.8154217667771">
                <text:p>7.8154217667771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7.63510132773126">
                <text:p>7.6351013277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7.95331721310876">
                <text:p>7.95331721310876</text:p>
              </table:table-cell>
              <table:table-cell office:value-type="float" office:value="5.10416666666667">
                <text:p>5.10416666666667</text:p>
              </table:table-cell>
              <table:table-cell office:value-type="float" office:value="7.53448220813994">
                <text:p>7.5344822081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8.00000399501688">
                <text:p>8.00000399501688</text:p>
              </table:table-cell>
              <table:table-cell office:value-type="float" office:value="5">
                <text:p>5</text:p>
              </table:table-cell>
              <table:table-cell office:value-type="float" office:value="7.49999999999996">
                <text:p>7.49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7.95330924930856">
                <text:p>7.95330924930856</text:p>
              </table:table-cell>
              <table:table-cell office:value-type="float" office:value="4.89583333333333">
                <text:p>4.89583333333333</text:p>
              </table:table-cell>
              <table:table-cell office:value-type="float" office:value="7.5344822081402">
                <text:p>7.5344822081402</text:p>
              </table:table-cell>
              <table:table-cell office:value-type="float" office:value="0.103626010850033">
                <text:p>0.103626010850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7.81540004558035">
                <text:p>7.8154000455803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7.63510132773309">
                <text:p>7.63510132773309</text:p>
              </table:table-cell>
              <table:table-cell office:value-type="float" office:value="0.206178186687598">
                <text:p>0.206178186687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7.59261519912733">
                <text:p>7.59261519912733</text:p>
              </table:table-cell>
              <table:table-cell office:value-type="float" office:value="4.6875">
                <text:p>4.6875</text:p>
              </table:table-cell>
              <table:table-cell office:value-type="float" office:value="7.79375774353851">
                <text:p>7.79375774353851</text:p>
              </table:table-cell>
              <table:table-cell office:value-type="float" office:value="0.307667655236559">
                <text:p>0.3076676552365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7.29498150688745">
                <text:p>7.29498150688745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7.99815649270798">
                <text:p>7.99815649270798</text:p>
              </table:table-cell>
              <table:table-cell office:value-type="float" office:value="0.408105428908617">
                <text:p>0.408105428908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6.9354654075451">
                <text:p>6.9354654075451</text:p>
              </table:table-cell>
              <table:table-cell office:value-type="float" office:value="4.47916666666667">
                <text:p>4.47916666666667</text:p>
              </table:table-cell>
              <table:table-cell office:value-type="float" office:value="8.23337930535571">
                <text:p>8.23337930535571</text:p>
              </table:table-cell>
              <table:table-cell office:value-type="float" office:value="0.507502405998248">
                <text:p>0.507502405998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6.52903762363265">
                <text:p>6.52903762363265</text:p>
              </table:table-cell>
              <table:table-cell office:value-type="float" office:value="4.375">
                <text:p>4.375</text:p>
              </table:table-cell>
              <table:table-cell office:value-type="float" office:value="8.48367335071842">
                <text:p>8.48367335071842</text:p>
              </table:table-cell>
              <table:table-cell office:value-type="float" office:value="0.605869371865242">
                <text:p>0.605869371865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6.09164451115704">
                <text:p>6.09164451115704</text:p>
              </table:table-cell>
              <table:table-cell office:value-type="float" office:value="4.27083333333333">
                <text:p>4.27083333333333</text:p>
              </table:table-cell>
              <table:table-cell office:value-type="float" office:value="8.73416095837975">
                <text:p>8.73416095837975</text:p>
              </table:table-cell>
              <table:table-cell office:value-type="float" office:value="0.703217000105015">
                <text:p>0.703217000105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5.63918395961598">
                <text:p>5.6391839596159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8.97221927373203">
                <text:p>8.97221927373203</text:p>
              </table:table-cell>
              <table:table-cell office:value-type="float" office:value="0.799555853706767">
                <text:p>0.799555853706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5.18657594664716">
                <text:p>5.18657594664716</text:p>
              </table:table-cell>
              <table:table-cell office:value-type="float" office:value="4.0625">
                <text:p>4.0625</text:p>
              </table:table-cell>
              <table:table-cell office:value-type="float" office:value="9.18836883160413">
                <text:p>9.18836883160413</text:p>
              </table:table-cell>
              <table:table-cell office:value-type="float" office:value="0.894896386199658">
                <text:p>0.894896386199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.74700017076707">
                <text:p>4.74700017076707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.37661947805676">
                <text:p>9.37661947805676</text:p>
              </table:table-cell>
              <table:table-cell office:value-type="float" office:value="0.989248942787094">
                <text:p>0.989248942787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4.33134876511638">
                <text:p>4.33134876511638</text:p>
              </table:table-cell>
              <table:table-cell office:value-type="float" office:value="3.85416666666667">
                <text:p>3.85416666666667</text:p>
              </table:table-cell>
              <table:table-cell office:value-type="float" office:value="9.53432384075575">
                <text:p>9.53432384075575</text:p>
              </table:table-cell>
              <table:table-cell office:value-type="float" office:value="1.08262376146926">
                <text:p>1.082623761469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3.9479148041627">
                <text:p>3.9479148041627</text:p>
              </table:table-cell>
              <table:table-cell office:value-type="float" office:value="3.75">
                <text:p>3.75</text:p>
              </table:table-cell>
              <table:table-cell office:value-type="float" office:value="9.66166179190847">
                <text:p>9.66166179190847</text:p>
              </table:table-cell>
              <table:table-cell office:value-type="float" office:value="1.17503097415405">
                <text:p>1.175030974154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3.60231101136172">
                <text:p>3.60231101136172</text:p>
              </table:table-cell>
              <table:table-cell office:value-type="float" office:value="3.64583333333333">
                <text:p>3.64583333333333</text:p>
              </table:table-cell>
              <table:table-cell office:value-type="float" office:value="9.76091388791865">
                <text:p>9.76091388791865</text:p>
              </table:table-cell>
              <table:table-cell office:value-type="float" office:value="1.2664806077564">
                <text:p>1.2664806077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3.29759100098036">
                <text:p>3.29759100098036</text:p>
              </table:table-cell>
              <table:table-cell office:value-type="float" office:value="3.54166666666667">
                <text:p>3.54166666666667</text:p>
              </table:table-cell>
              <table:table-cell office:value-type="float" office:value="9.83567867845867">
                <text:p>9.83567867845867</text:p>
              </table:table-cell>
              <table:table-cell office:value-type="float" office:value="1.35698258528636">
                <text:p>1.3569825852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5">
                <text:p>15.75</text:p>
              </table:table-cell>
              <table:table-cell office:value-type="float" office:value="3.0345297433628">
                <text:p>3.0345297433628</text:p>
              </table:table-cell>
              <table:table-cell office:value-type="float" office:value="3.4375">
                <text:p>3.4375</text:p>
              </table:table-cell>
              <table:table-cell office:value-type="float" office:value="9.89015766594148">
                <text:p>9.89015766594148</text:p>
              </table:table-cell>
              <table:table-cell office:value-type="float" office:value="1.44654672692577">
                <text:p>1.446546726925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2.81201169941975">
                <text:p>2.8120116994197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9.92858624803862">
                <text:p>9.92858624803862</text:p>
              </table:table-cell>
              <table:table-cell office:value-type="float" office:value="1.53518275109386">
                <text:p>1.535182751093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5">
                <text:p>16.25</text:p>
              </table:table-cell>
              <table:table-cell office:value-type="float" office:value="2.62747400773403">
                <text:p>2.62747400773403</text:p>
              </table:table-cell>
              <table:table-cell office:value-type="float" office:value="3.22916666666667">
                <text:p>3.22916666666667</text:p>
              </table:table-cell>
              <table:table-cell office:value-type="float" office:value="9.95484246645055">
                <text:p>9.95484246645055</text:p>
              </table:table-cell>
              <table:table-cell office:value-type="float" office:value="1.62290027550173">
                <text:p>1.62290027550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2.47735705230937">
                <text:p>2.47735705230937</text:p>
              </table:table-cell>
              <table:table-cell office:value-type="float" office:value="3.125">
                <text:p>3.125</text:p>
              </table:table-cell>
              <table:table-cell office:value-type="float" office:value="9.97222750865439">
                <text:p>9.97222750865439</text:p>
              </table:table-cell>
              <table:table-cell office:value-type="float" office:value="1.709708818196">
                <text:p>1.709708818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5">
                <text:p>16.75</text:p>
              </table:table-cell>
              <table:table-cell office:value-type="float" office:value="2.35752391257192">
                <text:p>2.35752391257192</text:p>
              </table:table-cell>
              <table:table-cell office:value-type="float" office:value="3.02083333333333">
                <text:p>3.02083333333333</text:p>
              </table:table-cell>
              <table:table-cell office:value-type="float" office:value="9.98338747179315">
                <text:p>9.98338747179315</text:p>
              </table:table-cell>
              <table:table-cell office:value-type="float" office:value="1.79561779859155">
                <text:p>1.79561779859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2.26362160174044">
                <text:p>2.26362160174044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9.99033519965132">
                <text:p>9.99033519965132</text:p>
              </table:table-cell>
              <table:table-cell office:value-type="float" office:value="1.88063653849365">
                <text:p>1.88063653849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5">
                <text:p>17.25</text:p>
              </table:table-cell>
              <table:table-cell office:value-type="float" office:value="2.19136876017294">
                <text:p>2.19136876017294</text:p>
              </table:table-cell>
              <table:table-cell office:value-type="float" office:value="2.8125">
                <text:p>2.8125</text:p>
              </table:table-cell>
              <table:table-cell office:value-type="float" office:value="9.99453127220454">
                <text:p>9.99453127220454</text:p>
              </table:table-cell>
              <table:table-cell office:value-type="float" office:value="1.96477426310939">
                <text:p>1.964774263109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.13676508530167">
                <text:p>2.13676508530167</text:p>
              </table:table-cell>
              <table:table-cell office:value-type="float" office:value="2.70833333333333">
                <text:p>2.70833333333333</text:p>
              </table:table-cell>
              <table:table-cell office:value-type="float" office:value="9.99699035001293">
                <text:p>9.99699035001293</text:p>
              </table:table-cell>
              <table:table-cell office:value-type="float" office:value="2.04804010204874">
                <text:p>2.04804010204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">
                <text:p>17.75</text:p>
              </table:table-cell>
              <table:table-cell office:value-type="float" office:value="2.0962262556521">
                <text:p>2.0962262556521</text:p>
              </table:table-cell>
              <table:table-cell office:value-type="float" office:value="2.60416666666667">
                <text:p>2.60416666666667</text:p>
              </table:table-cell>
              <table:table-cell office:value-type="float" office:value="9.99838905044858">
                <text:p>9.99838905044858</text:p>
              </table:table-cell>
              <table:table-cell office:value-type="float" office:value="2.13044309031516">
                <text:p>2.130443090315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2.06665397922945">
                <text:p>2.06665397922945</text:p>
              </table:table-cell>
              <table:table-cell office:value-type="float" office:value="NaN">
                <text:p>NaN</text:p>
              </table:table-cell>
              <table:table-cell office:value-type="float" office:value="9.99916134343024">
                <text:p>9.99916134343024</text:p>
              </table:table-cell>
              <table:table-cell office:value-type="float" office:value="2.21199216928595">
                <text:p>2.211992169285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5">
                <text:p>18.25</text:p>
              </table:table-cell>
              <table:table-cell office:value-type="float" office:value="2.04545406466556">
                <text:p>2.04545406466556</text:p>
              </table:table-cell>
              <table:table-cell office:value-type="float" office:value="2.39583333333333">
                <text:p>2.39583333333333</text:p>
              </table:table-cell>
              <table:table-cell office:value-type="float" office:value="9.9995753583086">
                <text:p>9.9995753583086</text:p>
              </table:table-cell>
              <table:table-cell office:value-type="float" office:value="2.29269618768252">
                <text:p>2.292696187682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.03051641538608">
                <text:p>2.03051641538608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9.99979087913193">
                <text:p>9.99979087913193</text:p>
              </table:table-cell>
              <table:table-cell office:value-type="float" office:value="2.37256390253049">
                <text:p>2.372563902530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2.02017011892759">
                <text:p>2.02017011892759</text:p>
              </table:table-cell>
              <table:table-cell office:value-type="float" office:value="2.1875">
                <text:p>2.1875</text:p>
              </table:table-cell>
              <table:table-cell office:value-type="float" office:value="9.99989983675652">
                <text:p>9.99989983675652</text:p>
              </table:table-cell>
              <table:table-cell office:value-type="float" office:value="2.45160398010993">
                <text:p>2.45160398010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2.0131249467091">
                <text:p>2.0131249467091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9.99995333882722">
                <text:p>9.99995333882722</text:p>
              </table:table-cell>
              <table:table-cell office:value-type="float" office:value="2.52982499689567">
                <text:p>2.52982499689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">
                <text:p>19.25</text:p>
              </table:table-cell>
              <table:table-cell office:value-type="float" office:value="2.00840815651331">
                <text:p>2.00840815651331</text:p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9.99997885833508">
                <text:p>9.99997885833508</text:p>
              </table:table-cell>
              <table:table-cell office:value-type="float" office:value="2.60723544048801">
                <text:p>2.60723544048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.00530295784161">
                <text:p>2.00530295784161</text:p>
              </table:table-cell>
              <table:table-cell office:value-type="float" office:value="1.875">
                <text:p>1.875</text:p>
              </table:table-cell>
              <table:table-cell office:value-type="float" office:value="9.99999068336707">
                <text:p>9.99999068336707</text:p>
              </table:table-cell>
              <table:table-cell office:value-type="float" office:value="2.68384371053358">
                <text:p>2.68384371053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5">
                <text:p>19.75</text:p>
              </table:table-cell>
              <table:table-cell office:value-type="float" office:value="2.00329268140059">
                <text:p>2.00329268140059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9.99999600685529">
                <text:p>9.99999600685529</text:p>
              </table:table-cell>
              <table:table-cell office:value-type="float" office:value="2.75965811963686">
                <text:p>2.75965811963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2.00201277576742">
                <text:p>2.0020127757674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9.99999833540963">
                <text:p>9.99999833540963</text:p>
              </table:table-cell>
              <table:table-cell office:value-type="float" office:value="2.83468689426211">
                <text:p>2.83468689426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5">
                <text:p>20.25</text:p>
              </table:table-cell>
              <table:table-cell office:value-type="float" office:value="2.00121130979361">
                <text:p>2.00121130979361</text:p>
              </table:table-cell>
              <table:table-cell office:value-type="float" office:value="1.5625">
                <text:p>1.5625</text:p>
              </table:table-cell>
              <table:table-cell office:value-type="float" office:value="9.99999932510537">
                <text:p>9.99999932510537</text:p>
              </table:table-cell>
              <table:table-cell office:value-type="float" office:value="2.90893817562602">
                <text:p>2.90893817562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.00071767730149">
                <text:p>2.00071767730149</text:p>
              </table:table-cell>
              <table:table-cell office:value-type="float" office:value="1.45833333333333">
                <text:p>1.45833333333333</text:p>
              </table:table-cell>
              <table:table-cell office:value-type="float" office:value="9.99999973386571">
                <text:p>9.99999973386571</text:p>
              </table:table-cell>
              <table:table-cell office:value-type="float" office:value="2.9824200205811">
                <text:p>2.9824200205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5">
                <text:p>20.75</text:p>
              </table:table-cell>
              <table:table-cell office:value-type="float" office:value="2.00041861746318">
                <text:p>2.00041861746318</text:p>
              </table:table-cell>
              <table:table-cell office:value-type="float" office:value="1.35416666666667">
                <text:p>1.35416666666667</text:p>
              </table:table-cell>
              <table:table-cell office:value-type="float" office:value="9.9999998979291">
                <text:p>9.9999998979291</text:p>
              </table:table-cell>
              <table:table-cell office:value-type="float" office:value="3.05514040248992">
                <text:p>3.05514040248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2.00024039178436">
                <text:p>2.00024039178436</text:p>
              </table:table-cell>
              <table:table-cell office:value-type="float" office:value="1.25">
                <text:p>1.25</text:p>
              </table:table-cell>
              <table:table-cell office:value-type="float" office:value="9.99999996192505">
                <text:p>9.99999996192505</text:p>
              </table:table-cell>
              <table:table-cell office:value-type="float" office:value="3.12710721209028">
                <text:p>3.127107212090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5">
                <text:p>21.25</text:p>
              </table:table-cell>
              <table:table-cell office:value-type="float" office:value="2.0001359051923">
                <text:p>2.0001359051923</text:p>
              </table:table-cell>
              <table:table-cell office:value-type="float" office:value="1.14583333333333">
                <text:p>1.14583333333333</text:p>
              </table:table-cell>
              <table:table-cell office:value-type="float" office:value="9.99999998618621">
                <text:p>9.99999998618621</text:p>
              </table:table-cell>
              <table:table-cell office:value-type="float" office:value="3.19832825835138">
                <text:p>3.19832825835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.00007564263106">
                <text:p>2.00007564263106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9.99999999512558">
                <text:p>9.99999999512558</text:p>
              </table:table-cell>
              <table:table-cell office:value-type="float" office:value="3.26881126932123">
                <text:p>3.26881126932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5">
                <text:p>21.75</text:p>
              </table:table-cell>
              <table:table-cell office:value-type="float" office:value="2.00004144874183">
                <text:p>2.00004144874183</text:p>
              </table:table-cell>
              <table:table-cell office:value-type="float" office:value="0.9375">
                <text:p>0.9375</text:p>
              </table:table-cell>
              <table:table-cell office:value-type="float" office:value="9.9999999983271">
                <text:p>9.9999999983271</text:p>
              </table:table-cell>
              <table:table-cell office:value-type="float" office:value="3.33856389296512">
                <text:p>3.33856389296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2.00002235991903">
                <text:p>2.00002235991903</text:p>
              </table:table-cell>
              <table:table-cell office:value-type="float" office:value="0.833333333333334">
                <text:p>0.833333333333334</text:p>
              </table:table-cell>
              <table:table-cell office:value-type="float" office:value="9.99999999944159">
                <text:p>9.99999999944159</text:p>
              </table:table-cell>
              <table:table-cell office:value-type="float" office:value="3.40759369799556">
                <text:p>3.40759369799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2.00001187526336">
                <text:p>2.00001187526336</text:p>
              </table:table-cell>
              <table:table-cell office:value-type="float" office:value="0.729166666666666">
                <text:p>0.729166666666666</text:p>
              </table:table-cell>
              <table:table-cell office:value-type="float" office:value="9.99999999981871">
                <text:p>9.99999999981871</text:p>
              </table:table-cell>
              <table:table-cell office:value-type="float" office:value="3.4759081746935">
                <text:p>3.47590817469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2.00000620912527">
                <text:p>2.00000620912527</text:p>
              </table:table-cell>
              <table:table-cell office:value-type="float" office:value="0.625">
                <text:p>0.625</text:p>
              </table:table-cell>
              <table:table-cell office:value-type="float" office:value="9.99999999994276">
                <text:p>9.99999999994276</text:p>
              </table:table-cell>
              <table:table-cell office:value-type="float" office:value="3.54351473572108">
                <text:p>3.54351473572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75">
                <text:p>22.75</text:p>
              </table:table-cell>
              <table:table-cell office:value-type="float" office:value="2.00000319618377">
                <text:p>2.00000319618377</text:p>
              </table:table-cell>
              <table:table-cell office:value-type="float" office:value="0.520833333333334">
                <text:p>0.520833333333334</text:p>
              </table:table-cell>
              <table:table-cell office:value-type="float" office:value="9.99999999998242">
                <text:p>9.99999999998242</text:p>
              </table:table-cell>
              <table:table-cell office:value-type="float" office:value="3.61042071692601">
                <text:p>3.610420716926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2.0000016197471">
                <text:p>2.0000016197471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9.99999999999475">
                <text:p>9.99999999999475</text:p>
              </table:table-cell>
              <table:table-cell office:value-type="float" office:value="3.6766333781375">
                <text:p>3.6766333781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25">
                <text:p>23.25</text:p>
              </table:table-cell>
              <table:table-cell office:value-type="float" office:value="2.00000080812181">
                <text:p>2.00000080812181</text:p>
              </table:table-cell>
              <table:table-cell office:value-type="float" office:value="0.3125">
                <text:p>0.3125</text:p>
              </table:table-cell>
              <table:table-cell office:value-type="float" office:value="9.99999999999847">
                <text:p>9.99999999999847</text:p>
              </table:table-cell>
              <table:table-cell office:value-type="float" office:value="3.74215990395409">
                <text:p>3.742159903954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.0000003969361">
                <text:p>2.0000003969361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9.99999999999957">
                <text:p>9.99999999999957</text:p>
              </table:table-cell>
              <table:table-cell office:value-type="float" office:value="3.80700740452315">
                <text:p>3.807007404523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75">
                <text:p>23.75</text:p>
              </table:table-cell>
              <table:table-cell office:value-type="float" office:value="2.00000019194576">
                <text:p>2.00000019194576</text:p>
              </table:table-cell>
              <table:table-cell office:value-type="float" office:value="0.104166666666666">
                <text:p>0.104166666666666</text:p>
              </table:table-cell>
              <table:table-cell office:value-type="float" office:value="9.99999999999988">
                <text:p>9.99999999999988</text:p>
              </table:table-cell>
              <table:table-cell office:value-type="float" office:value="3.87118291631246">
                <text:p>3.87118291631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2.00000009137988">
                <text:p>2.00000009137988</text:p>
              </table:table-cell>
              <table:table-cell office:value-type="float" office:value="0">
                <text:p>0</text:p>
              </table:table-cell>
              <table:table-cell office:value-type="float" office:value="9.99999999999997">
                <text:p>9.99999999999997</text:p>
              </table:table-cell>
              <table:table-cell office:value-type="float" office:value="3.93469340287367">
                <text:p>3.934693402873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25">
                <text:p>24.25</text:p>
              </table:table-cell>
              <table:table-cell office:value-type="float" office:value="2.00000004238507">
                <text:p>2.00000004238507</text:p>
              </table:table-cell>
              <table:table-cell office:value-type="float" office:value="0">
                <text:p>0</text:p>
              </table:table-cell>
              <table:table-cell office:value-type="float" office:value="9.97927479782998">
                <text:p>9.97927479782998</text:p>
              </table:table-cell>
              <table:table-cell office:value-type="float" office:value="3.99754575559793">
                <text:p>3.99754575559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.00000001935483">
                <text:p>2.00000001935483</text:p>
              </table:table-cell>
              <table:table-cell office:value-type="float" office:value="0">
                <text:p>0</text:p>
              </table:table-cell>
              <table:table-cell office:value-type="float" office:value="9.95876436266248">
                <text:p>9.95876436266248</text:p>
              </table:table-cell>
              <table:table-cell office:value-type="float" office:value="4.05974679446365">
                <text:p>4.05974679446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